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33145" calcext:value-type="float">
            <text:p>6.833145</text:p>
          </table:table-cell>
          <table:table-cell office:value-type="float" office:value="6.455162775" calcext:value-type="float">
            <text:p>6.455162775</text:p>
          </table:table-cell>
          <table:table-cell table:formula="of:=POWER([.C201]-6.75;2)" office:value-type="float" office:value="0.0869289892457008" calcext:value-type="float">
            <text:p>0.0869289892</text:p>
          </table:table-cell>
          <table:table-cell table:formula="of:=SQRT(SUM([.D201:.D300])/100)" office:value-type="float" office:value="0.28509642482039" calcext:value-type="float">
            <text:p>0.28509642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830127" calcext:value-type="float">
            <text:p>6.830127</text:p>
          </table:table-cell>
          <table:table-cell office:value-type="float" office:value="6.454464425" calcext:value-type="float">
            <text:p>6.454464425</text:p>
          </table:table-cell>
          <table:table-cell table:formula="of:=POWER([.C202]-6.75;2)" office:value-type="float" office:value="0.0873412760905805" calcext:value-type="float">
            <text:p>0.087341276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825625" calcext:value-type="float">
            <text:p>6.825625</text:p>
          </table:table-cell>
          <table:table-cell office:value-type="float" office:value="6.453833285" calcext:value-type="float">
            <text:p>6.453833285</text:p>
          </table:table-cell>
          <table:table-cell table:formula="of:=POWER([.C203]-6.75;2)" office:value-type="float" office:value="0.0877147230738912" calcext:value-type="float">
            <text:p>0.087714723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820003" calcext:value-type="float">
            <text:p>6.820003</text:p>
          </table:table-cell>
          <table:table-cell office:value-type="float" office:value="6.453288435" calcext:value-type="float">
            <text:p>6.453288435</text:p>
          </table:table-cell>
          <table:table-cell table:formula="of:=POWER([.C204]-6.75;2)" office:value-type="float" office:value="0.0880377528047491" calcext:value-type="float">
            <text:p>0.088037752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813714" calcext:value-type="float">
            <text:p>6.813714</text:p>
          </table:table-cell>
          <table:table-cell office:value-type="float" office:value="6.452842635" calcext:value-type="float">
            <text:p>6.452842635</text:p>
          </table:table-cell>
          <table:table-cell table:formula="of:=POWER([.C205]-6.75;2)" office:value-type="float" office:value="0.0883024995737434" calcext:value-type="float">
            <text:p>0.088302499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807267" calcext:value-type="float">
            <text:p>6.807267</text:p>
          </table:table-cell>
          <table:table-cell office:value-type="float" office:value="6.452500495" calcext:value-type="float">
            <text:p>6.452500495</text:p>
          </table:table-cell>
          <table:table-cell table:formula="of:=POWER([.C206]-6.75;2)" office:value-type="float" office:value="0.0885059554752452" calcext:value-type="float">
            <text:p>0.088505955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01184" calcext:value-type="float">
            <text:p>6.801184</text:p>
          </table:table-cell>
          <table:table-cell office:value-type="float" office:value="6.452257665" calcext:value-type="float">
            <text:p>6.452257665</text:p>
          </table:table-cell>
          <table:table-cell table:formula="of:=POWER([.C207]-6.75;2)" office:value-type="float" office:value="0.088650498051252" calcext:value-type="float">
            <text:p>0.088650498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95947" calcext:value-type="float">
            <text:p>6.795947</text:p>
          </table:table-cell>
          <table:table-cell office:value-type="float" office:value="6.452101045" calcext:value-type="float">
            <text:p>6.452101045</text:p>
          </table:table-cell>
          <table:table-cell table:formula="of:=POWER([.C208]-6.75;2)" office:value-type="float" office:value="0.088743787390092" calcext:value-type="float">
            <text:p>0.088743787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91957" calcext:value-type="float">
            <text:p>6.791957</text:p>
          </table:table-cell>
          <table:table-cell office:value-type="float" office:value="6.452010105" calcext:value-type="float">
            <text:p>6.452010105</text:p>
          </table:table-cell>
          <table:table-cell table:formula="of:=POWER([.C209]-6.75;2)" office:value-type="float" office:value="0.0887979775221109" calcext:value-type="float">
            <text:p>0.088797977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89507" calcext:value-type="float">
            <text:p>6.789507</text:p>
          </table:table-cell>
          <table:table-cell office:value-type="float" office:value="6.45195898" calcext:value-type="float">
            <text:p>6.45195898</text:p>
          </table:table-cell>
          <table:table-cell table:formula="of:=POWER([.C210]-6.75;2)" office:value-type="float" office:value="0.0888284496026406" calcext:value-type="float">
            <text:p>0.088828449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8877" calcext:value-type="float">
            <text:p>6.78877</text:p>
          </table:table-cell>
          <table:table-cell office:value-type="float" office:value="6.451919145" calcext:value-type="float">
            <text:p>6.451919145</text:p>
          </table:table-cell>
          <table:table-cell table:formula="of:=POWER([.C211]-6.75;2)" office:value-type="float" office:value="0.0888521961175312" calcext:value-type="float">
            <text:p>0.088852196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89811" calcext:value-type="float">
            <text:p>6.789811</text:p>
          </table:table-cell>
          <table:table-cell office:value-type="float" office:value="6.45186223" calcext:value-type="float">
            <text:p>6.45186223</text:p>
          </table:table-cell>
          <table:table-cell table:formula="of:=POWER([.C212]-6.75;2)" office:value-type="float" office:value="0.0888861299005731" calcext:value-type="float">
            <text:p>0.088886129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92616" calcext:value-type="float">
            <text:p>6.792616</text:p>
          </table:table-cell>
          <table:table-cell office:value-type="float" office:value="6.451762675" calcext:value-type="float">
            <text:p>6.451762675</text:p>
          </table:table-cell>
          <table:table-cell table:formula="of:=POWER([.C213]-6.75;2)" office:value-type="float" office:value="0.0889455020231554" calcext:value-type="float">
            <text:p>0.08894550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97118" calcext:value-type="float">
            <text:p>6.797118</text:p>
          </table:table-cell>
          <table:table-cell office:value-type="float" office:value="6.451599855" calcext:value-type="float">
            <text:p>6.451599855</text:p>
          </table:table-cell>
          <table:table-cell table:formula="of:=POWER([.C214]-6.75;2)" office:value-type="float" office:value="0.0890426465360208" calcext:value-type="float">
            <text:p>0.08904264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03222" calcext:value-type="float">
            <text:p>6.803222</text:p>
          </table:table-cell>
          <table:table-cell office:value-type="float" office:value="6.45135956" calcext:value-type="float">
            <text:p>6.45135956</text:p>
          </table:table-cell>
          <table:table-cell table:formula="of:=POWER([.C215]-6.75;2)" office:value-type="float" office:value="0.0891861124033935" calcext:value-type="float">
            <text:p>0.089186112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10805" calcext:value-type="float">
            <text:p>6.810805</text:p>
          </table:table-cell>
          <table:table-cell office:value-type="float" office:value="6.451034675" calcext:value-type="float">
            <text:p>6.451034675</text:p>
          </table:table-cell>
          <table:table-cell table:formula="of:=POWER([.C216]-6.75;2)" office:value-type="float" office:value="0.0893802655523557" calcext:value-type="float">
            <text:p>0.089380265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19704" calcext:value-type="float">
            <text:p>6.819704</text:p>
          </table:table-cell>
          <table:table-cell office:value-type="float" office:value="6.45062517" calcext:value-type="float">
            <text:p>6.45062517</text:p>
          </table:table-cell>
          <table:table-cell table:formula="of:=POWER([.C217]-6.75;2)" office:value-type="float" office:value="0.0896252888375287" calcext:value-type="float">
            <text:p>0.089625288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29669" calcext:value-type="float">
            <text:p>6.829669</text:p>
          </table:table-cell>
          <table:table-cell office:value-type="float" office:value="6.45013749" calcext:value-type="float">
            <text:p>6.45013749</text:p>
          </table:table-cell>
          <table:table-cell table:formula="of:=POWER([.C218]-6.75;2)" office:value-type="float" office:value="0.0899175249034999" calcext:value-type="float">
            <text:p>0.089917524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40332" calcext:value-type="float">
            <text:p>6.840332</text:p>
          </table:table-cell>
          <table:table-cell office:value-type="float" office:value="6.449583615" calcext:value-type="float">
            <text:p>6.449583615</text:p>
          </table:table-cell>
          <table:table-cell table:formula="of:=POWER([.C219]-6.75;2)" office:value-type="float" office:value="0.0902500043764683" calcext:value-type="float">
            <text:p>0.090250004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51165" calcext:value-type="float">
            <text:p>6.851165</text:p>
          </table:table-cell>
          <table:table-cell office:value-type="float" office:value="6.448979895" calcext:value-type="float">
            <text:p>6.448979895</text:p>
          </table:table-cell>
          <table:table-cell table:formula="of:=POWER([.C220]-6.75;2)" office:value-type="float" office:value="0.0906131036142111" calcext:value-type="float">
            <text:p>0.090613103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61486" calcext:value-type="float">
            <text:p>6.861486</text:p>
          </table:table-cell>
          <table:table-cell office:value-type="float" office:value="6.4483459" calcext:value-type="float">
            <text:p>6.4483459</text:p>
          </table:table-cell>
          <table:table-cell table:formula="of:=POWER([.C221]-6.75;2)" office:value-type="float" office:value="0.0909951960468102" calcext:value-type="float">
            <text:p>0.09099519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7049" calcext:value-type="float">
            <text:p>6.87049</text:p>
          </table:table-cell>
          <table:table-cell office:value-type="float" office:value="6.447703295" calcext:value-type="float">
            <text:p>6.447703295</text:p>
          </table:table-cell>
          <table:table-cell table:formula="of:=POWER([.C222]-6.75;2)" office:value-type="float" office:value="0.0913832978538569" calcext:value-type="float">
            <text:p>0.091383297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77335" calcext:value-type="float">
            <text:p>6.877335</text:p>
          </table:table-cell>
          <table:table-cell office:value-type="float" office:value="6.44707479" calcext:value-type="float">
            <text:p>6.44707479</text:p>
          </table:table-cell>
          <table:table-cell table:formula="of:=POWER([.C223]-6.75;2)" office:value-type="float" office:value="0.0917636828535439" calcext:value-type="float">
            <text:p>0.091763682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81248" calcext:value-type="float">
            <text:p>6.881248</text:p>
          </table:table-cell>
          <table:table-cell office:value-type="float" office:value="6.446483085" calcext:value-type="float">
            <text:p>6.446483085</text:p>
          </table:table-cell>
          <table:table-cell table:formula="of:=POWER([.C224]-6.75;2)" office:value-type="float" office:value="0.0921225176911174" calcext:value-type="float">
            <text:p>0.092122517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81656" calcext:value-type="float">
            <text:p>6.881656</text:p>
          </table:table-cell>
          <table:table-cell office:value-type="float" office:value="6.445949775" calcext:value-type="float">
            <text:p>6.445949775</text:p>
          </table:table-cell>
          <table:table-cell table:formula="of:=POWER([.C225]-6.75;2)" office:value-type="float" office:value="0.0924465393225507" calcext:value-type="float">
            <text:p>0.092446539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783" calcext:value-type="float">
            <text:p>6.8783</text:p>
          </table:table-cell>
          <table:table-cell office:value-type="float" office:value="6.445494175" calcext:value-type="float">
            <text:p>6.445494175</text:p>
          </table:table-cell>
          <table:table-cell table:formula="of:=POWER([.C226]-6.75;2)" office:value-type="float" office:value="0.0927237974589304" calcext:value-type="float">
            <text:p>0.092723797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871305" calcext:value-type="float">
            <text:p>6.871305</text:p>
          </table:table-cell>
          <table:table-cell office:value-type="float" office:value="6.44513205" calcext:value-type="float">
            <text:p>6.44513205</text:p>
          </table:table-cell>
          <table:table-cell table:formula="of:=POWER([.C227]-6.75;2)" office:value-type="float" office:value="0.0929444669372026" calcext:value-type="float">
            <text:p>0.092944466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61202" calcext:value-type="float">
            <text:p>6.861202</text:p>
          </table:table-cell>
          <table:table-cell office:value-type="float" office:value="6.44487448" calcext:value-type="float">
            <text:p>6.44487448</text:p>
          </table:table-cell>
          <table:table-cell table:formula="of:=POWER([.C228]-6.75;2)" office:value-type="float" office:value="0.0931015829552703" calcext:value-type="float">
            <text:p>0.09310158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848879" calcext:value-type="float">
            <text:p>6.848879</text:p>
          </table:table-cell>
          <table:table-cell office:value-type="float" office:value="6.444726915" calcext:value-type="float">
            <text:p>6.444726915</text:p>
          </table:table-cell>
          <table:table-cell table:formula="of:=POWER([.C229]-6.75;2)" office:value-type="float" office:value="0.093191656425417" calcext:value-type="float">
            <text:p>0.093191656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835465" calcext:value-type="float">
            <text:p>6.835465</text:p>
          </table:table-cell>
          <table:table-cell office:value-type="float" office:value="6.44468871" calcext:value-type="float">
            <text:p>6.44468871</text:p>
          </table:table-cell>
          <table:table-cell table:formula="of:=POWER([.C230]-6.75;2)" office:value-type="float" office:value="0.0932149838014639" calcext:value-type="float">
            <text:p>0.093214983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822176" calcext:value-type="float">
            <text:p>6.822176</text:p>
          </table:table-cell>
          <table:table-cell office:value-type="float" office:value="6.44475332" calcext:value-type="float">
            <text:p>6.44475332</text:p>
          </table:table-cell>
          <table:table-cell table:formula="of:=POWER([.C231]-6.75;2)" office:value-type="float" office:value="0.0931755356510223" calcext:value-type="float">
            <text:p>0.09317553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81014" calcext:value-type="float">
            <text:p>6.81014</text:p>
          </table:table-cell>
          <table:table-cell office:value-type="float" office:value="6.444909255" calcext:value-type="float">
            <text:p>6.444909255</text:p>
          </table:table-cell>
          <table:table-cell table:formula="of:=POWER([.C232]-6.75;2)" office:value-type="float" office:value="0.0930803626846551" calcext:value-type="float">
            <text:p>0.093080362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00239" calcext:value-type="float">
            <text:p>6.800239</text:p>
          </table:table-cell>
          <table:table-cell office:value-type="float" office:value="6.445141775" calcext:value-type="float">
            <text:p>6.445141775</text:p>
          </table:table-cell>
          <table:table-cell table:formula="of:=POWER([.C233]-6.75;2)" office:value-type="float" office:value="0.0929385373501508" calcext:value-type="float">
            <text:p>0.092938537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93001" calcext:value-type="float">
            <text:p>6.793001</text:p>
          </table:table-cell>
          <table:table-cell office:value-type="float" office:value="6.445435075" calcext:value-type="float">
            <text:p>6.445435075</text:p>
          </table:table-cell>
          <table:table-cell table:formula="of:=POWER([.C234]-6.75;2)" office:value-type="float" office:value="0.0927597935402557" calcext:value-type="float">
            <text:p>0.09275979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88559" calcext:value-type="float">
            <text:p>6.788559</text:p>
          </table:table-cell>
          <table:table-cell office:value-type="float" office:value="6.44577468" calcext:value-type="float">
            <text:p>6.44577468</text:p>
          </table:table-cell>
          <table:table-cell table:formula="of:=POWER([.C235]-6.75;2)" office:value-type="float" office:value="0.0925530453291021" calcext:value-type="float">
            <text:p>0.092553045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86684" calcext:value-type="float">
            <text:p>6.786684</text:p>
          </table:table-cell>
          <table:table-cell office:value-type="float" office:value="6.446149575" calcext:value-type="float">
            <text:p>6.446149575</text:p>
          </table:table-cell>
          <table:table-cell table:formula="of:=POWER([.C236]-6.75;2)" office:value-type="float" office:value="0.0923250807726808" calcext:value-type="float">
            <text:p>0.092325080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86875" calcext:value-type="float">
            <text:p>6.786875</text:p>
          </table:table-cell>
          <table:table-cell office:value-type="float" office:value="6.446553645" calcext:value-type="float">
            <text:p>6.446553645</text:p>
          </table:table-cell>
          <table:table-cell table:formula="of:=POWER([.C237]-6.75;2)" office:value-type="float" office:value="0.0920796903627861" calcext:value-type="float">
            <text:p>0.092079690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8849" calcext:value-type="float">
            <text:p>6.78849</text:p>
          </table:table-cell>
          <table:table-cell office:value-type="float" office:value="6.44698616" calcext:value-type="float">
            <text:p>6.44698616</text:p>
          </table:table-cell>
          <table:table-cell table:formula="of:=POWER([.C238]-6.75;2)" office:value-type="float" office:value="0.0918173872315457" calcext:value-type="float">
            <text:p>0.091817387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90878" calcext:value-type="float">
            <text:p>6.790878</text:p>
          </table:table-cell>
          <table:table-cell office:value-type="float" office:value="6.44745114" calcext:value-type="float">
            <text:p>6.44745114</text:p>
          </table:table-cell>
          <table:table-cell table:formula="of:=POWER([.C239]-6.75;2)" office:value-type="float" office:value="0.0915358126872996" calcext:value-type="float">
            <text:p>0.091535812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93488" calcext:value-type="float">
            <text:p>6.793488</text:p>
          </table:table-cell>
          <table:table-cell office:value-type="float" office:value="6.447955765" calcext:value-type="float">
            <text:p>6.447955765</text:p>
          </table:table-cell>
          <table:table-cell table:formula="of:=POWER([.C240]-6.75;2)" office:value-type="float" office:value="0.0912307198967354" calcext:value-type="float">
            <text:p>0.091230719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95934" calcext:value-type="float">
            <text:p>6.795934</text:p>
          </table:table-cell>
          <table:table-cell office:value-type="float" office:value="6.44850812" calcext:value-type="float">
            <text:p>6.44850812</text:p>
          </table:table-cell>
          <table:table-cell table:formula="of:=POWER([.C241]-6.75;2)" office:value-type="float" office:value="0.0908973537059346" calcext:value-type="float">
            <text:p>0.090897353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98003" calcext:value-type="float">
            <text:p>6.798003</text:p>
          </table:table-cell>
          <table:table-cell office:value-type="float" office:value="6.449114745" calcext:value-type="float">
            <text:p>6.449114745</text:p>
          </table:table-cell>
          <table:table-cell table:formula="of:=POWER([.C242]-6.75;2)" office:value-type="float" office:value="0.0905319366764149" calcext:value-type="float">
            <text:p>0.090531936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99615" calcext:value-type="float">
            <text:p>6.799615</text:p>
          </table:table-cell>
          <table:table-cell office:value-type="float" office:value="6.449778515" calcext:value-type="float">
            <text:p>6.449778515</text:p>
          </table:table-cell>
          <table:table-cell table:formula="of:=POWER([.C243]-6.75;2)" office:value-type="float" office:value="0.0901329400556051" calcext:value-type="float">
            <text:p>0.090132940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0076" calcext:value-type="float">
            <text:p>6.80076</text:p>
          </table:table-cell>
          <table:table-cell office:value-type="float" office:value="6.45049725" calcext:value-type="float">
            <text:p>6.45049725</text:p>
          </table:table-cell>
          <table:table-cell table:formula="of:=POWER([.C244]-6.75;2)" office:value-type="float" office:value="0.0897018972575627" calcext:value-type="float">
            <text:p>0.089701897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01415" calcext:value-type="float">
            <text:p>6.801415</text:p>
          </table:table-cell>
          <table:table-cell office:value-type="float" office:value="6.451263335" calcext:value-type="float">
            <text:p>6.451263335</text:p>
          </table:table-cell>
          <table:table-cell table:formula="of:=POWER([.C245]-6.75;2)" office:value-type="float" office:value="0.0892435950153221" calcext:value-type="float">
            <text:p>0.08924359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01478" calcext:value-type="float">
            <text:p>6.801478</text:p>
          </table:table-cell>
          <table:table-cell office:value-type="float" office:value="6.452064415" calcext:value-type="float">
            <text:p>6.452064415</text:p>
          </table:table-cell>
          <table:table-cell table:formula="of:=POWER([.C246]-6.75;2)" office:value-type="float" office:value="0.0887656128092924" calcext:value-type="float">
            <text:p>0.088765612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00738" calcext:value-type="float">
            <text:p>6.800738</text:p>
          </table:table-cell>
          <table:table-cell office:value-type="float" office:value="6.45288503" calcext:value-type="float">
            <text:p>6.45288503</text:p>
          </table:table-cell>
          <table:table-cell table:formula="of:=POWER([.C247]-6.75;2)" office:value-type="float" office:value="0.0882773053981009" calcext:value-type="float">
            <text:p>0.08827730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98871" calcext:value-type="float">
            <text:p>6.798871</text:p>
          </table:table-cell>
          <table:table-cell office:value-type="float" office:value="6.45370885" calcext:value-type="float">
            <text:p>6.45370885</text:p>
          </table:table-cell>
          <table:table-cell table:formula="of:=POWER([.C248]-6.75;2)" office:value-type="float" office:value="0.0877884455683225" calcext:value-type="float">
            <text:p>0.087788445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95492" calcext:value-type="float">
            <text:p>6.795492</text:p>
          </table:table-cell>
          <table:table-cell office:value-type="float" office:value="6.454521135" calcext:value-type="float">
            <text:p>6.454521135</text:p>
          </table:table-cell>
          <table:table-cell table:formula="of:=POWER([.C249]-6.75;2)" office:value-type="float" office:value="0.0873077596616881" calcext:value-type="float">
            <text:p>0.087307759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90216" calcext:value-type="float">
            <text:p>6.790216</text:p>
          </table:table-cell>
          <table:table-cell office:value-type="float" office:value="6.455310965" calcext:value-type="float">
            <text:p>6.455310965</text:p>
          </table:table-cell>
          <table:table-cell table:formula="of:=POWER([.C250]-6.75;2)" office:value-type="float" office:value="0.0868416273492313" calcext:value-type="float">
            <text:p>0.08684162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82746" calcext:value-type="float">
            <text:p>6.782746</text:p>
          </table:table-cell>
          <table:table-cell office:value-type="float" office:value="6.45607289" calcext:value-type="float">
            <text:p>6.45607289</text:p>
          </table:table-cell>
          <table:table-cell table:formula="of:=POWER([.C251]-6.75;2)" office:value-type="float" office:value="0.0863931459929523" calcext:value-type="float">
            <text:p>0.08639314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72954" calcext:value-type="float">
            <text:p>6.772954</text:p>
          </table:table-cell>
          <table:table-cell office:value-type="float" office:value="6.456807745" calcext:value-type="float">
            <text:p>6.456807745</text:p>
          </table:table-cell>
          <table:table-cell table:formula="of:=POWER([.C252]-6.75;2)" office:value-type="float" office:value="0.0859616983919851" calcext:value-type="float">
            <text:p>0.085961698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60939" calcext:value-type="float">
            <text:p>6.760939</text:p>
          </table:table-cell>
          <table:table-cell office:value-type="float" office:value="6.45752253" calcext:value-type="float">
            <text:p>6.45752253</text:p>
          </table:table-cell>
          <table:table-cell table:formula="of:=POWER([.C253]-6.75;2)" office:value-type="float" office:value="0.0855430704576007" calcext:value-type="float">
            <text:p>0.085543070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4706" calcext:value-type="float">
            <text:p>6.74706</text:p>
          </table:table-cell>
          <table:table-cell office:value-type="float" office:value="6.458229395" calcext:value-type="float">
            <text:p>6.458229395</text:p>
          </table:table-cell>
          <table:table-cell table:formula="of:=POWER([.C254]-6.75;2)" office:value-type="float" office:value="0.085130085942066" calcext:value-type="float">
            <text:p>0.085130085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31927" calcext:value-type="float">
            <text:p>6.731927</text:p>
          </table:table-cell>
          <table:table-cell office:value-type="float" office:value="6.458943915" calcext:value-type="float">
            <text:p>6.458943915</text:p>
          </table:table-cell>
          <table:table-cell table:formula="of:=POWER([.C255]-6.75;2)" office:value-type="float" office:value="0.0847136446155273" calcext:value-type="float">
            <text:p>0.084713644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16359" calcext:value-type="float">
            <text:p>6.716359</text:p>
          </table:table-cell>
          <table:table-cell office:value-type="float" office:value="6.459682915" calcext:value-type="float">
            <text:p>6.459682915</text:p>
          </table:table-cell>
          <table:table-cell table:formula="of:=POWER([.C256]-6.75;2)" office:value-type="float" office:value="0.0842840098428971" calcext:value-type="float">
            <text:p>0.084284009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01303" calcext:value-type="float">
            <text:p>6.701303</text:p>
          </table:table-cell>
          <table:table-cell office:value-type="float" office:value="6.460462135" calcext:value-type="float">
            <text:p>6.460462135</text:p>
          </table:table-cell>
          <table:table-cell table:formula="of:=POWER([.C257]-6.75;2)" office:value-type="float" office:value="0.0838321752687581" calcext:value-type="float">
            <text:p>0.083832175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87728" calcext:value-type="float">
            <text:p>6.687728</text:p>
          </table:table-cell>
          <table:table-cell office:value-type="float" office:value="6.461294105" calcext:value-type="float">
            <text:p>6.461294105</text:p>
          </table:table-cell>
          <table:table-cell table:formula="of:=POWER([.C258]-6.75;2)" office:value-type="float" office:value="0.0833510938077508" calcext:value-type="float">
            <text:p>0.083351093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7651" calcext:value-type="float">
            <text:p>6.67651</text:p>
          </table:table-cell>
          <table:table-cell office:value-type="float" office:value="6.462186485" calcext:value-type="float">
            <text:p>6.462186485</text:p>
          </table:table-cell>
          <table:table-cell table:formula="of:=POWER([.C259]-6.75;2)" office:value-type="float" office:value="0.0828366194166551" calcext:value-type="float">
            <text:p>0.082836619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68312" calcext:value-type="float">
            <text:p>6.668312</text:p>
          </table:table-cell>
          <table:table-cell office:value-type="float" office:value="6.46314104" calcext:value-type="float">
            <text:p>6.46314104</text:p>
          </table:table-cell>
          <table:table-cell table:formula="of:=POWER([.C260]-6.75;2)" office:value-type="float" office:value="0.0822880629322816" calcext:value-type="float">
            <text:p>0.082288062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63491" calcext:value-type="float">
            <text:p>6.663491</text:p>
          </table:table-cell>
          <table:table-cell office:value-type="float" office:value="6.464153455" calcext:value-type="float">
            <text:p>6.464153455</text:p>
          </table:table-cell>
          <table:table-cell table:formula="of:=POWER([.C261]-6.75;2)" office:value-type="float" office:value="0.0817082472884371" calcext:value-type="float">
            <text:p>0.081708247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62035" calcext:value-type="float">
            <text:p>6.662035</text:p>
          </table:table-cell>
          <table:table-cell office:value-type="float" office:value="6.4652139" calcext:value-type="float">
            <text:p>6.4652139</text:p>
          </table:table-cell>
          <table:table-cell table:formula="of:=POWER([.C262]-6.75;2)" office:value-type="float" office:value="0.0811031227532099" calcext:value-type="float">
            <text:p>0.081103122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63545" calcext:value-type="float">
            <text:p>6.663545</text:p>
          </table:table-cell>
          <table:table-cell office:value-type="float" office:value="6.4663083" calcext:value-type="float">
            <text:p>6.4663083</text:p>
          </table:table-cell>
          <table:table-cell table:formula="of:=POWER([.C263]-6.75;2)" office:value-type="float" office:value="0.0804809806488902" calcext:value-type="float">
            <text:p>0.080480980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67273" calcext:value-type="float">
            <text:p>6.667273</text:p>
          </table:table-cell>
          <table:table-cell office:value-type="float" office:value="6.467420115" calcext:value-type="float">
            <text:p>6.467420115</text:p>
          </table:table-cell>
          <table:table-cell table:formula="of:=POWER([.C264]-6.75;2)" office:value-type="float" office:value="0.079851391406613" calcext:value-type="float">
            <text:p>0.079851391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72197" calcext:value-type="float">
            <text:p>6.672197</text:p>
          </table:table-cell>
          <table:table-cell office:value-type="float" office:value="6.468532345" calcext:value-type="float">
            <text:p>6.468532345</text:p>
          </table:table-cell>
          <table:table-cell table:formula="of:=POWER([.C265]-6.75;2)" office:value-type="float" office:value="0.0792240408111991" calcext:value-type="float">
            <text:p>0.079224040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77145" calcext:value-type="float">
            <text:p>6.677145</text:p>
          </table:table-cell>
          <table:table-cell office:value-type="float" office:value="6.469629535" calcext:value-type="float">
            <text:p>6.469629535</text:p>
          </table:table-cell>
          <table:table-cell table:formula="of:=POWER([.C266]-6.75;2)" office:value-type="float" office:value="0.0786075976443161" calcext:value-type="float">
            <text:p>0.07860759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80923" calcext:value-type="float">
            <text:p>6.680923</text:p>
          </table:table-cell>
          <table:table-cell office:value-type="float" office:value="6.47069948" calcext:value-type="float">
            <text:p>6.47069948</text:p>
          </table:table-cell>
          <table:table-cell table:formula="of:=POWER([.C267]-6.75;2)" office:value-type="float" office:value="0.0780087804722702" calcext:value-type="float">
            <text:p>0.078008780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82457" calcext:value-type="float">
            <text:p>6.682457</text:p>
          </table:table-cell>
          <table:table-cell office:value-type="float" office:value="6.471734505" calcext:value-type="float">
            <text:p>6.471734505</text:p>
          </table:table-cell>
          <table:table-cell table:formula="of:=POWER([.C268]-6.75;2)" office:value-type="float" office:value="0.0774316857075952" calcext:value-type="float">
            <text:p>0.077431685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80907" calcext:value-type="float">
            <text:p>6.680907</text:p>
          </table:table-cell>
          <table:table-cell office:value-type="float" office:value="6.472732115" calcext:value-type="float">
            <text:p>6.472732115</text:p>
          </table:table-cell>
          <table:table-cell table:formula="of:=POWER([.C269]-6.75;2)" office:value-type="float" office:value="0.076877480052373" calcext:value-type="float">
            <text:p>0.076877480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75755" calcext:value-type="float">
            <text:p>6.675755</text:p>
          </table:table-cell>
          <table:table-cell office:value-type="float" office:value="6.47369506" calcext:value-type="float">
            <text:p>6.47369506</text:p>
          </table:table-cell>
          <table:table-cell table:formula="of:=POWER([.C270]-6.75;2)" office:value-type="float" office:value="0.0763444198684037" calcext:value-type="float">
            <text:p>0.076344419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66851" calcext:value-type="float">
            <text:p>6.666851</text:p>
          </table:table-cell>
          <table:table-cell office:value-type="float" office:value="6.4746308" calcext:value-type="float">
            <text:p>6.4746308</text:p>
          </table:table-cell>
          <table:table-cell table:formula="of:=POWER([.C271]-6.75;2)" office:value-type="float" office:value="0.07582819630864" calcext:value-type="float">
            <text:p>0.075828196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54419" calcext:value-type="float">
            <text:p>6.654419</text:p>
          </table:table-cell>
          <table:table-cell office:value-type="float" office:value="6.47555053" calcext:value-type="float">
            <text:p>6.47555053</text:p>
          </table:table-cell>
          <table:table-cell table:formula="of:=POWER([.C272]-6.75;2)" office:value-type="float" office:value="0.0753225115832811" calcext:value-type="float">
            <text:p>0.07532251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39025" calcext:value-type="float">
            <text:p>6.639025</text:p>
          </table:table-cell>
          <table:table-cell office:value-type="float" office:value="6.47646784" calcext:value-type="float">
            <text:p>6.47646784</text:p>
          </table:table-cell>
          <table:table-cell table:formula="of:=POWER([.C273]-6.75;2)" office:value-type="float" office:value="0.0748198425542657" calcext:value-type="float">
            <text:p>0.074819842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21506" calcext:value-type="float">
            <text:p>6.621506</text:p>
          </table:table-cell>
          <table:table-cell office:value-type="float" office:value="6.47739724" calcext:value-type="float">
            <text:p>6.47739724</text:p>
          </table:table-cell>
          <table:table-cell table:formula="of:=POWER([.C274]-6.75;2)" office:value-type="float" office:value="0.0743122647596175" calcext:value-type="float">
            <text:p>0.074312264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02875" calcext:value-type="float">
            <text:p>6.602875</text:p>
          </table:table-cell>
          <table:table-cell office:value-type="float" office:value="6.47835265" calcext:value-type="float">
            <text:p>6.47835265</text:p>
          </table:table-cell>
          <table:table-cell table:formula="of:=POWER([.C275]-6.75;2)" office:value-type="float" office:value="0.0737922827620227" calcext:value-type="float">
            <text:p>0.073792282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584204" calcext:value-type="float">
            <text:p>6.584204</text:p>
          </table:table-cell>
          <table:table-cell office:value-type="float" office:value="6.47934609" calcext:value-type="float">
            <text:p>6.47934609</text:p>
          </table:table-cell>
          <table:table-cell table:formula="of:=POWER([.C276]-6.75;2)" office:value-type="float" office:value="0.0732535389982881" calcext:value-type="float">
            <text:p>0.07325353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566494" calcext:value-type="float">
            <text:p>6.566494</text:p>
          </table:table-cell>
          <table:table-cell office:value-type="float" office:value="6.48038664" calcext:value-type="float">
            <text:p>6.48038664</text:p>
          </table:table-cell>
          <table:table-cell table:formula="of:=POWER([.C277]-6.75;2)" office:value-type="float" office:value="0.0726913638904897" calcext:value-type="float">
            <text:p>0.072691363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550543" calcext:value-type="float">
            <text:p>6.550543</text:p>
          </table:table-cell>
          <table:table-cell office:value-type="float" office:value="6.48147984" calcext:value-type="float">
            <text:p>6.48147984</text:p>
          </table:table-cell>
          <table:table-cell table:formula="of:=POWER([.C278]-6.75;2)" office:value-type="float" office:value="0.0721030763264254" calcext:value-type="float">
            <text:p>0.072103076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36807" calcext:value-type="float">
            <text:p>6.536807</text:p>
          </table:table-cell>
          <table:table-cell office:value-type="float" office:value="6.48262762" calcext:value-type="float">
            <text:p>6.48262762</text:p>
          </table:table-cell>
          <table:table-cell table:formula="of:=POWER([.C279]-6.75;2)" office:value-type="float" office:value="0.0714879895868646" calcext:value-type="float">
            <text:p>0.071487989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525304" calcext:value-type="float">
            <text:p>6.525304</text:p>
          </table:table-cell>
          <table:table-cell office:value-type="float" office:value="6.48382888" calcext:value-type="float">
            <text:p>6.48382888</text:p>
          </table:table-cell>
          <table:table-cell table:formula="of:=POWER([.C280]-6.75;2)" office:value-type="float" office:value="0.0708470651220545" calcext:value-type="float">
            <text:p>0.070847065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515542" calcext:value-type="float">
            <text:p>6.515542</text:p>
          </table:table-cell>
          <table:table-cell office:value-type="float" office:value="6.48508059" calcext:value-type="float">
            <text:p>6.48508059</text:p>
          </table:table-cell>
          <table:table-cell table:formula="of:=POWER([.C281]-6.75;2)" office:value-type="float" office:value="0.0701822937947481" calcext:value-type="float">
            <text:p>0.070182293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506521" calcext:value-type="float">
            <text:p>6.506521</text:p>
          </table:table-cell>
          <table:table-cell office:value-type="float" office:value="6.48637944" calcext:value-type="float">
            <text:p>6.48637944</text:p>
          </table:table-cell>
          <table:table-cell table:formula="of:=POWER([.C282]-6.75;2)" office:value-type="float" office:value="0.0694957996547134" calcext:value-type="float">
            <text:p>0.069495799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496822" calcext:value-type="float">
            <text:p>6.496822</text:p>
          </table:table-cell>
          <table:table-cell office:value-type="float" office:value="6.48772376" calcext:value-type="float">
            <text:p>6.48772376</text:p>
          </table:table-cell>
          <table:table-cell table:formula="of:=POWER([.C283]-6.75;2)" office:value-type="float" office:value="0.0687888260685377" calcext:value-type="float">
            <text:p>0.068788826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484792" calcext:value-type="float">
            <text:p>6.484792</text:p>
          </table:table-cell>
          <table:table-cell office:value-type="float" office:value="6.48911537" calcext:value-type="float">
            <text:p>6.48911537</text:p>
          </table:table-cell>
          <table:table-cell table:formula="of:=POWER([.C284]-6.75;2)" office:value-type="float" office:value="0.0680607901702367" calcext:value-type="float">
            <text:p>0.068060790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468818" calcext:value-type="float">
            <text:p>6.468818</text:p>
          </table:table-cell>
          <table:table-cell office:value-type="float" office:value="6.490560915" calcext:value-type="float">
            <text:p>6.490560915</text:p>
          </table:table-cell>
          <table:table-cell table:formula="of:=POWER([.C285]-6.75;2)" office:value-type="float" office:value="0.0673086388256374" calcext:value-type="float">
            <text:p>0.067308638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447683" calcext:value-type="float">
            <text:p>6.447683</text:p>
          </table:table-cell>
          <table:table-cell office:value-type="float" office:value="6.4920723" calcext:value-type="float">
            <text:p>6.4920723</text:p>
          </table:table-cell>
          <table:table-cell table:formula="of:=POWER([.C286]-6.75;2)" office:value-type="float" office:value="0.0665266984272899" calcext:value-type="float">
            <text:p>0.066526698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42095" calcext:value-type="float">
            <text:p>6.42095</text:p>
          </table:table-cell>
          <table:table-cell office:value-type="float" office:value="6.49366574" calcext:value-type="float">
            <text:p>6.49366574</text:p>
          </table:table-cell>
          <table:table-cell table:formula="of:=POWER([.C287]-6.75;2)" office:value-type="float" office:value="0.0657072528497476" calcext:value-type="float">
            <text:p>0.065707252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389315" calcext:value-type="float">
            <text:p>6.389315</text:p>
          </table:table-cell>
          <table:table-cell office:value-type="float" office:value="6.4953592" calcext:value-type="float">
            <text:p>6.4953592</text:p>
          </table:table-cell>
          <table:table-cell table:formula="of:=POWER([.C288]-6.75;2)" office:value-type="float" office:value="0.0648419370246399" calcext:value-type="float">
            <text:p>0.06484193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354858" calcext:value-type="float">
            <text:p>6.354858</text:p>
          </table:table-cell>
          <table:table-cell office:value-type="float" office:value="6.49716822" calcext:value-type="float">
            <text:p>6.49716822</text:p>
          </table:table-cell>
          <table:table-cell table:formula="of:=POWER([.C289]-6.75;2)" office:value-type="float" office:value="0.0639239089779685" calcext:value-type="float">
            <text:p>0.06392390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321106" calcext:value-type="float">
            <text:p>6.321106</text:p>
          </table:table-cell>
          <table:table-cell office:value-type="float" office:value="6.499100475" calcext:value-type="float">
            <text:p>6.499100475</text:p>
          </table:table-cell>
          <table:table-cell table:formula="of:=POWER([.C290]-6.75;2)" office:value-type="float" office:value="0.0629505716452258" calcext:value-type="float">
            <text:p>0.062950571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29283" calcext:value-type="float">
            <text:p>6.29283</text:p>
          </table:table-cell>
          <table:table-cell office:value-type="float" office:value="6.501149775" calcext:value-type="float">
            <text:p>6.501149775</text:p>
          </table:table-cell>
          <table:table-cell table:formula="of:=POWER([.C291]-6.75;2)" office:value-type="float" office:value="0.0619264344825506" calcext:value-type="float">
            <text:p>0.061926434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275534" calcext:value-type="float">
            <text:p>6.275534</text:p>
          </table:table-cell>
          <table:table-cell office:value-type="float" office:value="6.50329065" calcext:value-type="float">
            <text:p>6.50329065</text:p>
          </table:table-cell>
          <table:table-cell table:formula="of:=POWER([.C292]-6.75;2)" office:value-type="float" office:value="0.0608655033774224" calcext:value-type="float">
            <text:p>0.060865503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274642" calcext:value-type="float">
            <text:p>6.274642</text:p>
          </table:table-cell>
          <table:table-cell office:value-type="float" office:value="6.50547491" calcext:value-type="float">
            <text:p>6.50547491</text:p>
          </table:table-cell>
          <table:table-cell table:formula="of:=POWER([.C293]-6.75;2)" office:value-type="float" office:value="0.059792519639508" calcext:value-type="float">
            <text:p>0.059792519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2945" calcext:value-type="float">
            <text:p>6.2945</text:p>
          </table:table-cell>
          <table:table-cell office:value-type="float" office:value="6.50763155" calcext:value-type="float">
            <text:p>6.50763155</text:p>
          </table:table-cell>
          <table:table-cell table:formula="of:=POWER([.C294]-6.75;2)" office:value-type="float" office:value="0.0587424655554024" calcext:value-type="float">
            <text:p>0.058742465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337382" calcext:value-type="float">
            <text:p>6.337382</text:p>
          </table:table-cell>
          <table:table-cell office:value-type="float" office:value="6.509671" calcext:value-type="float">
            <text:p>6.509671</text:p>
          </table:table-cell>
          <table:table-cell table:formula="of:=POWER([.C295]-6.75;2)" office:value-type="float" office:value="0.057758028241" calcext:value-type="float">
            <text:p>0.057758028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402763" calcext:value-type="float">
            <text:p>6.402763</text:p>
          </table:table-cell>
          <table:table-cell office:value-type="float" office:value="6.51149374" calcext:value-type="float">
            <text:p>6.51149374</text:p>
          </table:table-cell>
          <table:table-cell table:formula="of:=POWER([.C296]-6.75;2)" office:value-type="float" office:value="0.0568852360591877" calcext:value-type="float">
            <text:p>0.056885236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487073" calcext:value-type="float">
            <text:p>6.487073</text:p>
          </table:table-cell>
          <table:table-cell office:value-type="float" office:value="6.51300217" calcext:value-type="float">
            <text:p>6.51300217</text:p>
          </table:table-cell>
          <table:table-cell table:formula="of:=POWER([.C297]-6.75;2)" office:value-type="float" office:value="0.0561679714247089" calcext:value-type="float">
            <text:p>0.056167971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583998" calcext:value-type="float">
            <text:p>6.583998</text:p>
          </table:table-cell>
          <table:table-cell office:value-type="float" office:value="6.51411363" calcext:value-type="float">
            <text:p>6.51411363</text:p>
          </table:table-cell>
          <table:table-cell table:formula="of:=POWER([.C298]-6.75;2)" office:value-type="float" office:value="0.055642379551777" calcext:value-type="float">
            <text:p>0.055642379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85287" calcext:value-type="float">
            <text:p>6.685287</text:p>
          </table:table-cell>
          <table:table-cell office:value-type="float" office:value="6.514772135" calcext:value-type="float">
            <text:p>6.514772135</text:p>
          </table:table-cell>
          <table:table-cell table:formula="of:=POWER([.C299]-6.75;2)" office:value-type="float" office:value="0.0553321484724581" calcext:value-type="float">
            <text:p>0.05533214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81827" calcext:value-type="float">
            <text:p>6.781827</text:p>
          </table:table-cell>
          <table:table-cell office:value-type="float" office:value="6.514956575" calcext:value-type="float">
            <text:p>6.514956575</text:p>
          </table:table-cell>
          <table:table-cell table:formula="of:=POWER([.C300]-6.75;2)" office:value-type="float" office:value="0.0552454116357305" calcext:value-type="float">
            <text:p>0.055245411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864794" calcext:value-type="float">
            <text:p>6.864794</text:p>
          </table:table-cell>
          <table:table-cell office:value-type="float" office:value="6.51468431" calcext:value-type="float">
            <text:p>6.51468431</text:p>
          </table:table-cell>
          <table:table-cell table:formula="of:=POWER([.C301]-6.75;2)" office:value-type="float" office:value="0.0553734739601762" calcext:value-type="float">
            <text:p>0.05537347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92666" calcext:value-type="float">
            <text:p>6.92666</text:p>
          </table:table-cell>
          <table:table-cell office:value-type="float" office:value="6.514009875" calcext:value-type="float">
            <text:p>6.514009875</text:p>
          </table:table-cell>
          <table:table-cell table:formula="of:=POWER([.C302]-6.75;2)" office:value-type="float" office:value="0.0556913390975155" calcext:value-type="float">
            <text:p>0.055691339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961955" calcext:value-type="float">
            <text:p>6.961955</text:p>
          </table:table-cell>
          <table:table-cell office:value-type="float" office:value="6.51301953" calcext:value-type="float">
            <text:p>6.51301953</text:p>
          </table:table-cell>
          <table:table-cell table:formula="of:=POWER([.C303]-6.75;2)" office:value-type="float" office:value="0.0561597431614208" calcext:value-type="float">
            <text:p>0.056159743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967726" calcext:value-type="float">
            <text:p>6.967726</text:p>
          </table:table-cell>
          <table:table-cell office:value-type="float" office:value="6.51182278" calcext:value-type="float">
            <text:p>6.51182278</text:p>
          </table:table-cell>
          <table:table-cell table:formula="of:=POWER([.C304]-6.75;2)" office:value-type="float" office:value="0.0567283881269283" calcext:value-type="float">
            <text:p>0.056728388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943696" calcext:value-type="float">
            <text:p>6.943696</text:p>
          </table:table-cell>
          <table:table-cell office:value-type="float" office:value="6.51054212" calcext:value-type="float">
            <text:p>6.51054212</text:p>
          </table:table-cell>
          <table:table-cell table:formula="of:=POWER([.C305]-6.75;2)" office:value-type="float" office:value="0.0573400762940943" calcext:value-type="float">
            <text:p>0.057340076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892137" calcext:value-type="float">
            <text:p>6.892137</text:p>
          </table:table-cell>
          <table:table-cell office:value-type="float" office:value="6.50930224" calcext:value-type="float">
            <text:p>6.50930224</text:p>
          </table:table-cell>
          <table:table-cell table:formula="of:=POWER([.C306]-6.75;2)" office:value-type="float" office:value="0.0579354116690175" calcext:value-type="float">
            <text:p>0.057935411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817513" calcext:value-type="float">
            <text:p>6.817513</text:p>
          </table:table-cell>
          <table:table-cell office:value-type="float" office:value="6.508219785" calcext:value-type="float">
            <text:p>6.508219785</text:p>
          </table:table-cell>
          <table:table-cell table:formula="of:=POWER([.C307]-6.75;2)" office:value-type="float" office:value="0.0584576723654464" calcext:value-type="float">
            <text:p>0.058457672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25928" calcext:value-type="float">
            <text:p>6.725928</text:p>
          </table:table-cell>
          <table:table-cell office:value-type="float" office:value="6.507394465" calcext:value-type="float">
            <text:p>6.507394465</text:p>
          </table:table-cell>
          <table:table-cell table:formula="of:=POWER([.C308]-6.75;2)" office:value-type="float" office:value="0.0588574456126362" calcext:value-type="float">
            <text:p>0.058857445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2444" calcext:value-type="float">
            <text:p>6.62444</text:p>
          </table:table-cell>
          <table:table-cell office:value-type="float" office:value="6.50690227" calcext:value-type="float">
            <text:p>6.50690227</text:p>
          </table:table-cell>
          <table:table-cell table:formula="of:=POWER([.C309]-6.75;2)" office:value-type="float" office:value="0.0590965063311527" calcext:value-type="float">
            <text:p>0.059096506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520304" calcext:value-type="float">
            <text:p>6.520304</text:p>
          </table:table-cell>
          <table:table-cell office:value-type="float" office:value="6.506791265" calcext:value-type="float">
            <text:p>6.506791265</text:p>
          </table:table-cell>
          <table:table-cell table:formula="of:=POWER([.C310]-6.75;2)" office:value-type="float" office:value="0.0591504887803" calcext:value-type="float">
            <text:p>0.059150488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420224" calcext:value-type="float">
            <text:p>6.420224</text:p>
          </table:table-cell>
          <table:table-cell office:value-type="float" office:value="6.50708029" calcext:value-type="float">
            <text:p>6.50708029</text:p>
          </table:table-cell>
          <table:table-cell table:formula="of:=POWER([.C311]-6.75;2)" office:value-type="float" office:value="0.059009985506484" calcext:value-type="float">
            <text:p>0.059009985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329677" calcext:value-type="float">
            <text:p>6.329677</text:p>
          </table:table-cell>
          <table:table-cell office:value-type="float" office:value="6.50776063" calcext:value-type="float">
            <text:p>6.50776063</text:p>
          </table:table-cell>
          <table:table-cell table:formula="of:=POWER([.C312]-6.75;2)" office:value-type="float" office:value="0.0586799123779969" calcext:value-type="float">
            <text:p>0.058679912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252403" calcext:value-type="float">
            <text:p>6.252403</text:p>
          </table:table-cell>
          <table:table-cell office:value-type="float" office:value="6.50880049" calcext:value-type="float">
            <text:p>6.50880049</text:p>
          </table:table-cell>
          <table:table-cell table:formula="of:=POWER([.C313]-6.75;2)" office:value-type="float" office:value="0.0581772036242399" calcext:value-type="float">
            <text:p>0.058177203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190097" calcext:value-type="float">
            <text:p>6.190097</text:p>
          </table:table-cell>
          <table:table-cell office:value-type="float" office:value="6.510151755" calcext:value-type="float">
            <text:p>6.510151755</text:p>
          </table:table-cell>
          <table:table-cell table:formula="of:=POWER([.C314]-6.75;2)" office:value-type="float" office:value="0.0575271806295801" calcext:value-type="float">
            <text:p>0.057527180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142345" calcext:value-type="float">
            <text:p>6.142345</text:p>
          </table:table-cell>
          <table:table-cell office:value-type="float" office:value="6.511758365" calcext:value-type="float">
            <text:p>6.511758365</text:p>
          </table:table-cell>
          <table:table-cell table:formula="of:=POWER([.C315]-6.75;2)" office:value-type="float" office:value="0.0567590766474731" calcext:value-type="float">
            <text:p>0.056759076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106785" calcext:value-type="float">
            <text:p>6.106785</text:p>
          </table:table-cell>
          <table:table-cell office:value-type="float" office:value="6.513565315" calcext:value-type="float">
            <text:p>6.513565315</text:p>
          </table:table-cell>
          <table:table-cell table:formula="of:=POWER([.C316]-6.75;2)" office:value-type="float" office:value="0.0559013602710492" calcext:value-type="float">
            <text:p>0.055901360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079442" calcext:value-type="float">
            <text:p>6.079442</text:p>
          </table:table-cell>
          <table:table-cell office:value-type="float" office:value="6.51552738" calcext:value-type="float">
            <text:p>6.51552738</text:p>
          </table:table-cell>
          <table:table-cell table:formula="of:=POWER([.C317]-6.75;2)" office:value-type="float" office:value="0.0549774095296644" calcext:value-type="float">
            <text:p>0.054977409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055188" calcext:value-type="float">
            <text:p>6.055188</text:p>
          </table:table-cell>
          <table:table-cell office:value-type="float" office:value="6.51761675" calcext:value-type="float">
            <text:p>6.51761675</text:p>
          </table:table-cell>
          <table:table-cell table:formula="of:=POWER([.C318]-6.75;2)" office:value-type="float" office:value="0.0540019748805624" calcext:value-type="float">
            <text:p>0.054001974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028256" calcext:value-type="float">
            <text:p>6.028256</text:p>
          </table:table-cell>
          <table:table-cell office:value-type="float" office:value="6.519828855" calcext:value-type="float">
            <text:p>6.519828855</text:p>
          </table:table-cell>
          <table:table-cell table:formula="of:=POWER([.C319]-6.75;2)" office:value-type="float" office:value="0.052978755990611" calcext:value-type="float">
            <text:p>0.05297875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992767" calcext:value-type="float">
            <text:p>5.992767</text:p>
          </table:table-cell>
          <table:table-cell office:value-type="float" office:value="6.52218603" calcext:value-type="float">
            <text:p>6.52218603</text:p>
          </table:table-cell>
          <table:table-cell table:formula="of:=POWER([.C320]-6.75;2)" office:value-type="float" office:value="0.0518992049271608" calcext:value-type="float">
            <text:p>0.051899204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943236" calcext:value-type="float">
            <text:p>5.943236</text:p>
          </table:table-cell>
          <table:table-cell office:value-type="float" office:value="6.524738695" calcext:value-type="float">
            <text:p>6.524738695</text:p>
          </table:table-cell>
          <table:table-cell table:formula="of:=POWER([.C321]-6.75;2)" office:value-type="float" office:value="0.0507426555303031" calcext:value-type="float">
            <text:p>0.050742655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87505" calcext:value-type="float">
            <text:p>5.87505</text:p>
          </table:table-cell>
          <table:table-cell office:value-type="float" office:value="6.52756398" calcext:value-type="float">
            <text:p>6.52756398</text:p>
          </table:table-cell>
          <table:table-cell table:formula="of:=POWER([.C322]-6.75;2)" office:value-type="float" office:value="0.0494777829934404" calcext:value-type="float">
            <text:p>0.04947778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78488" calcext:value-type="float">
            <text:p>5.78488</text:p>
          </table:table-cell>
          <table:table-cell office:value-type="float" office:value="6.53076177" calcext:value-type="float">
            <text:p>6.53076177</text:p>
          </table:table-cell>
          <table:table-cell table:formula="of:=POWER([.C323]-6.75;2)" office:value-type="float" office:value="0.048065401493533" calcext:value-type="float">
            <text:p>0.048065401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67102" calcext:value-type="float">
            <text:p>5.67102</text:p>
          </table:table-cell>
          <table:table-cell office:value-type="float" office:value="6.534448385" calcext:value-type="float">
            <text:p>6.534448385</text:p>
          </table:table-cell>
          <table:table-cell table:formula="of:=POWER([.C324]-6.75;2)" office:value-type="float" office:value="0.0464624987291082" calcext:value-type="float">
            <text:p>0.046462498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5336" calcext:value-type="float">
            <text:p>5.5336</text:p>
          </table:table-cell>
          <table:table-cell office:value-type="float" office:value="6.538748235" calcext:value-type="float">
            <text:p>6.538748235</text:p>
          </table:table-cell>
          <table:table-cell table:formula="of:=POWER([.C325]-6.75;2)" office:value-type="float" office:value="0.0446273082156153" calcext:value-type="float">
            <text:p>0.044627308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374628" calcext:value-type="float">
            <text:p>5.374628</text:p>
          </table:table-cell>
          <table:table-cell office:value-type="float" office:value="6.54378413" calcext:value-type="float">
            <text:p>6.54378413</text:p>
          </table:table-cell>
          <table:table-cell table:formula="of:=POWER([.C326]-6.75;2)" office:value-type="float" office:value="0.042524985039857" calcext:value-type="float">
            <text:p>0.04252498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197745" calcext:value-type="float">
            <text:p>5.197745</text:p>
          </table:table-cell>
          <table:table-cell office:value-type="float" office:value="6.5496672" calcext:value-type="float">
            <text:p>6.5496672</text:p>
          </table:table-cell>
          <table:table-cell table:formula="of:=POWER([.C327]-6.75;2)" office:value-type="float" office:value="0.04013323075584" calcext:value-type="float">
            <text:p>0.040133230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007512" calcext:value-type="float">
            <text:p>5.007512</text:p>
          </table:table-cell>
          <table:table-cell office:value-type="float" office:value="6.556487975" calcext:value-type="float">
            <text:p>6.556487975</text:p>
          </table:table-cell>
          <table:table-cell table:formula="of:=POWER([.C328]-6.75;2)" office:value-type="float" office:value="0.0374469038196008" calcext:value-type="float">
            <text:p>0.037446903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807836" calcext:value-type="float">
            <text:p>4.807836</text:p>
          </table:table-cell>
          <table:table-cell office:value-type="float" office:value="6.56431116" calcext:value-type="float">
            <text:p>6.56431116</text:p>
          </table:table-cell>
          <table:table-cell table:formula="of:=POWER([.C329]-6.75;2)" office:value-type="float" office:value="0.0344803453005456" calcext:value-type="float">
            <text:p>0.034480345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598477" calcext:value-type="float">
            <text:p>4.598477</text:p>
          </table:table-cell>
          <table:table-cell office:value-type="float" office:value="6.573178505" calcext:value-type="float">
            <text:p>6.573178505</text:p>
          </table:table-cell>
          <table:table-cell table:formula="of:=POWER([.C330]-6.75;2)" office:value-type="float" office:value="0.0312658410940352" calcext:value-type="float">
            <text:p>0.031265841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366019" calcext:value-type="float">
            <text:p>4.366019</text:p>
          </table:table-cell>
          <table:table-cell office:value-type="float" office:value="6.583129485" calcext:value-type="float">
            <text:p>6.583129485</text:p>
          </table:table-cell>
          <table:table-cell table:formula="of:=POWER([.C331]-6.75;2)" office:value-type="float" office:value="0.0278457687763653" calcext:value-type="float">
            <text:p>0.027845768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051702" calcext:value-type="float">
            <text:p>4.051702</text:p>
          </table:table-cell>
          <table:table-cell office:value-type="float" office:value="6.594267515" calcext:value-type="float">
            <text:p>6.594267515</text:p>
          </table:table-cell>
          <table:table-cell table:formula="of:=POWER([.C332]-6.75;2)" office:value-type="float" office:value="0.0242526068842751" calcext:value-type="float">
            <text:p>0.02425260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341894" calcext:value-type="float">
            <text:p>3.341894</text:p>
          </table:table-cell>
          <table:table-cell office:value-type="float" office:value="6.6069874" calcext:value-type="float">
            <text:p>6.6069874</text:p>
          </table:table-cell>
          <table:table-cell table:formula="of:=POWER([.C333]-6.75;2)" office:value-type="float" office:value="0.0204526037587601" calcext:value-type="float">
            <text:p>0.020452603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.341894" calcext:value-type="float">
            <text:p>3.341894</text:p>
          </table:table-cell>
          <table:table-cell office:value-type="float" office:value="6.623250735" calcext:value-type="float">
            <text:p>6.623250735</text:p>
          </table:table-cell>
          <table:table-cell table:formula="of:=POWER([.C334]-6.75;2)" office:value-type="float" office:value="0.0160653761780402" calcext:value-type="float">
            <text:p>0.016065376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525452" calcext:value-type="float">
            <text:p>6.525452</text:p>
          </table:table-cell>
          <table:table-cell office:value-type="float" office:value="6.639492455" calcext:value-type="float">
            <text:p>6.639492455</text:p>
          </table:table-cell>
          <table:table-cell table:formula="of:=POWER([.C335]-6.75;2)" office:value-type="float" office:value="0.012211917501927" calcext:value-type="float">
            <text:p>0.012211917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611507" calcext:value-type="float">
            <text:p>5.611507</text:p>
          </table:table-cell>
          <table:table-cell office:value-type="float" office:value="6.639779815" calcext:value-type="float">
            <text:p>6.639779815</text:p>
          </table:table-cell>
          <table:table-cell table:formula="of:=POWER([.C336]-6.75;2)" office:value-type="float" office:value="0.0121484891814343" calcext:value-type="float">
            <text:p>0.012148489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408286" calcext:value-type="float">
            <text:p>5.408286</text:p>
          </table:table-cell>
          <table:table-cell office:value-type="float" office:value="6.64458743" calcext:value-type="float">
            <text:p>6.64458743</text:p>
          </table:table-cell>
          <table:table-cell table:formula="of:=POWER([.C337]-6.75;2)" office:value-type="float" office:value="0.011111809914005" calcext:value-type="float">
            <text:p>0.011111809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370937" calcext:value-type="float">
            <text:p>5.370937</text:p>
          </table:table-cell>
          <table:table-cell office:value-type="float" office:value="6.6503514" calcext:value-type="float">
            <text:p>6.6503514</text:p>
          </table:table-cell>
          <table:table-cell table:formula="of:=POWER([.C338]-6.75;2)" office:value-type="float" office:value="0.00992984348196002" calcext:value-type="float">
            <text:p>0.009929843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401324" calcext:value-type="float">
            <text:p>5.401324</text:p>
          </table:table-cell>
          <table:table-cell office:value-type="float" office:value="6.656234665" calcext:value-type="float">
            <text:p>6.656234665</text:p>
          </table:table-cell>
          <table:table-cell table:formula="of:=POWER([.C339]-6.75;2)" office:value-type="float" office:value="0.00879193804766215" calcext:value-type="float">
            <text:p>0.00879193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465431" calcext:value-type="float">
            <text:p>5.465431</text:p>
          </table:table-cell>
          <table:table-cell office:value-type="float" office:value="6.66189277" calcext:value-type="float">
            <text:p>6.66189277</text:p>
          </table:table-cell>
          <table:table-cell table:formula="of:=POWER([.C340]-6.75;2)" office:value-type="float" office:value="0.00776288397827296" calcext:value-type="float">
            <text:p>0.00776288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547577" calcext:value-type="float">
            <text:p>5.547577</text:p>
          </table:table-cell>
          <table:table-cell office:value-type="float" office:value="6.667152" calcext:value-type="float">
            <text:p>6.667152</text:p>
          </table:table-cell>
          <table:table-cell table:formula="of:=POWER([.C341]-6.75;2)" office:value-type="float" office:value="0.00686379110400004" calcext:value-type="float">
            <text:p>0.006863791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639506" calcext:value-type="float">
            <text:p>5.639506</text:p>
          </table:table-cell>
          <table:table-cell office:value-type="float" office:value="6.671916095" calcext:value-type="float">
            <text:p>6.671916095</text:p>
          </table:table-cell>
          <table:table-cell table:formula="of:=POWER([.C342]-6.75;2)" office:value-type="float" office:value="0.00609709622004898" calcext:value-type="float">
            <text:p>0.006097096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736584" calcext:value-type="float">
            <text:p>5.736584</text:p>
          </table:table-cell>
          <table:table-cell office:value-type="float" office:value="6.67612754" calcext:value-type="float">
            <text:p>6.67612754</text:p>
          </table:table-cell>
          <table:table-cell table:formula="of:=POWER([.C343]-6.75;2)" office:value-type="float" office:value="0.00545714034645167" calcext:value-type="float">
            <text:p>0.005457140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836021" calcext:value-type="float">
            <text:p>5.836021</text:p>
          </table:table-cell>
          <table:table-cell office:value-type="float" office:value="6.67974832" calcext:value-type="float">
            <text:p>6.67974832</text:p>
          </table:table-cell>
          <table:table-cell table:formula="of:=POWER([.C344]-6.75;2)" office:value-type="float" office:value="0.00493529854282242" calcext:value-type="float">
            <text:p>0.004935298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935879" calcext:value-type="float">
            <text:p>5.935879</text:p>
          </table:table-cell>
          <table:table-cell office:value-type="float" office:value="6.682750455" calcext:value-type="float">
            <text:p>6.682750455</text:p>
          </table:table-cell>
          <table:table-cell table:formula="of:=POWER([.C345]-6.75;2)" office:value-type="float" office:value="0.00452250130270704" calcext:value-type="float">
            <text:p>0.004522501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034483" calcext:value-type="float">
            <text:p>6.034483</text:p>
          </table:table-cell>
          <table:table-cell office:value-type="float" office:value="6.685112725" calcext:value-type="float">
            <text:p>6.685112725</text:p>
          </table:table-cell>
          <table:table-cell table:formula="of:=POWER([.C346]-6.75;2)" office:value-type="float" office:value="0.00421035845692566" calcext:value-type="float">
            <text:p>0.0042103585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130119" calcext:value-type="float">
            <text:p>6.130119</text:p>
          </table:table-cell>
          <table:table-cell office:value-type="float" office:value="6.686821725" calcext:value-type="float">
            <text:p>6.686821725</text:p>
          </table:table-cell>
          <table:table-cell table:formula="of:=POWER([.C347]-6.75;2)" office:value-type="float" office:value="0.00399149443197566" calcext:value-type="float">
            <text:p>0.0039914944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220944" calcext:value-type="float">
            <text:p>6.220944</text:p>
          </table:table-cell>
          <table:table-cell office:value-type="float" office:value="6.68787571" calcext:value-type="float">
            <text:p>6.68787571</text:p>
          </table:table-cell>
          <table:table-cell table:formula="of:=POWER([.C348]-6.75;2)" office:value-type="float" office:value="0.00385942740800408" calcext:value-type="float">
            <text:p>0.003859427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305057" calcext:value-type="float">
            <text:p>6.305057</text:p>
          </table:table-cell>
          <table:table-cell office:value-type="float" office:value="6.68828976" calcext:value-type="float">
            <text:p>6.68828976</text:p>
          </table:table-cell>
          <table:table-cell table:formula="of:=POWER([.C349]-6.75;2)" office:value-type="float" office:value="0.0038081537208576" calcext:value-type="float">
            <text:p>0.003808153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380665" calcext:value-type="float">
            <text:p>6.380665</text:p>
          </table:table-cell>
          <table:table-cell office:value-type="float" office:value="6.68810086" calcext:value-type="float">
            <text:p>6.68810086</text:p>
          </table:table-cell>
          <table:table-cell table:formula="of:=POWER([.C350]-6.75;2)" office:value-type="float" office:value="0.00383150353273954" calcext:value-type="float">
            <text:p>0.003831503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446282" calcext:value-type="float">
            <text:p>6.446282</text:p>
          </table:table-cell>
          <table:table-cell office:value-type="float" office:value="6.687371515" calcext:value-type="float">
            <text:p>6.687371515</text:p>
          </table:table-cell>
          <table:table-cell table:formula="of:=POWER([.C351]-6.75;2)" office:value-type="float" office:value="0.00392232713339526" calcext:value-type="float">
            <text:p>0.003922327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50092" calcext:value-type="float">
            <text:p>6.50092</text:p>
          </table:table-cell>
          <table:table-cell office:value-type="float" office:value="6.68619086" calcext:value-type="float">
            <text:p>6.68619086</text:p>
          </table:table-cell>
          <table:table-cell table:formula="of:=POWER([.C352]-6.75;2)" office:value-type="float" office:value="0.00407160634753961" calcext:value-type="float">
            <text:p>0.004071606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544222" calcext:value-type="float">
            <text:p>6.544222</text:p>
          </table:table-cell>
          <table:table-cell office:value-type="float" office:value="6.68467246" calcext:value-type="float">
            <text:p>6.68467246</text:p>
          </table:table-cell>
          <table:table-cell table:formula="of:=POWER([.C353]-6.75;2)" office:value-type="float" office:value="0.00426768748245162" calcext:value-type="float">
            <text:p>0.004267687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576517" calcext:value-type="float">
            <text:p>6.576517</text:p>
          </table:table-cell>
          <table:table-cell office:value-type="float" office:value="6.68294861" calcext:value-type="float">
            <text:p>6.68294861</text:p>
          </table:table-cell>
          <table:table-cell table:formula="of:=POWER([.C354]-6.75;2)" office:value-type="float" office:value="0.00449588890093205" calcext:value-type="float">
            <text:p>0.004495888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598792" calcext:value-type="float">
            <text:p>6.598792</text:p>
          </table:table-cell>
          <table:table-cell office:value-type="float" office:value="6.68116149" calcext:value-type="float">
            <text:p>6.68116149</text:p>
          </table:table-cell>
          <table:table-cell table:formula="of:=POWER([.C355]-6.75;2)" office:value-type="float" office:value="0.0047387404590201" calcext:value-type="float">
            <text:p>0.004738740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1257" calcext:value-type="float">
            <text:p>6.61257</text:p>
          </table:table-cell>
          <table:table-cell office:value-type="float" office:value="6.67945222" calcext:value-type="float">
            <text:p>6.67945222</text:p>
          </table:table-cell>
          <table:table-cell table:formula="of:=POWER([.C356]-6.75;2)" office:value-type="float" office:value="0.00497698926292841" calcext:value-type="float">
            <text:p>0.004976989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19724" calcext:value-type="float">
            <text:p>6.619724</text:p>
          </table:table-cell>
          <table:table-cell office:value-type="float" office:value="6.67794939" calcext:value-type="float">
            <text:p>6.67794939</text:p>
          </table:table-cell>
          <table:table-cell table:formula="of:=POWER([.C357]-6.75;2)" office:value-type="float" office:value="0.00519129040137207" calcext:value-type="float">
            <text:p>0.005191290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22242" calcext:value-type="float">
            <text:p>6.622242</text:p>
          </table:table-cell>
          <table:table-cell office:value-type="float" office:value="6.676758775" calcext:value-type="float">
            <text:p>6.676758775</text:p>
          </table:table-cell>
          <table:table-cell table:formula="of:=POWER([.C358]-6.75;2)" office:value-type="float" office:value="0.00536427703950067" calcext:value-type="float">
            <text:p>0.00536427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21978" calcext:value-type="float">
            <text:p>6.621978</text:p>
          </table:table-cell>
          <table:table-cell office:value-type="float" office:value="6.67595582" calcext:value-type="float">
            <text:p>6.67595582</text:p>
          </table:table-cell>
          <table:table-cell table:formula="of:=POWER([.C359]-6.75;2)" office:value-type="float" office:value="0.00548254059187234" calcext:value-type="float">
            <text:p>0.005482540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20446" calcext:value-type="float">
            <text:p>6.620446</text:p>
          </table:table-cell>
          <table:table-cell office:value-type="float" office:value="6.675582005" calcext:value-type="float">
            <text:p>6.675582005</text:p>
          </table:table-cell>
          <table:table-cell table:formula="of:=POWER([.C360]-6.75;2)" office:value-type="float" office:value="0.00553803797982004" calcext:value-type="float">
            <text:p>0.005538038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18663" calcext:value-type="float">
            <text:p>6.618663</text:p>
          </table:table-cell>
          <table:table-cell office:value-type="float" office:value="6.675645475" calcext:value-type="float">
            <text:p>6.675645475</text:p>
          </table:table-cell>
          <table:table-cell table:formula="of:=POWER([.C361]-6.75;2)" office:value-type="float" office:value="0.00552859538797568" calcext:value-type="float">
            <text:p>0.005528595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17107" calcext:value-type="float">
            <text:p>6.617107</text:p>
          </table:table-cell>
          <table:table-cell office:value-type="float" office:value="6.676126085" calcext:value-type="float">
            <text:p>6.676126085</text:p>
          </table:table-cell>
          <table:table-cell table:formula="of:=POWER([.C362]-6.75;2)" office:value-type="float" office:value="0.00545735531742724" calcext:value-type="float">
            <text:p>0.005457355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1575" calcext:value-type="float">
            <text:p>6.61575</text:p>
          </table:table-cell>
          <table:table-cell office:value-type="float" office:value="6.676985065" calcext:value-type="float">
            <text:p>6.676985065</text:p>
          </table:table-cell>
          <table:table-cell table:formula="of:=POWER([.C363]-6.75;2)" office:value-type="float" office:value="0.00533118073305419" calcext:value-type="float">
            <text:p>0.005331180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142" calcext:value-type="float">
            <text:p>6.6142</text:p>
          </table:table-cell>
          <table:table-cell office:value-type="float" office:value="6.678181895" calcext:value-type="float">
            <text:p>6.678181895</text:p>
          </table:table-cell>
          <table:table-cell table:formula="of:=POWER([.C364]-6.75;2)" office:value-type="float" office:value="0.00515784020579105" calcext:value-type="float">
            <text:p>0.005157840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11876" calcext:value-type="float">
            <text:p>6.611876</text:p>
          </table:table-cell>
          <table:table-cell office:value-type="float" office:value="6.67971028" calcext:value-type="float">
            <text:p>6.67971028</text:p>
          </table:table-cell>
          <table:table-cell table:formula="of:=POWER([.C365]-6.75;2)" office:value-type="float" office:value="0.00494064473767839" calcext:value-type="float">
            <text:p>0.004940644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08201" calcext:value-type="float">
            <text:p>6.608201</text:p>
          </table:table-cell>
          <table:table-cell office:value-type="float" office:value="6.681724335" calcext:value-type="float">
            <text:p>6.681724335</text:p>
          </table:table-cell>
          <table:table-cell table:formula="of:=POWER([.C366]-6.75;2)" office:value-type="float" office:value="0.0046615664311922" calcext:value-type="float">
            <text:p>0.004661566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02764" calcext:value-type="float">
            <text:p>6.602764</text:p>
          </table:table-cell>
          <table:table-cell office:value-type="float" office:value="6.685731125" calcext:value-type="float">
            <text:p>6.685731125</text:p>
          </table:table-cell>
          <table:table-cell table:formula="of:=POWER([.C367]-6.75;2)" office:value-type="float" office:value="0.0041304882937656" calcext:value-type="float">
            <text:p>0.004130488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9541" calcext:value-type="float">
            <text:p>6.59541</text:p>
          </table:table-cell>
          <table:table-cell office:value-type="float" office:value="6.68240409" calcext:value-type="float">
            <text:p>6.68240409</text:p>
          </table:table-cell>
          <table:table-cell table:formula="of:=POWER([.C368]-6.75;2)" office:value-type="float" office:value="0.00456920704872805" calcext:value-type="float">
            <text:p>0.00456920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86267" calcext:value-type="float">
            <text:p>6.586267</text:p>
          </table:table-cell>
          <table:table-cell office:value-type="float" office:value="6.68165916" calcext:value-type="float">
            <text:p>6.68165916</text:p>
          </table:table-cell>
          <table:table-cell table:formula="of:=POWER([.C369]-6.75;2)" office:value-type="float" office:value="0.00467047041190564" calcext:value-type="float">
            <text:p>0.004670470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75694" calcext:value-type="float">
            <text:p>6.575694</text:p>
          </table:table-cell>
          <table:table-cell office:value-type="float" office:value="6.68115912" calcext:value-type="float">
            <text:p>6.68115912</text:p>
          </table:table-cell>
          <table:table-cell table:formula="of:=POWER([.C370]-6.75;2)" office:value-type="float" office:value="0.00473906675917437" calcext:value-type="float">
            <text:p>0.004739066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64191" calcext:value-type="float">
            <text:p>6.564191</text:p>
          </table:table-cell>
          <table:table-cell office:value-type="float" office:value="6.680581765" calcext:value-type="float">
            <text:p>6.680581765</text:p>
          </table:table-cell>
          <table:table-cell table:formula="of:=POWER([.C371]-6.75;2)" office:value-type="float" office:value="0.00481889135051518" calcext:value-type="float">
            <text:p>0.004818891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52291" calcext:value-type="float">
            <text:p>6.552291</text:p>
          </table:table-cell>
          <table:table-cell office:value-type="float" office:value="6.67982571" calcext:value-type="float">
            <text:p>6.67982571</text:p>
          </table:table-cell>
          <table:table-cell table:formula="of:=POWER([.C372]-6.75;2)" office:value-type="float" office:value="0.00492443097700406" calcext:value-type="float">
            <text:p>0.00492443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540468" calcext:value-type="float">
            <text:p>6.540468</text:p>
          </table:table-cell>
          <table:table-cell office:value-type="float" office:value="6.67886528" calcext:value-type="float">
            <text:p>6.67886528</text:p>
          </table:table-cell>
          <table:table-cell table:formula="of:=POWER([.C373]-6.75;2)" office:value-type="float" office:value="0.00506014838947838" calcext:value-type="float">
            <text:p>0.005060148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29098" calcext:value-type="float">
            <text:p>6.529098</text:p>
          </table:table-cell>
          <table:table-cell office:value-type="float" office:value="6.677715745" calcext:value-type="float">
            <text:p>6.677715745</text:p>
          </table:table-cell>
          <table:table-cell table:formula="of:=POWER([.C374]-6.75;2)" office:value-type="float" office:value="0.00522501352090496" calcext:value-type="float">
            <text:p>0.005225013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18453" calcext:value-type="float">
            <text:p>6.518453</text:p>
          </table:table-cell>
          <table:table-cell office:value-type="float" office:value="6.676417685" calcext:value-type="float">
            <text:p>6.676417685</text:p>
          </table:table-cell>
          <table:table-cell table:formula="of:=POWER([.C375]-6.75;2)" office:value-type="float" office:value="0.00541435708075928" calcext:value-type="float">
            <text:p>0.005414357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508754" calcext:value-type="float">
            <text:p>6.508754</text:p>
          </table:table-cell>
          <table:table-cell office:value-type="float" office:value="6.67502528" calcext:value-type="float">
            <text:p>6.67502528</text:p>
          </table:table-cell>
          <table:table-cell table:formula="of:=POWER([.C376]-6.75;2)" office:value-type="float" office:value="0.00562120863907842" calcext:value-type="float">
            <text:p>0.005621208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500237" calcext:value-type="float">
            <text:p>6.500237</text:p>
          </table:table-cell>
          <table:table-cell office:value-type="float" office:value="6.673595195" calcext:value-type="float">
            <text:p>6.673595195</text:p>
          </table:table-cell>
          <table:table-cell table:formula="of:=POWER([.C377]-6.75;2)" office:value-type="float" office:value="0.00583769422708805" calcext:value-type="float">
            <text:p>0.005837694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49322" calcext:value-type="float">
            <text:p>6.49322</text:p>
          </table:table-cell>
          <table:table-cell office:value-type="float" office:value="6.67217607" calcext:value-type="float">
            <text:p>6.67217607</text:p>
          </table:table-cell>
          <table:table-cell table:formula="of:=POWER([.C378]-6.75;2)" office:value-type="float" office:value="0.00605656408064491" calcext:value-type="float">
            <text:p>0.006056564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488137" calcext:value-type="float">
            <text:p>6.488137</text:p>
          </table:table-cell>
          <table:table-cell office:value-type="float" office:value="6.67079973" calcext:value-type="float">
            <text:p>6.67079973</text:p>
          </table:table-cell>
          <table:table-cell table:formula="of:=POWER([.C379]-6.75;2)" office:value-type="float" office:value="0.00627268276807295" calcext:value-type="float">
            <text:p>0.006272682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485531" calcext:value-type="float">
            <text:p>6.485531</text:p>
          </table:table-cell>
          <table:table-cell office:value-type="float" office:value="6.66947544" calcext:value-type="float">
            <text:p>6.66947544</text:p>
          </table:table-cell>
          <table:table-cell table:formula="of:=POWER([.C380]-6.75;2)" office:value-type="float" office:value="0.00648420476319356" calcext:value-type="float">
            <text:p>0.006484204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485991" calcext:value-type="float">
            <text:p>6.485991</text:p>
          </table:table-cell>
          <table:table-cell office:value-type="float" office:value="6.668188235" calcext:value-type="float">
            <text:p>6.668188235</text:p>
          </table:table-cell>
          <table:table-cell table:formula="of:=POWER([.C381]-6.75;2)" office:value-type="float" office:value="0.00669316489241528" calcext:value-type="float">
            <text:p>0.006693164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49005" calcext:value-type="float">
            <text:p>6.49005</text:p>
          </table:table-cell>
          <table:table-cell office:value-type="float" office:value="6.66690181" calcext:value-type="float">
            <text:p>6.66690181</text:p>
          </table:table-cell>
          <table:table-cell table:formula="of:=POWER([.C382]-6.75;2)" office:value-type="float" office:value="0.00690530918127615" calcext:value-type="float">
            <text:p>0.006905309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498068" calcext:value-type="float">
            <text:p>6.498068</text:p>
          </table:table-cell>
          <table:table-cell office:value-type="float" office:value="6.665565775" calcext:value-type="float">
            <text:p>6.665565775</text:p>
          </table:table-cell>
          <table:table-cell table:formula="of:=POWER([.C383]-6.75;2)" office:value-type="float" office:value="0.0071291383513506" calcext:value-type="float">
            <text:p>0.007129138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10121" calcext:value-type="float">
            <text:p>6.510121</text:p>
          </table:table-cell>
          <table:table-cell office:value-type="float" office:value="6.664126405" calcext:value-type="float">
            <text:p>6.664126405</text:p>
          </table:table-cell>
          <table:table-cell table:formula="of:=POWER([.C384]-6.75;2)" office:value-type="float" office:value="0.00737427431822399" calcext:value-type="float">
            <text:p>0.007374274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25924" calcext:value-type="float">
            <text:p>6.525924</text:p>
          </table:table-cell>
          <table:table-cell office:value-type="float" office:value="6.6625394" calcext:value-type="float">
            <text:p>6.6625394</text:p>
          </table:table-cell>
          <table:table-cell table:formula="of:=POWER([.C385]-6.75;2)" office:value-type="float" office:value="0.00764935655236" calcext:value-type="float">
            <text:p>0.007649356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44815" calcext:value-type="float">
            <text:p>6.544815</text:p>
          </table:table-cell>
          <table:table-cell office:value-type="float" office:value="6.66078274" calcext:value-type="float">
            <text:p>6.66078274</text:p>
          </table:table-cell>
          <table:table-cell table:formula="of:=POWER([.C386]-6.75;2)" office:value-type="float" office:value="0.00795971948190757" calcext:value-type="float">
            <text:p>0.007959719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65791" calcext:value-type="float">
            <text:p>6.565791</text:p>
          </table:table-cell>
          <table:table-cell office:value-type="float" office:value="6.65886726" calcext:value-type="float">
            <text:p>6.65886726</text:p>
          </table:table-cell>
          <table:table-cell table:formula="of:=POWER([.C387]-6.75;2)" office:value-type="float" office:value="0.00830517629990759" calcext:value-type="float">
            <text:p>0.008305176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587616" calcext:value-type="float">
            <text:p>6.587616</text:p>
          </table:table-cell>
          <table:table-cell office:value-type="float" office:value="6.656842595" calcext:value-type="float">
            <text:p>6.656842595</text:p>
          </table:table-cell>
          <table:table-cell table:formula="of:=POWER([.C388]-6.75;2)" office:value-type="float" office:value="0.00867830210633393" calcext:value-type="float">
            <text:p>0.008678302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08955" calcext:value-type="float">
            <text:p>6.608955</text:p>
          </table:table-cell>
          <table:table-cell office:value-type="float" office:value="6.65479655" calcext:value-type="float">
            <text:p>6.65479655</text:p>
          </table:table-cell>
          <table:table-cell table:formula="of:=POWER([.C389]-6.75;2)" office:value-type="float" office:value="0.00906369689190243" calcext:value-type="float">
            <text:p>0.009063696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28539" calcext:value-type="float">
            <text:p>6.628539</text:p>
          </table:table-cell>
          <table:table-cell office:value-type="float" office:value="6.652847035" calcext:value-type="float">
            <text:p>6.652847035</text:p>
          </table:table-cell>
          <table:table-cell table:formula="of:=POWER([.C390]-6.75;2)" office:value-type="float" office:value="0.00943869860829128" calcext:value-type="float">
            <text:p>0.009438698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45318" calcext:value-type="float">
            <text:p>6.645318</text:p>
          </table:table-cell>
          <table:table-cell office:value-type="float" office:value="6.651127295" calcext:value-type="float">
            <text:p>6.651127295</text:p>
          </table:table-cell>
          <table:table-cell table:formula="of:=POWER([.C391]-6.75;2)" office:value-type="float" office:value="0.00977581179401698" calcext:value-type="float">
            <text:p>0.009775811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58592" calcext:value-type="float">
            <text:p>6.658592</text:p>
          </table:table-cell>
          <table:table-cell office:value-type="float" office:value="6.649766835" calcext:value-type="float">
            <text:p>6.649766835</text:p>
          </table:table-cell>
          <table:table-cell table:formula="of:=POWER([.C392]-6.75;2)" office:value-type="float" office:value="0.0100466873659172" calcext:value-type="float">
            <text:p>0.0100466874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68092" calcext:value-type="float">
            <text:p>6.668092</text:p>
          </table:table-cell>
          <table:table-cell office:value-type="float" office:value="6.64887162" calcext:value-type="float">
            <text:p>6.64887162</text:p>
          </table:table-cell>
          <table:table-cell table:formula="of:=POWER([.C393]-6.75;2)" office:value-type="float" office:value="0.0102269492414245" calcext:value-type="float">
            <text:p>0.010226949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74013" calcext:value-type="float">
            <text:p>6.674013</text:p>
          </table:table-cell>
          <table:table-cell office:value-type="float" office:value="6.648507125" calcext:value-type="float">
            <text:p>6.648507125</text:p>
          </table:table-cell>
          <table:table-cell table:formula="of:=POWER([.C394]-6.75;2)" office:value-type="float" office:value="0.0103008036757656" calcext:value-type="float">
            <text:p>0.010300803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76984" calcext:value-type="float">
            <text:p>6.676984</text:p>
          </table:table-cell>
          <table:table-cell office:value-type="float" office:value="6.648687015" calcext:value-type="float">
            <text:p>6.648687015</text:p>
          </table:table-cell>
          <table:table-cell table:formula="of:=POWER([.C395]-6.75;2)" office:value-type="float" office:value="0.0102643209296102" calcext:value-type="float">
            <text:p>0.010264320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77982" calcext:value-type="float">
            <text:p>6.677982</text:p>
          </table:table-cell>
          <table:table-cell office:value-type="float" office:value="6.64936876" calcext:value-type="float">
            <text:p>6.64936876</text:p>
          </table:table-cell>
          <table:table-cell table:formula="of:=POWER([.C396]-6.75;2)" office:value-type="float" office:value="0.0101266464639376" calcext:value-type="float">
            <text:p>0.010126646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78203" calcext:value-type="float">
            <text:p>6.678203</text:p>
          </table:table-cell>
          <table:table-cell office:value-type="float" office:value="6.650456245" calcext:value-type="float">
            <text:p>6.650456245</text:p>
          </table:table-cell>
          <table:table-cell table:formula="of:=POWER([.C397]-6.75;2)" office:value-type="float" office:value="0.00990895915950003" calcext:value-type="float">
            <text:p>0.009908959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78891" calcext:value-type="float">
            <text:p>6.678891</text:p>
          </table:table-cell>
          <table:table-cell office:value-type="float" office:value="6.65180852" calcext:value-type="float">
            <text:p>6.65180852</text:p>
          </table:table-cell>
          <table:table-cell table:formula="of:=POWER([.C398]-6.75;2)" office:value-type="float" office:value="0.00964156674459033" calcext:value-type="float">
            <text:p>0.009641566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81172" calcext:value-type="float">
            <text:p>6.681172</text:p>
          </table:table-cell>
          <table:table-cell office:value-type="float" office:value="6.65325332" calcext:value-type="float">
            <text:p>6.65325332</text:p>
          </table:table-cell>
          <table:table-cell table:formula="of:=POWER([.C399]-6.75;2)" office:value-type="float" office:value="0.00935992009102237" calcext:value-type="float">
            <text:p>0.009359920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85888" calcext:value-type="float">
            <text:p>6.685888</text:p>
          </table:table-cell>
          <table:table-cell office:value-type="float" office:value="6.65460378" calcext:value-type="float">
            <text:p>6.65460378</text:p>
          </table:table-cell>
          <table:table-cell table:formula="of:=POWER([.C400]-6.75;2)" office:value-type="float" office:value="0.00910043879028832" calcext:value-type="float">
            <text:p>0.009100438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93475" calcext:value-type="float">
            <text:p>6.693475</text:p>
          </table:table-cell>
          <table:table-cell office:value-type="float" office:value="6.65567669" calcext:value-type="float">
            <text:p>6.65567669</text:p>
          </table:table-cell>
          <table:table-cell table:formula="of:=POWER([.C401]-6.75;2)" office:value-type="float" office:value="0.00889688680935611" calcext:value-type="float">
            <text:p>0.008896886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03899" calcext:value-type="float">
            <text:p>6.703899</text:p>
          </table:table-cell>
          <table:table-cell office:value-type="float" office:value="6.656310575" calcext:value-type="float">
            <text:p>6.656310575</text:p>
          </table:table-cell>
          <table:table-cell table:formula="of:=POWER([.C402]-6.75;2)" office:value-type="float" office:value="0.00877770835683062" calcext:value-type="float">
            <text:p>0.008777708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16655" calcext:value-type="float">
            <text:p>6.716655</text:p>
          </table:table-cell>
          <table:table-cell office:value-type="float" office:value="6.656381845" calcext:value-type="float">
            <text:p>6.656381845</text:p>
          </table:table-cell>
          <table:table-cell table:formula="of:=POWER([.C403]-6.75;2)" office:value-type="float" office:value="0.00876435894560397" calcext:value-type="float">
            <text:p>0.008764358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30843" calcext:value-type="float">
            <text:p>6.730843</text:p>
          </table:table-cell>
          <table:table-cell office:value-type="float" office:value="6.65581735" calcext:value-type="float">
            <text:p>6.65581735</text:p>
          </table:table-cell>
          <table:table-cell table:formula="of:=POWER([.C404]-6.75;2)" office:value-type="float" office:value="0.00887037156102259" calcext:value-type="float">
            <text:p>0.008870371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45286" calcext:value-type="float">
            <text:p>6.745286</text:p>
          </table:table-cell>
          <table:table-cell office:value-type="float" office:value="6.65460167" calcext:value-type="float">
            <text:p>6.65460167</text:p>
          </table:table-cell>
          <table:table-cell table:formula="of:=POWER([.C405]-6.75;2)" office:value-type="float" office:value="0.00910084136678892" calcext:value-type="float">
            <text:p>0.009100841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58701" calcext:value-type="float">
            <text:p>6.758701</text:p>
          </table:table-cell>
          <table:table-cell office:value-type="float" office:value="6.65277807" calcext:value-type="float">
            <text:p>6.65277807</text:p>
          </table:table-cell>
          <table:table-cell table:formula="of:=POWER([.C406]-6.75;2)" office:value-type="float" office:value="0.00945210367292488" calcext:value-type="float">
            <text:p>0.009452103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6986" calcext:value-type="float">
            <text:p>6.76986</text:p>
          </table:table-cell>
          <table:table-cell office:value-type="float" office:value="6.65044251" calcext:value-type="float">
            <text:p>6.65044251</text:p>
          </table:table-cell>
          <table:table-cell table:formula="of:=POWER([.C407]-6.75;2)" office:value-type="float" office:value="0.00991169381510019" calcext:value-type="float">
            <text:p>0.0099116938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77759" calcext:value-type="float">
            <text:p>6.777759</text:p>
          </table:table-cell>
          <table:table-cell office:value-type="float" office:value="6.64773141" calcext:value-type="float">
            <text:p>6.64773141</text:p>
          </table:table-cell>
          <table:table-cell table:formula="of:=POWER([.C408]-6.75;2)" office:value-type="float" office:value="0.010458864500588" calcext:value-type="float">
            <text:p>0.010458864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81732" calcext:value-type="float">
            <text:p>6.781732</text:p>
          </table:table-cell>
          <table:table-cell office:value-type="float" office:value="6.64480479" calcext:value-type="float">
            <text:p>6.64480479</text:p>
          </table:table-cell>
          <table:table-cell table:formula="of:=POWER([.C409]-6.75;2)" office:value-type="float" office:value="0.0110660322069441" calcext:value-type="float">
            <text:p>0.011066032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8154" calcext:value-type="float">
            <text:p>6.78154</text:p>
          </table:table-cell>
          <table:table-cell office:value-type="float" office:value="6.641827675" calcext:value-type="float">
            <text:p>6.641827675</text:p>
          </table:table-cell>
          <table:table-cell table:formula="of:=POWER([.C410]-6.75;2)" office:value-type="float" office:value="0.0117012518959056" calcext:value-type="float">
            <text:p>0.011701251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77387" calcext:value-type="float">
            <text:p>6.777387</text:p>
          </table:table-cell>
          <table:table-cell office:value-type="float" office:value="6.63895263" calcext:value-type="float">
            <text:p>6.63895263</text:p>
          </table:table-cell>
          <table:table-cell table:formula="of:=POWER([.C411]-6.75;2)" office:value-type="float" office:value="0.0123315183839168" calcext:value-type="float">
            <text:p>0.012331518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699" calcext:value-type="float">
            <text:p>6.7699</text:p>
          </table:table-cell>
          <table:table-cell office:value-type="float" office:value="6.636306065" calcext:value-type="float">
            <text:p>6.636306065</text:p>
          </table:table-cell>
          <table:table-cell table:formula="of:=POWER([.C412]-6.75;2)" office:value-type="float" office:value="0.0129263108557842" calcext:value-type="float">
            <text:p>0.0129263109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60052" calcext:value-type="float">
            <text:p>6.760052</text:p>
          </table:table-cell>
          <table:table-cell office:value-type="float" office:value="6.633979605" calcext:value-type="float">
            <text:p>6.633979605</text:p>
          </table:table-cell>
          <table:table-cell table:formula="of:=POWER([.C413]-6.75;2)" office:value-type="float" office:value="0.0134607320559559" calcext:value-type="float">
            <text:p>0.01346073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49059" calcext:value-type="float">
            <text:p>6.749059</text:p>
          </table:table-cell>
          <table:table-cell office:value-type="float" office:value="6.632026755" calcext:value-type="float">
            <text:p>6.632026755</text:p>
          </table:table-cell>
          <table:table-cell table:formula="of:=POWER([.C414]-6.75;2)" office:value-type="float" office:value="0.01391768653583" calcext:value-type="float">
            <text:p>0.013917686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38245" calcext:value-type="float">
            <text:p>6.738245</text:p>
          </table:table-cell>
          <table:table-cell office:value-type="float" office:value="6.63046407" calcext:value-type="float">
            <text:p>6.63046407</text:p>
          </table:table-cell>
          <table:table-cell table:formula="of:=POWER([.C415]-6.75;2)" office:value-type="float" office:value="0.0142888385609648" calcext:value-type="float">
            <text:p>0.014288838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28904" calcext:value-type="float">
            <text:p>6.728904</text:p>
          </table:table-cell>
          <table:table-cell office:value-type="float" office:value="6.62927571" calcext:value-type="float">
            <text:p>6.62927571</text:p>
          </table:table-cell>
          <table:table-cell table:formula="of:=POWER([.C416]-6.75;2)" office:value-type="float" office:value="0.0145743541960041" calcext:value-type="float">
            <text:p>0.0145743542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22168" calcext:value-type="float">
            <text:p>6.722168</text:p>
          </table:table-cell>
          <table:table-cell office:value-type="float" office:value="6.628420065" calcext:value-type="float">
            <text:p>6.628420065</text:p>
          </table:table-cell>
          <table:table-cell table:formula="of:=POWER([.C417]-6.75;2)" office:value-type="float" office:value="0.0147816805946042" calcext:value-type="float">
            <text:p>0.014781680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18894" calcext:value-type="float">
            <text:p>6.718894</text:p>
          </table:table-cell>
          <table:table-cell office:value-type="float" office:value="6.627837375" calcext:value-type="float">
            <text:p>6.627837375</text:p>
          </table:table-cell>
          <table:table-cell table:formula="of:=POWER([.C418]-6.75;2)" office:value-type="float" office:value="0.0149237069468905" calcext:value-type="float">
            <text:p>0.014923706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19588" calcext:value-type="float">
            <text:p>6.719588</text:p>
          </table:table-cell>
          <table:table-cell office:value-type="float" office:value="6.62745747" calcext:value-type="float">
            <text:p>6.62745747</text:p>
          </table:table-cell>
          <table:table-cell table:formula="of:=POWER([.C419]-6.75;2)" office:value-type="float" office:value="0.015016671658801" calcext:value-type="float">
            <text:p>0.015016671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24366" calcext:value-type="float">
            <text:p>6.724366</text:p>
          </table:table-cell>
          <table:table-cell office:value-type="float" office:value="6.627206975" calcext:value-type="float">
            <text:p>6.627206975</text:p>
          </table:table-cell>
          <table:table-cell table:formula="of:=POWER([.C420]-6.75;2)" office:value-type="float" office:value="0.0150781269886506" calcext:value-type="float">
            <text:p>0.01507812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32965" calcext:value-type="float">
            <text:p>6.732965</text:p>
          </table:table-cell>
          <table:table-cell office:value-type="float" office:value="6.62701547" calcext:value-type="float">
            <text:p>6.62701547</text:p>
          </table:table-cell>
          <table:table-cell table:formula="of:=POWER([.C421]-6.75;2)" office:value-type="float" office:value="0.0151251946193209" calcext:value-type="float">
            <text:p>0.0151251946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44789" calcext:value-type="float">
            <text:p>6.744789</text:p>
          </table:table-cell>
          <table:table-cell office:value-type="float" office:value="6.626820325" calcext:value-type="float">
            <text:p>6.626820325</text:p>
          </table:table-cell>
          <table:table-cell table:formula="of:=POWER([.C422]-6.75;2)" office:value-type="float" office:value="0.0151732323331057" calcext:value-type="float">
            <text:p>0.015173232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58994" calcext:value-type="float">
            <text:p>6.758994</text:p>
          </table:table-cell>
          <table:table-cell office:value-type="float" office:value="6.62657002" calcext:value-type="float">
            <text:p>6.62657002</text:p>
          </table:table-cell>
          <table:table-cell table:formula="of:=POWER([.C423]-6.75;2)" office:value-type="float" office:value="0.0152349599628004" calcext:value-type="float">
            <text:p>0.0152349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74586" calcext:value-type="float">
            <text:p>6.774586</text:p>
          </table:table-cell>
          <table:table-cell office:value-type="float" office:value="6.62622595" calcext:value-type="float">
            <text:p>6.62622595</text:p>
          </table:table-cell>
          <table:table-cell table:formula="of:=POWER([.C424]-6.75;2)" office:value-type="float" office:value="0.0153200154534024" calcext:value-type="float">
            <text:p>0.015320015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90536" calcext:value-type="float">
            <text:p>6.790536</text:p>
          </table:table-cell>
          <table:table-cell office:value-type="float" office:value="6.62576283" calcext:value-type="float">
            <text:p>6.62576283</text:p>
          </table:table-cell>
          <table:table-cell table:formula="of:=POWER([.C425]-6.75;2)" office:value-type="float" office:value="0.0154348744096088" calcext:value-type="float">
            <text:p>0.0154348744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05875" calcext:value-type="float">
            <text:p>6.805875</text:p>
          </table:table-cell>
          <table:table-cell office:value-type="float" office:value="6.62516797" calcext:value-type="float">
            <text:p>6.62516797</text:p>
          </table:table-cell>
          <table:table-cell table:formula="of:=POWER([.C426]-6.75;2)" office:value-type="float" office:value="0.015583035713921" calcext:value-type="float">
            <text:p>0.015583035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19791" calcext:value-type="float">
            <text:p>6.819791</text:p>
          </table:table-cell>
          <table:table-cell office:value-type="float" office:value="6.624439775" calcext:value-type="float">
            <text:p>6.624439775</text:p>
          </table:table-cell>
          <table:table-cell table:formula="of:=POWER([.C427]-6.75;2)" office:value-type="float" office:value="0.0157653701020506" calcext:value-type="float">
            <text:p>0.015765370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31689" calcext:value-type="float">
            <text:p>6.831689</text:p>
          </table:table-cell>
          <table:table-cell office:value-type="float" office:value="6.623585735" calcext:value-type="float">
            <text:p>6.623585735</text:p>
          </table:table-cell>
          <table:table-cell table:formula="of:=POWER([.C428]-6.75;2)" office:value-type="float" office:value="0.0159805663954903" calcext:value-type="float">
            <text:p>0.015980566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41238" calcext:value-type="float">
            <text:p>6.841238</text:p>
          </table:table-cell>
          <table:table-cell office:value-type="float" office:value="6.6226203" calcext:value-type="float">
            <text:p>6.6226203</text:p>
          </table:table-cell>
          <table:table-cell table:formula="of:=POWER([.C429]-6.75;2)" office:value-type="float" office:value="0.0162255879720899" calcext:value-type="float">
            <text:p>0.01622558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48387" calcext:value-type="float">
            <text:p>6.848387</text:p>
          </table:table-cell>
          <table:table-cell office:value-type="float" office:value="6.621562795" calcext:value-type="float">
            <text:p>6.621562795</text:p>
          </table:table-cell>
          <table:table-cell table:formula="of:=POWER([.C430]-6.75;2)" office:value-type="float" office:value="0.016496115628212" calcext:value-type="float">
            <text:p>0.016496115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53363" calcext:value-type="float">
            <text:p>6.853363</text:p>
          </table:table-cell>
          <table:table-cell office:value-type="float" office:value="6.620435495" calcext:value-type="float">
            <text:p>6.620435495</text:p>
          </table:table-cell>
          <table:table-cell table:formula="of:=POWER([.C431]-6.75;2)" office:value-type="float" office:value="0.0167869609558951" calcext:value-type="float">
            <text:p>0.01678696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56644" calcext:value-type="float">
            <text:p>6.856644</text:p>
          </table:table-cell>
          <table:table-cell office:value-type="float" office:value="6.619261845" calcext:value-type="float">
            <text:p>6.619261845</text:p>
          </table:table-cell>
          <table:table-cell table:formula="of:=POWER([.C432]-6.75;2)" office:value-type="float" office:value="0.0170924651728039" calcext:value-type="float">
            <text:p>0.017092465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58899" calcext:value-type="float">
            <text:p>6.858899</text:p>
          </table:table-cell>
          <table:table-cell office:value-type="float" office:value="6.618064765" calcext:value-type="float">
            <text:p>6.618064765</text:p>
          </table:table-cell>
          <table:table-cell table:formula="of:=POWER([.C433]-6.75;2)" office:value-type="float" office:value="0.0174069062345053" calcext:value-type="float">
            <text:p>0.017406906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60922" calcext:value-type="float">
            <text:p>6.860922</text:p>
          </table:table-cell>
          <table:table-cell office:value-type="float" office:value="6.61686506" calcext:value-type="float">
            <text:p>6.61686506</text:p>
          </table:table-cell>
          <table:table-cell table:formula="of:=POWER([.C434]-6.75;2)" office:value-type="float" office:value="0.0177249122488035" calcext:value-type="float">
            <text:p>0.017724912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63538" calcext:value-type="float">
            <text:p>6.863538</text:p>
          </table:table-cell>
          <table:table-cell office:value-type="float" office:value="6.615679875" calcext:value-type="float">
            <text:p>6.615679875</text:p>
          </table:table-cell>
          <table:table-cell table:formula="of:=POWER([.C435]-6.75;2)" office:value-type="float" office:value="0.0180418959800157" calcext:value-type="float">
            <text:p>0.018041896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67498" calcext:value-type="float">
            <text:p>6.867498</text:p>
          </table:table-cell>
          <table:table-cell office:value-type="float" office:value="6.614521295" calcext:value-type="float">
            <text:p>6.614521295</text:p>
          </table:table-cell>
          <table:table-cell table:formula="of:=POWER([.C436]-6.75;2)" office:value-type="float" office:value="0.0183544795084769" calcext:value-type="float">
            <text:p>0.018354479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73378" calcext:value-type="float">
            <text:p>6.873378</text:p>
          </table:table-cell>
          <table:table-cell office:value-type="float" office:value="6.613395315" calcext:value-type="float">
            <text:p>6.613395315</text:p>
          </table:table-cell>
          <table:table-cell table:formula="of:=POWER([.C437]-6.75;2)" office:value-type="float" office:value="0.0186608399639492" calcext:value-type="float">
            <text:p>0.01866084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81486" calcext:value-type="float">
            <text:p>6.881486</text:p>
          </table:table-cell>
          <table:table-cell office:value-type="float" office:value="6.612301355" calcext:value-type="float">
            <text:p>6.612301355</text:p>
          </table:table-cell>
          <table:table-cell table:formula="of:=POWER([.C438]-6.75;2)" office:value-type="float" office:value="0.0189609168348361" calcext:value-type="float">
            <text:p>0.018960916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91803" calcext:value-type="float">
            <text:p>6.891803</text:p>
          </table:table-cell>
          <table:table-cell office:value-type="float" office:value="6.61123252" calcext:value-type="float">
            <text:p>6.61123252</text:p>
          </table:table-cell>
          <table:table-cell table:formula="of:=POWER([.C439]-6.75;2)" office:value-type="float" office:value="0.0192564135055505" calcext:value-type="float">
            <text:p>0.019256413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903959" calcext:value-type="float">
            <text:p>6.903959</text:p>
          </table:table-cell>
          <table:table-cell office:value-type="float" office:value="6.61017673" calcext:value-type="float">
            <text:p>6.61017673</text:p>
          </table:table-cell>
          <table:table-cell table:formula="of:=POWER([.C440]-6.75;2)" office:value-type="float" office:value="0.0195505468334929" calcext:value-type="float">
            <text:p>0.019550546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917259" calcext:value-type="float">
            <text:p>6.917259</text:p>
          </table:table-cell>
          <table:table-cell office:value-type="float" office:value="6.60911868" calcext:value-type="float">
            <text:p>6.60911868</text:p>
          </table:table-cell>
          <table:table-cell table:formula="of:=POWER([.C441]-6.75;2)" office:value-type="float" office:value="0.0198475463249424" calcext:value-type="float">
            <text:p>0.019847546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930757" calcext:value-type="float">
            <text:p>6.930757</text:p>
          </table:table-cell>
          <table:table-cell office:value-type="float" office:value="6.608042415" calcext:value-type="float">
            <text:p>6.608042415</text:p>
          </table:table-cell>
          <table:table-cell table:formula="of:=POWER([.C442]-6.75;2)" office:value-type="float" office:value="0.0201519559390323" calcext:value-type="float">
            <text:p>0.020151955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943362" calcext:value-type="float">
            <text:p>6.943362</text:p>
          </table:table-cell>
          <table:table-cell office:value-type="float" office:value="6.60693422" calcext:value-type="float">
            <text:p>6.60693422</text:p>
          </table:table-cell>
          <table:table-cell table:formula="of:=POWER([.C443]-6.75;2)" office:value-type="float" office:value="0.0204678174070083" calcext:value-type="float">
            <text:p>0.020467817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953977" calcext:value-type="float">
            <text:p>6.953977</text:p>
          </table:table-cell>
          <table:table-cell office:value-type="float" office:value="6.605785425" calcext:value-type="float">
            <text:p>6.605785425</text:p>
          </table:table-cell>
          <table:table-cell table:formula="of:=POWER([.C444]-6.75;2)" office:value-type="float" office:value="0.0207978436424307" calcext:value-type="float">
            <text:p>0.020797843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961631" calcext:value-type="float">
            <text:p>6.961631</text:p>
          </table:table-cell>
          <table:table-cell office:value-type="float" office:value="6.604594635" calcext:value-type="float">
            <text:p>6.604594635</text:p>
          </table:table-cell>
          <table:table-cell table:formula="of:=POWER([.C445]-6.75;2)" office:value-type="float" office:value="0.0211427201707833" calcext:value-type="float">
            <text:p>0.0211427202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965601" calcext:value-type="float">
            <text:p>6.965601</text:p>
          </table:table-cell>
          <table:table-cell office:value-type="float" office:value="6.603369095" calcext:value-type="float">
            <text:p>6.603369095</text:p>
          </table:table-cell>
          <table:table-cell table:formula="of:=POWER([.C446]-6.75;2)" office:value-type="float" office:value="0.0215006223011191" calcext:value-type="float">
            <text:p>0.0215006223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965502" calcext:value-type="float">
            <text:p>6.965502</text:p>
          </table:table-cell>
          <table:table-cell office:value-type="float" office:value="6.602124925" calcext:value-type="float">
            <text:p>6.602124925</text:p>
          </table:table-cell>
          <table:table-cell table:formula="of:=POWER([.C447]-6.75;2)" office:value-type="float" office:value="0.0218670378062556" calcext:value-type="float">
            <text:p>0.021867037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961328" calcext:value-type="float">
            <text:p>6.961328</text:p>
          </table:table-cell>
          <table:table-cell office:value-type="float" office:value="6.600886125" calcext:value-type="float">
            <text:p>6.600886125</text:p>
          </table:table-cell>
          <table:table-cell table:formula="of:=POWER([.C448]-6.75;2)" office:value-type="float" office:value="0.0222349477175157" calcext:value-type="float">
            <text:p>0.022234947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953458" calcext:value-type="float">
            <text:p>6.953458</text:p>
          </table:table-cell>
          <table:table-cell office:value-type="float" office:value="6.5996825" calcext:value-type="float">
            <text:p>6.5996825</text:p>
          </table:table-cell>
          <table:table-cell table:formula="of:=POWER([.C449]-6.75;2)" office:value-type="float" office:value="0.02259535080625" calcext:value-type="float">
            <text:p>0.022595350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942601" calcext:value-type="float">
            <text:p>6.942601</text:p>
          </table:table-cell>
          <table:table-cell office:value-type="float" office:value="6.598546705" calcext:value-type="float">
            <text:p>6.598546705</text:p>
          </table:table-cell>
          <table:table-cell table:formula="of:=POWER([.C450]-6.75;2)" office:value-type="float" office:value="0.0229381005663569" calcext:value-type="float">
            <text:p>0.022938100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929717" calcext:value-type="float">
            <text:p>6.929717</text:p>
          </table:table-cell>
          <table:table-cell office:value-type="float" office:value="6.59751083" calcext:value-type="float">
            <text:p>6.59751083</text:p>
          </table:table-cell>
          <table:table-cell table:formula="of:=POWER([.C451]-6.75;2)" office:value-type="float" office:value="0.0232529469672889" calcext:value-type="float">
            <text:p>0.02325294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915911" calcext:value-type="float">
            <text:p>6.915911</text:p>
          </table:table-cell>
          <table:table-cell office:value-type="float" office:value="6.59660296" calcext:value-type="float">
            <text:p>6.59660296</text:p>
          </table:table-cell>
          <table:table-cell table:formula="of:=POWER([.C452]-6.75;2)" office:value-type="float" office:value="0.0235306518807615" calcext:value-type="float">
            <text:p>0.0235306519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902312" calcext:value-type="float">
            <text:p>6.902312</text:p>
          </table:table-cell>
          <table:table-cell office:value-type="float" office:value="6.59584411" calcext:value-type="float">
            <text:p>6.59584411</text:p>
          </table:table-cell>
          <table:table-cell table:formula="of:=POWER([.C453]-6.75;2)" office:value-type="float" office:value="0.0237640384216922" calcext:value-type="float">
            <text:p>0.023764038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89964" calcext:value-type="float">
            <text:p>6.889964</text:p>
          </table:table-cell>
          <table:table-cell office:value-type="float" office:value="6.595245935" calcext:value-type="float">
            <text:p>6.595245935</text:p>
          </table:table-cell>
          <table:table-cell table:formula="of:=POWER([.C454]-6.75;2)" office:value-type="float" office:value="0.0239488206340241" calcext:value-type="float">
            <text:p>0.0239488206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79727" calcext:value-type="float">
            <text:p>6.879727</text:p>
          </table:table-cell>
          <table:table-cell office:value-type="float" office:value="6.59480941" calcext:value-type="float">
            <text:p>6.59480941</text:p>
          </table:table-cell>
          <table:table-cell table:formula="of:=POWER([.C455]-6.75;2)" office:value-type="float" office:value="0.0240841192245481" calcext:value-type="float">
            <text:p>0.024084119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72203" calcext:value-type="float">
            <text:p>6.872203</text:p>
          </table:table-cell>
          <table:table-cell office:value-type="float" office:value="6.594524635" calcext:value-type="float">
            <text:p>6.594524635</text:p>
          </table:table-cell>
          <table:table-cell table:formula="of:=POWER([.C456]-6.75;2)" office:value-type="float" office:value="0.0241725891218832" calcext:value-type="float">
            <text:p>0.024172589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67697" calcext:value-type="float">
            <text:p>6.867697</text:p>
          </table:table-cell>
          <table:table-cell office:value-type="float" office:value="6.59437169" calcext:value-type="float">
            <text:p>6.59437169</text:p>
          </table:table-cell>
          <table:table-cell table:formula="of:=POWER([.C457]-6.75;2)" office:value-type="float" office:value="0.0242201708734561" calcext:value-type="float">
            <text:p>0.024220170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66204" calcext:value-type="float">
            <text:p>6.866204</text:p>
          </table:table-cell>
          <table:table-cell office:value-type="float" office:value="6.59432244" calcext:value-type="float">
            <text:p>6.59432244</text:p>
          </table:table-cell>
          <table:table-cell table:formula="of:=POWER([.C458]-6.75;2)" office:value-type="float" office:value="0.0242355026875536" calcext:value-type="float">
            <text:p>0.0242355027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67421" calcext:value-type="float">
            <text:p>6.867421</text:p>
          </table:table-cell>
          <table:table-cell office:value-type="float" office:value="6.59434304" calcext:value-type="float">
            <text:p>6.59434304</text:p>
          </table:table-cell>
          <table:table-cell table:formula="of:=POWER([.C459]-6.75;2)" office:value-type="float" office:value="0.0242290891964416" calcext:value-type="float">
            <text:p>0.024229089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70795" calcext:value-type="float">
            <text:p>6.870795</text:p>
          </table:table-cell>
          <table:table-cell office:value-type="float" office:value="6.594396955" calcext:value-type="float">
            <text:p>6.594396955</text:p>
          </table:table-cell>
          <table:table-cell table:formula="of:=POWER([.C460]-6.75;2)" office:value-type="float" office:value="0.0242123076132721" calcext:value-type="float">
            <text:p>0.024212307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7558" calcext:value-type="float">
            <text:p>6.87558</text:p>
          </table:table-cell>
          <table:table-cell office:value-type="float" office:value="6.5944481" calcext:value-type="float">
            <text:p>6.5944481</text:p>
          </table:table-cell>
          <table:table-cell table:formula="of:=POWER([.C461]-6.75;2)" office:value-type="float" office:value="0.02419639359361" calcext:value-type="float">
            <text:p>0.024196393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880915" calcext:value-type="float">
            <text:p>6.880915</text:p>
          </table:table-cell>
          <table:table-cell office:value-type="float" office:value="6.594463955" calcext:value-type="float">
            <text:p>6.594463955</text:p>
          </table:table-cell>
          <table:table-cell table:formula="of:=POWER([.C462]-6.75;2)" office:value-type="float" office:value="0.024191461294242" calcext:value-type="float">
            <text:p>0.0241914613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85908" calcext:value-type="float">
            <text:p>6.885908</text:p>
          </table:table-cell>
          <table:table-cell office:value-type="float" office:value="6.59441824" calcext:value-type="float">
            <text:p>6.59441824</text:p>
          </table:table-cell>
          <table:table-cell table:formula="of:=POWER([.C463]-6.75;2)" office:value-type="float" office:value="0.0242056840446977" calcext:value-type="float">
            <text:p>0.02420568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89719" calcext:value-type="float">
            <text:p>6.889719</text:p>
          </table:table-cell>
          <table:table-cell office:value-type="float" office:value="6.59429301" calcext:value-type="float">
            <text:p>6.59429301</text:p>
          </table:table-cell>
          <table:table-cell table:formula="of:=POWER([.C464]-6.75;2)" office:value-type="float" office:value="0.02424466673486" calcext:value-type="float">
            <text:p>0.024244666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91635" calcext:value-type="float">
            <text:p>6.891635</text:p>
          </table:table-cell>
          <table:table-cell office:value-type="float" office:value="6.59407991" calcext:value-type="float">
            <text:p>6.59407991</text:p>
          </table:table-cell>
          <table:table-cell table:formula="of:=POWER([.C465]-6.75;2)" office:value-type="float" office:value="0.0243110744656082" calcext:value-type="float">
            <text:p>0.024311074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91134" calcext:value-type="float">
            <text:p>6.891134</text:p>
          </table:table-cell>
          <table:table-cell office:value-type="float" office:value="6.593780485" calcext:value-type="float">
            <text:p>6.593780485</text:p>
          </table:table-cell>
          <table:table-cell table:formula="of:=POWER([.C466]-6.75;2)" office:value-type="float" office:value="0.0244045368668352" calcext:value-type="float">
            <text:p>0.024404536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87928" calcext:value-type="float">
            <text:p>6.887928</text:p>
          </table:table-cell>
          <table:table-cell office:value-type="float" office:value="6.59340549" calcext:value-type="float">
            <text:p>6.59340549</text:p>
          </table:table-cell>
          <table:table-cell table:formula="of:=POWER([.C467]-6.75;2)" office:value-type="float" office:value="0.02452184056214" calcext:value-type="float">
            <text:p>0.024521840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81979" calcext:value-type="float">
            <text:p>6.881979</text:p>
          </table:table-cell>
          <table:table-cell office:value-type="float" office:value="6.592973285" calcext:value-type="float">
            <text:p>6.592973285</text:p>
          </table:table-cell>
          <table:table-cell table:formula="of:=POWER([.C468]-6.75;2)" office:value-type="float" office:value="0.0246573892236911" calcext:value-type="float">
            <text:p>0.024657389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73496" calcext:value-type="float">
            <text:p>6.873496</text:p>
          </table:table-cell>
          <table:table-cell office:value-type="float" office:value="6.59250752" calcext:value-type="float">
            <text:p>6.59250752</text:p>
          </table:table-cell>
          <table:table-cell table:formula="of:=POWER([.C469]-6.75;2)" office:value-type="float" office:value="0.0248038812565504" calcext:value-type="float">
            <text:p>0.024803881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62903" calcext:value-type="float">
            <text:p>6.862903</text:p>
          </table:table-cell>
          <table:table-cell office:value-type="float" office:value="6.59203435" calcext:value-type="float">
            <text:p>6.59203435</text:p>
          </table:table-cell>
          <table:table-cell table:formula="of:=POWER([.C470]-6.75;2)" office:value-type="float" office:value="0.0249531465799223" calcext:value-type="float">
            <text:p>0.0249531466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50797" calcext:value-type="float">
            <text:p>6.850797</text:p>
          </table:table-cell>
          <table:table-cell office:value-type="float" office:value="6.591579615" calcext:value-type="float">
            <text:p>6.591579615</text:p>
          </table:table-cell>
          <table:table-cell table:formula="of:=POWER([.C471]-6.75;2)" office:value-type="float" office:value="0.0250970183835483" calcext:value-type="float">
            <text:p>0.025097018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37881" calcext:value-type="float">
            <text:p>6.837881</text:p>
          </table:table-cell>
          <table:table-cell office:value-type="float" office:value="6.59116623" calcext:value-type="float">
            <text:p>6.59116623</text:p>
          </table:table-cell>
          <table:table-cell table:formula="of:=POWER([.C472]-6.75;2)" office:value-type="float" office:value="0.025228166492413" calcext:value-type="float">
            <text:p>0.025228166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24905" calcext:value-type="float">
            <text:p>6.824905</text:p>
          </table:table-cell>
          <table:table-cell office:value-type="float" office:value="6.590812195" calcext:value-type="float">
            <text:p>6.590812195</text:p>
          </table:table-cell>
          <table:table-cell table:formula="of:=POWER([.C473]-6.75;2)" office:value-type="float" office:value="0.0253407572607181" calcext:value-type="float">
            <text:p>0.025340757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12588" calcext:value-type="float">
            <text:p>6.812588</text:p>
          </table:table-cell>
          <table:table-cell office:value-type="float" office:value="6.59052937" calcext:value-type="float">
            <text:p>6.59052937</text:p>
          </table:table-cell>
          <table:table-cell table:formula="of:=POWER([.C474]-6.75;2)" office:value-type="float" office:value="0.0254308818325967" calcext:value-type="float">
            <text:p>0.025430881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01563" calcext:value-type="float">
            <text:p>6.801563</text:p>
          </table:table-cell>
          <table:table-cell office:value-type="float" office:value="6.590323185" calcext:value-type="float">
            <text:p>6.590323185</text:p>
          </table:table-cell>
          <table:table-cell table:formula="of:=POWER([.C475]-6.75;2)" office:value-type="float" office:value="0.0254966852485443" calcext:value-type="float">
            <text:p>0.0254966852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92314" calcext:value-type="float">
            <text:p>6.792314</text:p>
          </table:table-cell>
          <table:table-cell office:value-type="float" office:value="6.590193155" calcext:value-type="float">
            <text:p>6.590193155</text:p>
          </table:table-cell>
          <table:table-cell table:formula="of:=POWER([.C476]-6.75;2)" office:value-type="float" office:value="0.0255382277088541" calcext:value-type="float">
            <text:p>0.025538227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85134" calcext:value-type="float">
            <text:p>6.785134</text:p>
          </table:table-cell>
          <table:table-cell office:value-type="float" office:value="6.590134155" calcext:value-type="float">
            <text:p>6.590134155</text:p>
          </table:table-cell>
          <table:table-cell table:formula="of:=POWER([.C477]-6.75;2)" office:value-type="float" office:value="0.0255570883975639" calcext:value-type="float">
            <text:p>0.0255570884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80099" calcext:value-type="float">
            <text:p>6.780099</text:p>
          </table:table-cell>
          <table:table-cell office:value-type="float" office:value="6.590138165" calcext:value-type="float">
            <text:p>6.590138165</text:p>
          </table:table-cell>
          <table:table-cell table:formula="of:=POWER([.C478]-6.75;2)" office:value-type="float" office:value="0.0255558062895672" calcext:value-type="float">
            <text:p>0.025555806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77059" calcext:value-type="float">
            <text:p>6.777059</text:p>
          </table:table-cell>
          <table:table-cell office:value-type="float" office:value="6.59019622" calcext:value-type="float">
            <text:p>6.59019622</text:p>
          </table:table-cell>
          <table:table-cell table:formula="of:=POWER([.C479]-6.75;2)" office:value-type="float" office:value="0.0255372481022883" calcext:value-type="float">
            <text:p>0.025537248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75646" calcext:value-type="float">
            <text:p>6.775646</text:p>
          </table:table-cell>
          <table:table-cell office:value-type="float" office:value="6.590300295" calcext:value-type="float">
            <text:p>6.590300295</text:p>
          </table:table-cell>
          <table:table-cell table:formula="of:=POWER([.C480]-6.75;2)" office:value-type="float" office:value="0.0255039957770869" calcext:value-type="float">
            <text:p>0.025503995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75312" calcext:value-type="float">
            <text:p>6.775312</text:p>
          </table:table-cell>
          <table:table-cell office:value-type="float" office:value="6.590444915" calcext:value-type="float">
            <text:p>6.590444915</text:p>
          </table:table-cell>
          <table:table-cell table:formula="of:=POWER([.C481]-6.75;2)" office:value-type="float" office:value="0.0254578251493572" calcext:value-type="float">
            <text:p>0.025457825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75385" calcext:value-type="float">
            <text:p>6.775385</text:p>
          </table:table-cell>
          <table:table-cell office:value-type="float" office:value="6.5906282" calcext:value-type="float">
            <text:p>6.5906282</text:p>
          </table:table-cell>
          <table:table-cell table:formula="of:=POWER([.C482]-6.75;2)" office:value-type="float" office:value="0.0253993706352399" calcext:value-type="float">
            <text:p>0.025399370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75144" calcext:value-type="float">
            <text:p>6.775144</text:p>
          </table:table-cell>
          <table:table-cell office:value-type="float" office:value="6.5908523" calcext:value-type="float">
            <text:p>6.5908523</text:p>
          </table:table-cell>
          <table:table-cell table:formula="of:=POWER([.C483]-6.75;2)" office:value-type="float" office:value="0.02532799041529" calcext:value-type="float">
            <text:p>0.025327990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73901" calcext:value-type="float">
            <text:p>6.773901</text:p>
          </table:table-cell>
          <table:table-cell office:value-type="float" office:value="6.59112312" calcext:value-type="float">
            <text:p>6.59112312</text:p>
          </table:table-cell>
          <table:table-cell table:formula="of:=POWER([.C484]-6.75;2)" office:value-type="float" office:value="0.0252418629985345" calcext:value-type="float">
            <text:p>0.02524186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71095" calcext:value-type="float">
            <text:p>6.771095</text:p>
          </table:table-cell>
          <table:table-cell office:value-type="float" office:value="6.59144942" calcext:value-type="float">
            <text:p>6.59144942</text:p>
          </table:table-cell>
          <table:table-cell table:formula="of:=POWER([.C485]-6.75;2)" office:value-type="float" office:value="0.0251382864183364" calcext:value-type="float">
            <text:p>0.025138286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66371" calcext:value-type="float">
            <text:p>6.766371</text:p>
          </table:table-cell>
          <table:table-cell office:value-type="float" office:value="6.59184138" calcext:value-type="float">
            <text:p>6.59184138</text:p>
          </table:table-cell>
          <table:table-cell table:formula="of:=POWER([.C486]-6.75;2)" office:value-type="float" office:value="0.0250141490803044" calcext:value-type="float">
            <text:p>0.025014149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59642" calcext:value-type="float">
            <text:p>6.759642</text:p>
          </table:table-cell>
          <table:table-cell office:value-type="float" office:value="6.592308775" calcext:value-type="float">
            <text:p>6.592308775</text:p>
          </table:table-cell>
          <table:table-cell table:formula="of:=POWER([.C487]-6.75;2)" office:value-type="float" office:value="0.0248665224420006" calcext:value-type="float">
            <text:p>0.024866522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51119" calcext:value-type="float">
            <text:p>6.751119</text:p>
          </table:table-cell>
          <table:table-cell office:value-type="float" office:value="6.59285906" calcext:value-type="float">
            <text:p>6.59285906</text:p>
          </table:table-cell>
          <table:table-cell table:formula="of:=POWER([.C488]-6.75;2)" office:value-type="float" office:value="0.0246932750240835" calcext:value-type="float">
            <text:p>0.02469327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41309" calcext:value-type="float">
            <text:p>6.741309</text:p>
          </table:table-cell>
          <table:table-cell office:value-type="float" office:value="6.593495535" calcext:value-type="float">
            <text:p>6.593495535</text:p>
          </table:table-cell>
          <table:table-cell table:formula="of:=POWER([.C489]-6.75;2)" office:value-type="float" office:value="0.0244936475649363" calcext:value-type="float">
            <text:p>0.024493647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30966" calcext:value-type="float">
            <text:p>6.730966</text:p>
          </table:table-cell>
          <table:table-cell office:value-type="float" office:value="6.594215865" calcext:value-type="float">
            <text:p>6.594215865</text:p>
          </table:table-cell>
          <table:table-cell table:formula="of:=POWER([.C490]-6.75;2)" office:value-type="float" office:value="0.0242686967176983" calcext:value-type="float">
            <text:p>0.024268696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21005" calcext:value-type="float">
            <text:p>6.721005</text:p>
          </table:table-cell>
          <table:table-cell office:value-type="float" office:value="6.595011175" calcext:value-type="float">
            <text:p>6.595011175</text:p>
          </table:table-cell>
          <table:table-cell table:formula="of:=POWER([.C491]-6.75;2)" office:value-type="float" office:value="0.0240215358748807" calcext:value-type="float">
            <text:p>0.0240215359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12386" calcext:value-type="float">
            <text:p>6.712386</text:p>
          </table:table-cell>
          <table:table-cell office:value-type="float" office:value="6.59586584" calcext:value-type="float">
            <text:p>6.59586584</text:p>
          </table:table-cell>
          <table:table-cell table:formula="of:=POWER([.C492]-6.75;2)" office:value-type="float" office:value="0.0237573392789056" calcext:value-type="float">
            <text:p>0.023757339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0597" calcext:value-type="float">
            <text:p>6.70597</text:p>
          </table:table-cell>
          <table:table-cell office:value-type="float" office:value="6.596758095" calcext:value-type="float">
            <text:p>6.596758095</text:p>
          </table:table-cell>
          <table:table-cell table:formula="of:=POWER([.C493]-6.75;2)" office:value-type="float" office:value="0.023483081448029" calcext:value-type="float">
            <text:p>0.023483081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0239" calcext:value-type="float">
            <text:p>6.70239</text:p>
          </table:table-cell>
          <table:table-cell office:value-type="float" office:value="6.597661485" calcext:value-type="float">
            <text:p>6.597661485</text:p>
          </table:table-cell>
          <table:table-cell table:formula="of:=POWER([.C494]-6.75;2)" office:value-type="float" office:value="0.0232070231524053" calcext:value-type="float">
            <text:p>0.023207023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0193" calcext:value-type="float">
            <text:p>6.70193</text:p>
          </table:table-cell>
          <table:table-cell office:value-type="float" office:value="6.598547005" calcext:value-type="float">
            <text:p>6.598547005</text:p>
          </table:table-cell>
          <table:table-cell table:formula="of:=POWER([.C495]-6.75;2)" office:value-type="float" office:value="0.0229380096944699" calcext:value-type="float">
            <text:p>0.022938009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04449" calcext:value-type="float">
            <text:p>6.704449</text:p>
          </table:table-cell>
          <table:table-cell office:value-type="float" office:value="6.59938578" calcext:value-type="float">
            <text:p>6.59938578</text:p>
          </table:table-cell>
          <table:table-cell table:formula="of:=POWER([.C496]-6.75;2)" office:value-type="float" office:value="0.0226846432662083" calcext:value-type="float">
            <text:p>0.022684643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09365" calcext:value-type="float">
            <text:p>6.709365</text:p>
          </table:table-cell>
          <table:table-cell office:value-type="float" office:value="6.600152015" calcext:value-type="float">
            <text:p>6.600152015</text:p>
          </table:table-cell>
          <table:table-cell table:formula="of:=POWER([.C497]-6.75;2)" office:value-type="float" office:value="0.0224544186085602" calcext:value-type="float">
            <text:p>0.022454418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15699" calcext:value-type="float">
            <text:p>6.715699</text:p>
          </table:table-cell>
          <table:table-cell office:value-type="float" office:value="6.600825845" calcext:value-type="float">
            <text:p>6.600825845</text:p>
          </table:table-cell>
          <table:table-cell table:formula="of:=POWER([.C498]-6.75;2)" office:value-type="float" office:value="0.022252928519964" calcext:value-type="float">
            <text:p>0.0222529285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22175" calcext:value-type="float">
            <text:p>6.722175</text:p>
          </table:table-cell>
          <table:table-cell office:value-type="float" office:value="6.60139578" calcext:value-type="float">
            <text:p>6.60139578</text:p>
          </table:table-cell>
          <table:table-cell table:formula="of:=POWER([.C499]-6.75;2)" office:value-type="float" office:value="0.0220832142018084" calcext:value-type="float">
            <text:p>0.022083214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27374" calcext:value-type="float">
            <text:p>6.727374</text:p>
          </table:table-cell>
          <table:table-cell office:value-type="float" office:value="6.601860465" calcext:value-type="float">
            <text:p>6.601860465</text:p>
          </table:table-cell>
          <table:table-cell table:formula="of:=POWER([.C500]-6.75;2)" office:value-type="float" office:value="0.0219453218300163" calcext:value-type="float">
            <text:p>0.021945321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29907" calcext:value-type="float">
            <text:p>6.729907</text:p>
          </table:table-cell>
          <table:table-cell office:value-type="float" office:value="6.60222945" calcext:value-type="float">
            <text:p>6.60222945</text:p>
          </table:table-cell>
          <table:table-cell table:formula="of:=POWER([.C501]-6.75;2)" office:value-type="float" office:value="0.0218361354473024" calcext:value-type="float">
            <text:p>0.021836135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28591" calcext:value-type="float">
            <text:p>6.728591</text:p>
          </table:table-cell>
          <table:table-cell office:value-type="float" office:value="6.6025229" calcext:value-type="float">
            <text:p>6.6025229</text:p>
          </table:table-cell>
          <table:table-cell table:formula="of:=POWER([.C502]-6.75;2)" office:value-type="float" office:value="0.0217494950244099" calcext:value-type="float">
            <text:p>0.02174949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22605" calcext:value-type="float">
            <text:p>6.722605</text:p>
          </table:table-cell>
          <table:table-cell office:value-type="float" office:value="6.602770225" calcext:value-type="float">
            <text:p>6.602770225</text:p>
          </table:table-cell>
          <table:table-cell table:formula="of:=POWER([.C503]-6.75;2)" office:value-type="float" office:value="0.0216766066465505" calcext:value-type="float">
            <text:p>0.021676606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11594" calcext:value-type="float">
            <text:p>6.711594</text:p>
          </table:table-cell>
          <table:table-cell office:value-type="float" office:value="6.60300765" calcext:value-type="float">
            <text:p>6.60300765</text:p>
          </table:table-cell>
          <table:table-cell table:formula="of:=POWER([.C504]-6.75;2)" office:value-type="float" office:value="0.0216067509585224" calcext:value-type="float">
            <text:p>0.02160675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9572" calcext:value-type="float">
            <text:p>6.69572</text:p>
          </table:table-cell>
          <table:table-cell office:value-type="float" office:value="6.60327504" calcext:value-type="float">
            <text:p>6.60327504</text:p>
          </table:table-cell>
          <table:table-cell table:formula="of:=POWER([.C505]-6.75;2)" office:value-type="float" office:value="0.0215282138870017" calcext:value-type="float">
            <text:p>0.021528213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75646" calcext:value-type="float">
            <text:p>6.675646</text:p>
          </table:table-cell>
          <table:table-cell office:value-type="float" office:value="6.603612175" calcext:value-type="float">
            <text:p>6.603612175</text:p>
          </table:table-cell>
          <table:table-cell table:formula="of:=POWER([.C506]-6.75;2)" office:value-type="float" office:value="0.0214293953082305" calcext:value-type="float">
            <text:p>0.021429395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52449" calcext:value-type="float">
            <text:p>6.652449</text:p>
          </table:table-cell>
          <table:table-cell office:value-type="float" office:value="6.60405491" calcext:value-type="float">
            <text:p>6.60405491</text:p>
          </table:table-cell>
          <table:table-cell table:formula="of:=POWER([.C507]-6.75;2)" office:value-type="float" office:value="0.021299969295108" calcext:value-type="float">
            <text:p>0.021299969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27489" calcext:value-type="float">
            <text:p>6.627489</text:p>
          </table:table-cell>
          <table:table-cell office:value-type="float" office:value="6.60463164" calcext:value-type="float">
            <text:p>6.60463164</text:p>
          </table:table-cell>
          <table:table-cell table:formula="of:=POWER([.C508]-6.75;2)" office:value-type="float" office:value="0.0211319600890896" calcext:value-type="float">
            <text:p>0.021131960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02239" calcext:value-type="float">
            <text:p>6.602239</text:p>
          </table:table-cell>
          <table:table-cell office:value-type="float" office:value="6.605360445" calcext:value-type="float">
            <text:p>6.605360445</text:p>
          </table:table-cell>
          <table:table-cell table:formula="of:=POWER([.C509]-6.75;2)" office:value-type="float" office:value="0.0209206008705979" calcext:value-type="float">
            <text:p>0.020920600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578109" calcext:value-type="float">
            <text:p>6.578109</text:p>
          </table:table-cell>
          <table:table-cell office:value-type="float" office:value="6.60624735" calcext:value-type="float">
            <text:p>6.60624735</text:p>
          </table:table-cell>
          <table:table-cell table:formula="of:=POWER([.C510]-6.75;2)" office:value-type="float" office:value="0.0206648243820224" calcext:value-type="float">
            <text:p>0.0206648244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556292" calcext:value-type="float">
            <text:p>6.556292</text:p>
          </table:table-cell>
          <table:table-cell office:value-type="float" office:value="6.607285885" calcext:value-type="float">
            <text:p>6.607285885</text:p>
          </table:table-cell>
          <table:table-cell table:formula="of:=POWER([.C511]-6.75;2)" office:value-type="float" office:value="0.0203673186202333" calcext:value-type="float">
            <text:p>0.020367318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37649" calcext:value-type="float">
            <text:p>6.537649</text:p>
          </table:table-cell>
          <table:table-cell office:value-type="float" office:value="6.608458035" calcext:value-type="float">
            <text:p>6.608458035</text:p>
          </table:table-cell>
          <table:table-cell table:formula="of:=POWER([.C512]-6.75;2)" office:value-type="float" office:value="0.0200341278560612" calcext:value-type="float">
            <text:p>0.020034127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22656" calcext:value-type="float">
            <text:p>6.522656</text:p>
          </table:table-cell>
          <table:table-cell office:value-type="float" office:value="6.60973649" calcext:value-type="float">
            <text:p>6.60973649</text:p>
          </table:table-cell>
          <table:table-cell table:formula="of:=POWER([.C513]-6.75;2)" office:value-type="float" office:value="0.0196738522375202" calcext:value-type="float">
            <text:p>0.019673852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11419" calcext:value-type="float">
            <text:p>6.511419</text:p>
          </table:table-cell>
          <table:table-cell office:value-type="float" office:value="6.611087825" calcext:value-type="float">
            <text:p>6.611087825</text:p>
          </table:table-cell>
          <table:table-cell table:formula="of:=POWER([.C514]-6.75;2)" office:value-type="float" office:value="0.0192965923632306" calcext:value-type="float">
            <text:p>0.019296592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03735" calcext:value-type="float">
            <text:p>6.503735</text:p>
          </table:table-cell>
          <table:table-cell office:value-type="float" office:value="6.612476185" calcext:value-type="float">
            <text:p>6.612476185</text:p>
          </table:table-cell>
          <table:table-cell table:formula="of:=POWER([.C515]-6.75;2)" office:value-type="float" office:value="0.0189127996921542" calcext:value-type="float">
            <text:p>0.018912799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499198" calcext:value-type="float">
            <text:p>6.499198</text:p>
          </table:table-cell>
          <table:table-cell office:value-type="float" office:value="6.61386697" calcext:value-type="float">
            <text:p>6.61386697</text:p>
          </table:table-cell>
          <table:table-cell table:formula="of:=POWER([.C516]-6.75;2)" office:value-type="float" office:value="0.0185322018569809" calcext:value-type="float">
            <text:p>0.018532201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497316" calcext:value-type="float">
            <text:p>6.497316</text:p>
          </table:table-cell>
          <table:table-cell office:value-type="float" office:value="6.61523001" calcext:value-type="float">
            <text:p>6.61523001</text:p>
          </table:table-cell>
          <table:table-cell table:formula="of:=POWER([.C517]-6.75;2)" office:value-type="float" office:value="0.0181629502046" calcext:value-type="float">
            <text:p>0.0181629502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97609" calcext:value-type="float">
            <text:p>6.497609</text:p>
          </table:table-cell>
          <table:table-cell office:value-type="float" office:value="6.61654184" calcext:value-type="float">
            <text:p>6.61654184</text:p>
          </table:table-cell>
          <table:table-cell table:formula="of:=POWER([.C518]-6.75;2)" office:value-type="float" office:value="0.0178110804705856" calcext:value-type="float">
            <text:p>0.017811080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499691" calcext:value-type="float">
            <text:p>6.499691</text:p>
          </table:table-cell>
          <table:table-cell office:value-type="float" office:value="6.617786905" calcext:value-type="float">
            <text:p>6.617786905</text:p>
          </table:table-cell>
          <table:table-cell table:formula="of:=POWER([.C519]-6.75;2)" office:value-type="float" office:value="0.017480302489479" calcext:value-type="float">
            <text:p>0.017480302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5033" calcext:value-type="float">
            <text:p>6.5033</text:p>
          </table:table-cell>
          <table:table-cell office:value-type="float" office:value="6.618957535" calcext:value-type="float">
            <text:p>6.618957535</text:p>
          </table:table-cell>
          <table:table-cell table:formula="of:=POWER([.C520]-6.75;2)" office:value-type="float" office:value="0.0171721276332763" calcext:value-type="float">
            <text:p>0.017172127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08293" calcext:value-type="float">
            <text:p>6.508293</text:p>
          </table:table-cell>
          <table:table-cell office:value-type="float" office:value="6.62005292" calcext:value-type="float">
            <text:p>6.62005292</text:p>
          </table:table-cell>
          <table:table-cell table:formula="of:=POWER([.C521]-6.75;2)" office:value-type="float" office:value="0.0168862436005264" calcext:value-type="float">
            <text:p>0.016886243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14608" calcext:value-type="float">
            <text:p>6.514608</text:p>
          </table:table-cell>
          <table:table-cell office:value-type="float" office:value="6.621077325" calcext:value-type="float">
            <text:p>6.621077325</text:p>
          </table:table-cell>
          <table:table-cell table:formula="of:=POWER([.C522]-6.75;2)" office:value-type="float" office:value="0.0166210561291557" calcext:value-type="float">
            <text:p>0.016621056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22203" calcext:value-type="float">
            <text:p>6.522203</text:p>
          </table:table-cell>
          <table:table-cell office:value-type="float" office:value="6.622037895" calcext:value-type="float">
            <text:p>6.622037895</text:p>
          </table:table-cell>
          <table:table-cell table:formula="of:=POWER([.C523]-6.75;2)" office:value-type="float" office:value="0.016374300316031" calcext:value-type="float">
            <text:p>0.016374300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3099" calcext:value-type="float">
            <text:p>6.53099</text:p>
          </table:table-cell>
          <table:table-cell office:value-type="float" office:value="6.622942485" calcext:value-type="float">
            <text:p>6.622942485</text:p>
          </table:table-cell>
          <table:table-cell table:formula="of:=POWER([.C524]-6.75;2)" office:value-type="float" office:value="0.0161436121179752" calcext:value-type="float">
            <text:p>0.016143612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40779" calcext:value-type="float">
            <text:p>6.540779</text:p>
          </table:table-cell>
          <table:table-cell office:value-type="float" office:value="6.623797825" calcext:value-type="float">
            <text:p>6.623797825</text:p>
          </table:table-cell>
          <table:table-cell table:formula="of:=POWER([.C525]-6.75;2)" office:value-type="float" office:value="0.0159269889747305" calcext:value-type="float">
            <text:p>0.01592698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551242" calcext:value-type="float">
            <text:p>6.551242</text:p>
          </table:table-cell>
          <table:table-cell office:value-type="float" office:value="6.624608305" calcext:value-type="float">
            <text:p>6.624608305</text:p>
          </table:table-cell>
          <table:table-cell table:formula="of:=POWER([.C526]-6.75;2)" office:value-type="float" office:value="0.0157230771749731" calcext:value-type="float">
            <text:p>0.015723077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5619" calcext:value-type="float">
            <text:p>6.5619</text:p>
          </table:table-cell>
          <table:table-cell office:value-type="float" office:value="6.6253755" calcext:value-type="float">
            <text:p>6.6253755</text:p>
          </table:table-cell>
          <table:table-cell table:formula="of:=POWER([.C527]-6.75;2)" office:value-type="float" office:value="0.0155312660002501" calcext:value-type="float">
            <text:p>0.015531266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572149" calcext:value-type="float">
            <text:p>6.572149</text:p>
          </table:table-cell>
          <table:table-cell office:value-type="float" office:value="6.62609841" calcext:value-type="float">
            <text:p>6.62609841</text:p>
          </table:table-cell>
          <table:table-cell table:formula="of:=POWER([.C528]-6.75;2)" office:value-type="float" office:value="0.0153516040045281" calcext:value-type="float">
            <text:p>0.01535160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581305" calcext:value-type="float">
            <text:p>6.581305</text:p>
          </table:table-cell>
          <table:table-cell office:value-type="float" office:value="6.62677427" calcext:value-type="float">
            <text:p>6.62677427</text:p>
          </table:table-cell>
          <table:table-cell table:formula="of:=POWER([.C529]-6.75;2)" office:value-type="float" office:value="0.0151845805340328" calcext:value-type="float">
            <text:p>0.015184580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588673" calcext:value-type="float">
            <text:p>6.588673</text:p>
          </table:table-cell>
          <table:table-cell office:value-type="float" office:value="6.62739976" calcext:value-type="float">
            <text:p>6.62739976</text:p>
          </table:table-cell>
          <table:table-cell table:formula="of:=POWER([.C530]-6.75;2)" office:value-type="float" office:value="0.0150308188480575" calcext:value-type="float">
            <text:p>0.0150308188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593625" calcext:value-type="float">
            <text:p>6.593625</text:p>
          </table:table-cell>
          <table:table-cell office:value-type="float" office:value="6.62797233" calcext:value-type="float">
            <text:p>6.62797233</text:p>
          </table:table-cell>
          <table:table-cell table:formula="of:=POWER([.C531]-6.75;2)" office:value-type="float" office:value="0.0148907522456288" calcext:value-type="float">
            <text:p>0.014890752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595679" calcext:value-type="float">
            <text:p>6.595679</text:p>
          </table:table-cell>
          <table:table-cell office:value-type="float" office:value="6.628491455" calcext:value-type="float">
            <text:p>6.628491455</text:p>
          </table:table-cell>
          <table:table-cell table:formula="of:=POWER([.C532]-6.75;2)" office:value-type="float" office:value="0.0147643265080171" calcext:value-type="float">
            <text:p>0.01476432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594561" calcext:value-type="float">
            <text:p>6.594561</text:p>
          </table:table-cell>
          <table:table-cell office:value-type="float" office:value="6.6289596" calcext:value-type="float">
            <text:p>6.6289596</text:p>
          </table:table-cell>
          <table:table-cell table:formula="of:=POWER([.C533]-6.75;2)" office:value-type="float" office:value="0.01465077843216" calcext:value-type="float">
            <text:p>0.0146507784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590238" calcext:value-type="float">
            <text:p>6.590238</text:p>
          </table:table-cell>
          <table:table-cell office:value-type="float" office:value="6.629382815" calcext:value-type="float">
            <text:p>6.629382815</text:p>
          </table:table-cell>
          <table:table-cell table:formula="of:=POWER([.C534]-6.75;2)" office:value-type="float" office:value="0.0145485053173243" calcext:value-type="float">
            <text:p>0.014548505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582924" calcext:value-type="float">
            <text:p>6.582924</text:p>
          </table:table-cell>
          <table:table-cell office:value-type="float" office:value="6.629770895" calcext:value-type="float">
            <text:p>6.629770895</text:p>
          </table:table-cell>
          <table:table-cell table:formula="of:=POWER([.C535]-6.75;2)" office:value-type="float" office:value="0.014455037689101" calcext:value-type="float">
            <text:p>0.0144550377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57303" calcext:value-type="float">
            <text:p>6.57303</text:p>
          </table:table-cell>
          <table:table-cell office:value-type="float" office:value="6.63013715" calcext:value-type="float">
            <text:p>6.63013715</text:p>
          </table:table-cell>
          <table:table-cell table:formula="of:=POWER([.C536]-6.75;2)" office:value-type="float" office:value="0.0143671028101224" calcext:value-type="float">
            <text:p>0.014367102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56108" calcext:value-type="float">
            <text:p>6.56108</text:p>
          </table:table-cell>
          <table:table-cell office:value-type="float" office:value="6.63049789" calcext:value-type="float">
            <text:p>6.63049789</text:p>
          </table:table-cell>
          <table:table-cell table:formula="of:=POWER([.C537]-6.75;2)" office:value-type="float" office:value="0.0142807542944521" calcext:value-type="float">
            <text:p>0.014280754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54759" calcext:value-type="float">
            <text:p>6.54759</text:p>
          </table:table-cell>
          <table:table-cell office:value-type="float" office:value="6.630871735" calcext:value-type="float">
            <text:p>6.630871735</text:p>
          </table:table-cell>
          <table:table-cell table:formula="of:=POWER([.C538]-6.75;2)" office:value-type="float" office:value="0.0141915435219101" calcext:value-type="float">
            <text:p>0.014191543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532945" calcext:value-type="float">
            <text:p>6.532945</text:p>
          </table:table-cell>
          <table:table-cell office:value-type="float" office:value="6.631278925" calcext:value-type="float">
            <text:p>6.631278925</text:p>
          </table:table-cell>
          <table:table-cell table:formula="of:=POWER([.C539]-6.75;2)" office:value-type="float" office:value="0.0140946936491556" calcext:value-type="float">
            <text:p>0.014094693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517277" calcext:value-type="float">
            <text:p>6.517277</text:p>
          </table:table-cell>
          <table:table-cell office:value-type="float" office:value="6.631740655" calcext:value-type="float">
            <text:p>6.631740655</text:p>
          </table:table-cell>
          <table:table-cell table:formula="of:=POWER([.C540]-6.75;2)" office:value-type="float" office:value="0.0139852726798291" calcext:value-type="float">
            <text:p>0.013985272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500396" calcext:value-type="float">
            <text:p>6.500396</text:p>
          </table:table-cell>
          <table:table-cell office:value-type="float" office:value="6.63227851" calcext:value-type="float">
            <text:p>6.63227851</text:p>
          </table:table-cell>
          <table:table-cell table:formula="of:=POWER([.C541]-6.75;2)" office:value-type="float" office:value="0.0138583492078201" calcext:value-type="float">
            <text:p>0.013858349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481795" calcext:value-type="float">
            <text:p>6.481795</text:p>
          </table:table-cell>
          <table:table-cell office:value-type="float" office:value="6.63291392" calcext:value-type="float">
            <text:p>6.63291392</text:p>
          </table:table-cell>
          <table:table-cell table:formula="of:=POWER([.C542]-6.75;2)" office:value-type="float" office:value="0.0137091501297664" calcext:value-type="float">
            <text:p>0.013709150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46074" calcext:value-type="float">
            <text:p>6.46074</text:p>
          </table:table-cell>
          <table:table-cell office:value-type="float" office:value="6.63366748" calcext:value-type="float">
            <text:p>6.63366748</text:p>
          </table:table-cell>
          <table:table-cell table:formula="of:=POWER([.C543]-6.75;2)" office:value-type="float" office:value="0.0135332552095505" calcext:value-type="float">
            <text:p>0.013533255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436448" calcext:value-type="float">
            <text:p>6.436448</text:p>
          </table:table-cell>
          <table:table-cell office:value-type="float" office:value="6.634557935" calcext:value-type="float">
            <text:p>6.634557935</text:p>
          </table:table-cell>
          <table:table-cell table:formula="of:=POWER([.C544]-6.75;2)" office:value-type="float" office:value="0.0133268703714642" calcext:value-type="float">
            <text:p>0.0133268704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408333" calcext:value-type="float">
            <text:p>6.408333</text:p>
          </table:table-cell>
          <table:table-cell office:value-type="float" office:value="6.63560065" calcext:value-type="float">
            <text:p>6.63560065</text:p>
          </table:table-cell>
          <table:table-cell table:formula="of:=POWER([.C545]-6.75;2)" office:value-type="float" office:value="0.0130872112804226" calcext:value-type="float">
            <text:p>0.0130872113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376283" calcext:value-type="float">
            <text:p>6.376283</text:p>
          </table:table-cell>
          <table:table-cell office:value-type="float" office:value="6.636805435" calcext:value-type="float">
            <text:p>6.636805435</text:p>
          </table:table-cell>
          <table:table-cell table:formula="of:=POWER([.C546]-6.75;2)" office:value-type="float" office:value="0.0128130095455392" calcext:value-type="float">
            <text:p>0.012813009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340916" calcext:value-type="float">
            <text:p>6.340916</text:p>
          </table:table-cell>
          <table:table-cell office:value-type="float" office:value="6.638173755" calcext:value-type="float">
            <text:p>6.638173755</text:p>
          </table:table-cell>
          <table:table-cell table:formula="of:=POWER([.C547]-6.75;2)" office:value-type="float" office:value="0.0125051090707999" calcext:value-type="float">
            <text:p>0.012505109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303754" calcext:value-type="float">
            <text:p>6.303754</text:p>
          </table:table-cell>
          <table:table-cell office:value-type="float" office:value="6.639695515" calcext:value-type="float">
            <text:p>6.639695515</text:p>
          </table:table-cell>
          <table:table-cell table:formula="of:=POWER([.C548]-6.75;2)" office:value-type="float" office:value="0.0121670794111153" calcext:value-type="float">
            <text:p>0.0121670794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267277" calcext:value-type="float">
            <text:p>6.267277</text:p>
          </table:table-cell>
          <table:table-cell office:value-type="float" office:value="6.64134589" calcext:value-type="float">
            <text:p>6.64134589</text:p>
          </table:table-cell>
          <table:table-cell table:formula="of:=POWER([.C549]-6.75;2)" office:value-type="float" office:value="0.0118057156198921" calcext:value-type="float">
            <text:p>0.011805715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234796" calcext:value-type="float">
            <text:p>6.234796</text:p>
          </table:table-cell>
          <table:table-cell office:value-type="float" office:value="6.643082705" calcext:value-type="float">
            <text:p>6.643082705</text:p>
          </table:table-cell>
          <table:table-cell table:formula="of:=POWER([.C550]-6.75;2)" office:value-type="float" office:value="0.011431307970117" calcext:value-type="float">
            <text:p>0.01143130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210151" calcext:value-type="float">
            <text:p>6.210151</text:p>
          </table:table-cell>
          <table:table-cell office:value-type="float" office:value="6.644845235" calcext:value-type="float">
            <text:p>6.644845235</text:p>
          </table:table-cell>
          <table:table-cell table:formula="of:=POWER([.C551]-6.75;2)" office:value-type="float" office:value="0.0110575246022052" calcext:value-type="float">
            <text:p>0.0110575246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19724" calcext:value-type="float">
            <text:p>6.19724</text:p>
          </table:table-cell>
          <table:table-cell office:value-type="float" office:value="6.646555095" calcext:value-type="float">
            <text:p>6.646555095</text:p>
          </table:table-cell>
          <table:table-cell table:formula="of:=POWER([.C552]-6.75;2)" office:value-type="float" office:value="0.010700848370459" calcext:value-type="float">
            <text:p>0.01070084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199452" calcext:value-type="float">
            <text:p>6.199452</text:p>
          </table:table-cell>
          <table:table-cell office:value-type="float" office:value="6.648119855" calcext:value-type="float">
            <text:p>6.648119855</text:p>
          </table:table-cell>
          <table:table-cell table:formula="of:=POWER([.C553]-6.75;2)" office:value-type="float" office:value="0.010379563945221" calcext:value-type="float">
            <text:p>0.0103795639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219093" calcext:value-type="float">
            <text:p>6.219093</text:p>
          </table:table-cell>
          <table:table-cell office:value-type="float" office:value="6.649439615" calcext:value-type="float">
            <text:p>6.649439615</text:p>
          </table:table-cell>
          <table:table-cell table:formula="of:=POWER([.C554]-6.75;2)" office:value-type="float" office:value="0.0101123910313482" calcext:value-type="float">
            <text:p>0.01011239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256938" calcext:value-type="float">
            <text:p>6.256938</text:p>
          </table:table-cell>
          <table:table-cell office:value-type="float" office:value="6.65041618" calcext:value-type="float">
            <text:p>6.65041618</text:p>
          </table:table-cell>
          <table:table-cell table:formula="of:=POWER([.C555]-6.75;2)" office:value-type="float" office:value="0.00991693720579246" calcext:value-type="float">
            <text:p>0.009916937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312004" calcext:value-type="float">
            <text:p>6.312004</text:p>
          </table:table-cell>
          <table:table-cell office:value-type="float" office:value="6.650963845" calcext:value-type="float">
            <text:p>6.650963845</text:p>
          </table:table-cell>
          <table:table-cell table:formula="of:=POWER([.C556]-6.75;2)" office:value-type="float" office:value="0.00980815999718408" calcext:value-type="float">
            <text:p>0.0098081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381601" calcext:value-type="float">
            <text:p>6.381601</text:p>
          </table:table-cell>
          <table:table-cell office:value-type="float" office:value="6.65102016" calcext:value-type="float">
            <text:p>6.65102016</text:p>
          </table:table-cell>
          <table:table-cell table:formula="of:=POWER([.C557]-6.75;2)" office:value-type="float" office:value="0.00979700872642563" calcext:value-type="float">
            <text:p>0.009797008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461651" calcext:value-type="float">
            <text:p>6.461651</text:p>
          </table:table-cell>
          <table:table-cell office:value-type="float" office:value="6.650554805" calcext:value-type="float">
            <text:p>6.650554805</text:p>
          </table:table-cell>
          <table:table-cell table:formula="of:=POWER([.C558]-6.75;2)" office:value-type="float" office:value="0.00988934680858792" calcext:value-type="float">
            <text:p>0.009889346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47215" calcext:value-type="float">
            <text:p>6.547215</text:p>
          </table:table-cell>
          <table:table-cell office:value-type="float" office:value="6.64957484" calcext:value-type="float">
            <text:p>6.64957484</text:p>
          </table:table-cell>
          <table:table-cell table:formula="of:=POWER([.C559]-6.75;2)" office:value-type="float" office:value="0.0100852127610257" calcext:value-type="float">
            <text:p>0.010085212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3314" calcext:value-type="float">
            <text:p>6.63314</text:p>
          </table:table-cell>
          <table:table-cell office:value-type="float" office:value="6.648125035" calcext:value-type="float">
            <text:p>6.648125035</text:p>
          </table:table-cell>
          <table:table-cell table:formula="of:=POWER([.C560]-6.75;2)" office:value-type="float" office:value="0.0103785084937513" calcext:value-type="float">
            <text:p>0.010378508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14785" calcext:value-type="float">
            <text:p>6.714785</text:p>
          </table:table-cell>
          <table:table-cell office:value-type="float" office:value="6.64628289" calcext:value-type="float">
            <text:p>6.64628289</text:p>
          </table:table-cell>
          <table:table-cell table:formula="of:=POWER([.C561]-6.75;2)" office:value-type="float" office:value="0.0107572389067521" calcext:value-type="float">
            <text:p>0.0107572389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88903" calcext:value-type="float">
            <text:p>6.788903</text:p>
          </table:table-cell>
          <table:table-cell office:value-type="float" office:value="6.64414843" calcext:value-type="float">
            <text:p>6.64414843</text:p>
          </table:table-cell>
          <table:table-cell table:formula="of:=POWER([.C562]-6.75;2)" office:value-type="float" office:value="0.011204554871465" calcext:value-type="float">
            <text:p>0.0112045549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55116" calcext:value-type="float">
            <text:p>6.855116</text:p>
          </table:table-cell>
          <table:table-cell office:value-type="float" office:value="6.641829015" calcext:value-type="float">
            <text:p>6.641829015</text:p>
          </table:table-cell>
          <table:table-cell table:formula="of:=POWER([.C563]-6.75;2)" office:value-type="float" office:value="0.0117009619958702" calcext:value-type="float">
            <text:p>0.011700962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919877" calcext:value-type="float">
            <text:p>6.919877</text:p>
          </table:table-cell>
          <table:table-cell office:value-type="float" office:value="6.6394173" calcext:value-type="float">
            <text:p>6.6394173</text:p>
          </table:table-cell>
          <table:table-cell table:formula="of:=POWER([.C564]-6.75;2)" office:value-type="float" office:value="0.01222853353929" calcext:value-type="float">
            <text:p>0.012228533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014687" calcext:value-type="float">
            <text:p>7.014687</text:p>
          </table:table-cell>
          <table:table-cell office:value-type="float" office:value="6.636951105" calcext:value-type="float">
            <text:p>6.636951105</text:p>
          </table:table-cell>
          <table:table-cell table:formula="of:=POWER([.C565]-6.75;2)" office:value-type="float" office:value="0.0127800526607211" calcext:value-type="float">
            <text:p>0.012780052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409559" calcext:value-type="float">
            <text:p>7.409559</text:p>
          </table:table-cell>
          <table:table-cell office:value-type="float" office:value="6.634284775" calcext:value-type="float">
            <text:p>6.634284775</text:p>
          </table:table-cell>
          <table:table-cell table:formula="of:=POWER([.C566]-6.75;2)" office:value-type="float" office:value="0.0133900132968006" calcext:value-type="float">
            <text:p>0.013390013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937357" calcext:value-type="float">
            <text:p>5.937357</text:p>
          </table:table-cell>
          <table:table-cell office:value-type="float" office:value="6.62989627" calcext:value-type="float">
            <text:p>6.62989627</text:p>
          </table:table-cell>
          <table:table-cell table:formula="of:=POWER([.C567]-6.75;2)" office:value-type="float" office:value="0.014424905959913" calcext:value-type="float">
            <text:p>0.01442490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446424" calcext:value-type="float">
            <text:p>6.446424</text:p>
          </table:table-cell>
          <table:table-cell office:value-type="float" office:value="6.633075575" calcext:value-type="float">
            <text:p>6.633075575</text:p>
          </table:table-cell>
          <table:table-cell table:formula="of:=POWER([.C568]-6.75;2)" office:value-type="float" office:value="0.0136713211615805" calcext:value-type="float">
            <text:p>0.013671321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486259" calcext:value-type="float">
            <text:p>6.486259</text:p>
          </table:table-cell>
          <table:table-cell office:value-type="float" office:value="6.63385266" calcext:value-type="float">
            <text:p>6.63385266</text:p>
          </table:table-cell>
          <table:table-cell table:formula="of:=POWER([.C569]-6.75;2)" office:value-type="float" office:value="0.0134902045890755" calcext:value-type="float">
            <text:p>0.013490204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460223" calcext:value-type="float">
            <text:p>6.460223</text:p>
          </table:table-cell>
          <table:table-cell office:value-type="float" office:value="6.634499" calcext:value-type="float">
            <text:p>6.634499</text:p>
          </table:table-cell>
          <table:table-cell table:formula="of:=POWER([.C570]-6.75;2)" office:value-type="float" office:value="0.013340481001" calcext:value-type="float">
            <text:p>0.01334048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41298" calcext:value-type="float">
            <text:p>6.41298</text:p>
          </table:table-cell>
          <table:table-cell office:value-type="float" office:value="6.63526669" calcext:value-type="float">
            <text:p>6.63526669</text:p>
          </table:table-cell>
          <table:table-cell table:formula="of:=POWER([.C571]-6.75;2)" office:value-type="float" office:value="0.0131637324235561" calcext:value-type="float">
            <text:p>0.0131637324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360205" calcext:value-type="float">
            <text:p>6.360205</text:p>
          </table:table-cell>
          <table:table-cell office:value-type="float" office:value="6.63619049" calcext:value-type="float">
            <text:p>6.63619049</text:p>
          </table:table-cell>
          <table:table-cell table:formula="of:=POWER([.C572]-6.75;2)" office:value-type="float" office:value="0.0129526045664402" calcext:value-type="float">
            <text:p>0.012952604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310561" calcext:value-type="float">
            <text:p>6.310561</text:p>
          </table:table-cell>
          <table:table-cell office:value-type="float" office:value="6.637240545" calcext:value-type="float">
            <text:p>6.637240545</text:p>
          </table:table-cell>
          <table:table-cell table:formula="of:=POWER([.C573]-6.75;2)" office:value-type="float" office:value="0.012714694691897" calcext:value-type="float">
            <text:p>0.012714694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269486" calcext:value-type="float">
            <text:p>6.269486</text:p>
          </table:table-cell>
          <table:table-cell office:value-type="float" office:value="6.63836357" calcext:value-type="float">
            <text:p>6.63836357</text:p>
          </table:table-cell>
          <table:table-cell table:formula="of:=POWER([.C574]-6.75;2)" office:value-type="float" office:value="0.0124626925031449" calcext:value-type="float">
            <text:p>0.012462692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239972" calcext:value-type="float">
            <text:p>6.239972</text:p>
          </table:table-cell>
          <table:table-cell office:value-type="float" office:value="6.639502705" calcext:value-type="float">
            <text:p>6.639502705</text:p>
          </table:table-cell>
          <table:table-cell table:formula="of:=POWER([.C575]-6.75;2)" office:value-type="float" office:value="0.012209652202317" calcext:value-type="float">
            <text:p>0.012209652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222737" calcext:value-type="float">
            <text:p>6.222737</text:p>
          </table:table-cell>
          <table:table-cell office:value-type="float" office:value="6.640610685" calcext:value-type="float">
            <text:p>6.640610685</text:p>
          </table:table-cell>
          <table:table-cell table:formula="of:=POWER([.C576]-6.75;2)" office:value-type="float" office:value="0.0119660222361691" calcext:value-type="float">
            <text:p>0.0119660222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216412" calcext:value-type="float">
            <text:p>6.216412</text:p>
          </table:table-cell>
          <table:table-cell office:value-type="float" office:value="6.64165918" calcext:value-type="float">
            <text:p>6.64165918</text:p>
          </table:table-cell>
          <table:table-cell table:formula="of:=POWER([.C577]-6.75;2)" office:value-type="float" office:value="0.0117377332782725" calcext:value-type="float">
            <text:p>0.011737733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217952" calcext:value-type="float">
            <text:p>6.217952</text:p>
          </table:table-cell>
          <table:table-cell office:value-type="float" office:value="6.64264457" calcext:value-type="float">
            <text:p>6.64264457</text:p>
          </table:table-cell>
          <table:table-cell table:formula="of:=POWER([.C578]-6.75;2)" office:value-type="float" office:value="0.0115251883504849" calcext:value-type="float">
            <text:p>0.011525188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223279" calcext:value-type="float">
            <text:p>6.223279</text:p>
          </table:table-cell>
          <table:table-cell office:value-type="float" office:value="6.643589645" calcext:value-type="float">
            <text:p>6.643589645</text:p>
          </table:table-cell>
          <table:table-cell table:formula="of:=POWER([.C579]-6.75;2)" office:value-type="float" office:value="0.0113231636512259" calcext:value-type="float">
            <text:p>0.011323163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22809" calcext:value-type="float">
            <text:p>6.22809</text:p>
          </table:table-cell>
          <table:table-cell office:value-type="float" office:value="6.644541025" calcext:value-type="float">
            <text:p>6.644541025</text:p>
          </table:table-cell>
          <table:table-cell table:formula="of:=POWER([.C580]-6.75;2)" office:value-type="float" office:value="0.0111215954080507" calcext:value-type="float">
            <text:p>0.011121595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228706" calcext:value-type="float">
            <text:p>6.228706</text:p>
          </table:table-cell>
          <table:table-cell office:value-type="float" office:value="6.64556242" calcext:value-type="float">
            <text:p>6.64556242</text:p>
          </table:table-cell>
          <table:table-cell table:formula="of:=POWER([.C581]-6.75;2)" office:value-type="float" office:value="0.0109072081162564" calcext:value-type="float">
            <text:p>0.010907208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222843" calcext:value-type="float">
            <text:p>6.222843</text:p>
          </table:table-cell>
          <table:table-cell office:value-type="float" office:value="6.64672443" calcext:value-type="float">
            <text:p>6.64672443</text:p>
          </table:table-cell>
          <table:table-cell table:formula="of:=POWER([.C582]-6.75;2)" office:value-type="float" office:value="0.0106658433588249" calcext:value-type="float">
            <text:p>0.010665843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210194" calcext:value-type="float">
            <text:p>6.210194</text:p>
          </table:table-cell>
          <table:table-cell office:value-type="float" office:value="6.64809184" calcext:value-type="float">
            <text:p>6.64809184</text:p>
          </table:table-cell>
          <table:table-cell table:formula="of:=POWER([.C583]-6.75;2)" office:value-type="float" office:value="0.0103852730745856" calcext:value-type="float">
            <text:p>0.010385273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19272" calcext:value-type="float">
            <text:p>6.19272</text:p>
          </table:table-cell>
          <table:table-cell office:value-type="float" office:value="6.649709645" calcext:value-type="float">
            <text:p>6.649709645</text:p>
          </table:table-cell>
          <table:table-cell table:formula="of:=POWER([.C584]-6.75;2)" office:value-type="float" office:value="0.0100581553060261" calcext:value-type="float">
            <text:p>0.010058155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174592" calcext:value-type="float">
            <text:p>6.174592</text:p>
          </table:table-cell>
          <table:table-cell office:value-type="float" office:value="6.65158924" calcext:value-type="float">
            <text:p>6.65158924</text:p>
          </table:table-cell>
          <table:table-cell table:formula="of:=POWER([.C585]-6.75;2)" office:value-type="float" office:value="0.00968467768377763" calcext:value-type="float">
            <text:p>0.009684677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161719" calcext:value-type="float">
            <text:p>6.161719</text:p>
          </table:table-cell>
          <table:table-cell office:value-type="float" office:value="6.65369638" calcext:value-type="float">
            <text:p>6.65369638</text:p>
          </table:table-cell>
          <table:table-cell table:formula="of:=POWER([.C586]-6.75;2)" office:value-type="float" office:value="0.00927438722510449" calcext:value-type="float">
            <text:p>0.009274387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160858" calcext:value-type="float">
            <text:p>6.160858</text:p>
          </table:table-cell>
          <table:table-cell office:value-type="float" office:value="6.655942765" calcext:value-type="float">
            <text:p>6.655942765</text:p>
          </table:table-cell>
          <table:table-cell table:formula="of:=POWER([.C587]-6.75;2)" office:value-type="float" office:value="0.00884676345584526" calcext:value-type="float">
            <text:p>0.008846763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178407" calcext:value-type="float">
            <text:p>6.178407</text:p>
          </table:table-cell>
          <table:table-cell office:value-type="float" office:value="6.65818313" calcext:value-type="float">
            <text:p>6.65818313</text:p>
          </table:table-cell>
          <table:table-cell table:formula="of:=POWER([.C588]-6.75;2)" office:value-type="float" office:value="0.00843033761659685" calcext:value-type="float">
            <text:p>0.0084303376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219052" calcext:value-type="float">
            <text:p>6.219052</text:p>
          </table:table-cell>
          <table:table-cell office:value-type="float" office:value="6.66021926" calcext:value-type="float">
            <text:p>6.66021926</text:p>
          </table:table-cell>
          <table:table-cell table:formula="of:=POWER([.C589]-6.75;2)" office:value-type="float" office:value="0.00806058127494762" calcext:value-type="float">
            <text:p>0.008060581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284591" calcext:value-type="float">
            <text:p>6.284591</text:p>
          </table:table-cell>
          <table:table-cell office:value-type="float" office:value="6.66181138" calcext:value-type="float">
            <text:p>6.66181138</text:p>
          </table:table-cell>
          <table:table-cell table:formula="of:=POWER([.C590]-6.75;2)" office:value-type="float" office:value="0.00777723269750447" calcext:value-type="float">
            <text:p>0.0077772327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373226" calcext:value-type="float">
            <text:p>6.373226</text:p>
          </table:table-cell>
          <table:table-cell office:value-type="float" office:value="6.662695705" calcext:value-type="float">
            <text:p>6.662695705</text:p>
          </table:table-cell>
          <table:table-cell table:formula="of:=POWER([.C591]-6.75;2)" office:value-type="float" office:value="0.00762203992544703" calcext:value-type="float">
            <text:p>0.0076220399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479549" calcext:value-type="float">
            <text:p>6.479549</text:p>
          </table:table-cell>
          <table:table-cell office:value-type="float" office:value="6.66260504" calcext:value-type="float">
            <text:p>6.66260504</text:p>
          </table:table-cell>
          <table:table-cell table:formula="of:=POWER([.C592]-6.75;2)" office:value-type="float" office:value="0.00763787903340162" calcext:value-type="float">
            <text:p>0.007637879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595193" calcext:value-type="float">
            <text:p>6.595193</text:p>
          </table:table-cell>
          <table:table-cell office:value-type="float" office:value="6.66128769" calcext:value-type="float">
            <text:p>6.66128769</text:p>
          </table:table-cell>
          <table:table-cell table:formula="of:=POWER([.C593]-6.75;2)" office:value-type="float" office:value="0.0078698739455361" calcext:value-type="float">
            <text:p>0.0078698739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09991" calcext:value-type="float">
            <text:p>6.709991</text:p>
          </table:table-cell>
          <table:table-cell office:value-type="float" office:value="6.65851866" calcext:value-type="float">
            <text:p>6.65851866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13333" calcext:value-type="float">
            <text:p>6.813333</text:p>
          </table:table-cell>
          <table:table-cell office:value-type="float" office:value="6.65409518" calcext:value-type="float">
            <text:p>6.6540951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895479" calcext:value-type="float">
            <text:p>6.895479</text:p>
          </table:table-cell>
          <table:table-cell office:value-type="float" office:value="6.64780216" calcext:value-type="float">
            <text:p>6.6478021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948658" calcext:value-type="float">
            <text:p>6.948658</text:p>
          </table:table-cell>
          <table:table-cell office:value-type="float" office:value="6.63930929" calcext:value-type="float">
            <text:p>6.63930929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967851" calcext:value-type="float">
            <text:p>6.967851</text:p>
          </table:table-cell>
          <table:table-cell office:value-type="float" office:value="6.62785475" calcext:value-type="float">
            <text:p>6.6278547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951264" calcext:value-type="float">
            <text:p>6.951264</text:p>
          </table:table-cell>
          <table:table-cell office:value-type="float" office:value="6.610821505" calcext:value-type="float">
            <text:p>6.61082150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90047" calcext:value-type="float">
            <text:p>6.90047</text:p>
          </table:table-cell>
          <table:table-cell office:value-type="float" office:value="6.593871195" calcext:value-type="float">
            <text:p>6.59387119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20252" calcext:value-type="float">
            <text:p>6.820252</text:p>
          </table:table-cell>
          <table:table-cell office:value-type="float" office:value="6.577174855" calcext:value-type="float">
            <text:p>6.57717485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18153" calcext:value-type="float">
            <text:p>6.718153</text:p>
          </table:table-cell>
          <table:table-cell office:value-type="float" office:value="6.589369225" calcext:value-type="float">
            <text:p>6.58936922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03756" calcext:value-type="float">
            <text:p>6.603756</text:p>
          </table:table-cell>
          <table:table-cell office:value-type="float" office:value="6.59436398" calcext:value-type="float">
            <text:p>6.59436398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487707" calcext:value-type="float">
            <text:p>6.487707</text:p>
          </table:table-cell>
          <table:table-cell office:value-type="float" office:value="6.597166015" calcext:value-type="float">
            <text:p>6.59716601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380566" calcext:value-type="float">
            <text:p>6.380566</text:p>
          </table:table-cell>
          <table:table-cell office:value-type="float" office:value="6.599223795" calcext:value-type="float">
            <text:p>6.59922379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291589" calcext:value-type="float">
            <text:p>6.291589</text:p>
          </table:table-cell>
          <table:table-cell office:value-type="float" office:value="6.60113661" calcext:value-type="float">
            <text:p>6.60113661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22764" calcext:value-type="float">
            <text:p>6.22764</text:p>
          </table:table-cell>
          <table:table-cell office:value-type="float" office:value="6.603158785" calcext:value-type="float">
            <text:p>6.60315878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192435" calcext:value-type="float">
            <text:p>6.192435</text:p>
          </table:table-cell>
          <table:table-cell office:value-type="float" office:value="6.60536237" calcext:value-type="float">
            <text:p>6.60536237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186309" calcext:value-type="float">
            <text:p>6.186309</text:p>
          </table:table-cell>
          <table:table-cell office:value-type="float" office:value="6.607713235" calcext:value-type="float">
            <text:p>6.60771323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206531" calcext:value-type="float">
            <text:p>6.206531</text:p>
          </table:table-cell>
          <table:table-cell office:value-type="float" office:value="6.610117885" calcext:value-type="float">
            <text:p>6.61011788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248074" calcext:value-type="float">
            <text:p>6.248074</text:p>
          </table:table-cell>
          <table:table-cell office:value-type="float" office:value="6.612456565" calcext:value-type="float">
            <text:p>6.61245656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304608" calcext:value-type="float">
            <text:p>6.304608</text:p>
          </table:table-cell>
          <table:table-cell office:value-type="float" office:value="6.614607015" calcext:value-type="float">
            <text:p>6.61460701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369482" calcext:value-type="float">
            <text:p>6.369482</text:p>
          </table:table-cell>
          <table:table-cell office:value-type="float" office:value="6.616460425" calcext:value-type="float">
            <text:p>6.61646042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436522" calcext:value-type="float">
            <text:p>6.436522</text:p>
          </table:table-cell>
          <table:table-cell office:value-type="float" office:value="6.617930865" calcext:value-type="float">
            <text:p>6.61793086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500573" calcext:value-type="float">
            <text:p>6.500573</text:p>
          </table:table-cell>
          <table:table-cell office:value-type="float" office:value="6.61895965" calcext:value-type="float">
            <text:p>6.6189596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57775" calcext:value-type="float">
            <text:p>6.557775</text:p>
          </table:table-cell>
          <table:table-cell office:value-type="float" office:value="6.61951619" calcext:value-type="float">
            <text:p>6.6195161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0563" calcext:value-type="float">
            <text:p>6.60563</text:p>
          </table:table-cell>
          <table:table-cell office:value-type="float" office:value="6.61959673" calcext:value-type="float">
            <text:p>6.6195967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42913" calcext:value-type="float">
            <text:p>6.642913</text:p>
          </table:table-cell>
          <table:table-cell office:value-type="float" office:value="6.619221895" calcext:value-type="float">
            <text:p>6.61922189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69489" calcext:value-type="float">
            <text:p>6.669489</text:p>
          </table:table-cell>
          <table:table-cell office:value-type="float" office:value="6.61843366" calcext:value-type="float">
            <text:p>6.61843366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86065" calcext:value-type="float">
            <text:p>6.686065</text:p>
          </table:table-cell>
          <table:table-cell office:value-type="float" office:value="6.617291885" calcext:value-type="float">
            <text:p>6.61729188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93936" calcext:value-type="float">
            <text:p>6.693936</text:p>
          </table:table-cell>
          <table:table-cell office:value-type="float" office:value="6.61587047" calcext:value-type="float">
            <text:p>6.6158704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94728" calcext:value-type="float">
            <text:p>6.694728</text:p>
          </table:table-cell>
          <table:table-cell office:value-type="float" office:value="6.614252925" calcext:value-type="float">
            <text:p>6.61425292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9018" calcext:value-type="float">
            <text:p>6.69018</text:p>
          </table:table-cell>
          <table:table-cell office:value-type="float" office:value="6.61252734" calcext:value-type="float">
            <text:p>6.61252734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81962" calcext:value-type="float">
            <text:p>6.681962</text:p>
          </table:table-cell>
          <table:table-cell office:value-type="float" office:value="6.610780835" calcext:value-type="float">
            <text:p>6.61078083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71564" calcext:value-type="float">
            <text:p>6.671564</text:p>
          </table:table-cell>
          <table:table-cell office:value-type="float" office:value="6.609093835" calcext:value-type="float">
            <text:p>6.60909383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60236" calcext:value-type="float">
            <text:p>6.660236</text:p>
          </table:table-cell>
          <table:table-cell office:value-type="float" office:value="6.607534675" calcext:value-type="float">
            <text:p>6.60753467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48983" calcext:value-type="float">
            <text:p>6.648983</text:p>
          </table:table-cell>
          <table:table-cell office:value-type="float" office:value="6.606155115" calcext:value-type="float">
            <text:p>6.60615511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38602" calcext:value-type="float">
            <text:p>6.638602</text:p>
          </table:table-cell>
          <table:table-cell office:value-type="float" office:value="6.60498732" calcext:value-type="float">
            <text:p>6.6049873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29737" calcext:value-type="float">
            <text:p>6.629737</text:p>
          </table:table-cell>
          <table:table-cell office:value-type="float" office:value="6.6040426" calcext:value-type="float">
            <text:p>6.6040426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22927" calcext:value-type="float">
            <text:p>6.622927</text:p>
          </table:table-cell>
          <table:table-cell office:value-type="float" office:value="6.60331205" calcext:value-type="float">
            <text:p>6.6033120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18633" calcext:value-type="float">
            <text:p>6.618633</text:p>
          </table:table-cell>
          <table:table-cell office:value-type="float" office:value="6.602768925" calcext:value-type="float">
            <text:p>6.60276892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17228" calcext:value-type="float">
            <text:p>6.617228</text:p>
          </table:table-cell>
          <table:table-cell office:value-type="float" office:value="6.602372435" calcext:value-type="float">
            <text:p>6.60237243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18958" calcext:value-type="float">
            <text:p>6.618958</text:p>
          </table:table-cell>
          <table:table-cell office:value-type="float" office:value="6.60207258" calcext:value-type="float">
            <text:p>6.6020725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23885" calcext:value-type="float">
            <text:p>6.623885</text:p>
          </table:table-cell>
          <table:table-cell office:value-type="float" office:value="6.601815495" calcext:value-type="float">
            <text:p>6.60181549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31822" calcext:value-type="float">
            <text:p>6.631822</text:p>
          </table:table-cell>
          <table:table-cell office:value-type="float" office:value="6.60154881" calcext:value-type="float">
            <text:p>6.60154881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42302" calcext:value-type="float">
            <text:p>6.642302</text:p>
          </table:table-cell>
          <table:table-cell office:value-type="float" office:value="6.601226565" calcext:value-type="float">
            <text:p>6.60122656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54586" calcext:value-type="float">
            <text:p>6.654586</text:p>
          </table:table-cell>
          <table:table-cell office:value-type="float" office:value="6.60081319" calcext:value-type="float">
            <text:p>6.6008131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67719" calcext:value-type="float">
            <text:p>6.667719</text:p>
          </table:table-cell>
          <table:table-cell office:value-type="float" office:value="6.600286185" calcext:value-type="float">
            <text:p>6.60028618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80645" calcext:value-type="float">
            <text:p>6.680645</text:p>
          </table:table-cell>
          <table:table-cell office:value-type="float" office:value="6.599637315" calcext:value-type="float">
            <text:p>6.59963731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92349" calcext:value-type="float">
            <text:p>6.692349</text:p>
          </table:table-cell>
          <table:table-cell office:value-type="float" office:value="6.59887216" calcext:value-type="float">
            <text:p>6.5988721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02006" calcext:value-type="float">
            <text:p>6.702006</text:p>
          </table:table-cell>
          <table:table-cell office:value-type="float" office:value="6.598008235" calcext:value-type="float">
            <text:p>6.59800823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09118" calcext:value-type="float">
            <text:p>6.709118</text:p>
          </table:table-cell>
          <table:table-cell office:value-type="float" office:value="6.59707191" calcext:value-type="float">
            <text:p>6.59707191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13603" calcext:value-type="float">
            <text:p>6.713603</text:p>
          </table:table-cell>
          <table:table-cell office:value-type="float" office:value="6.596094555" calcext:value-type="float">
            <text:p>6.59609455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15819" calcext:value-type="float">
            <text:p>6.715819</text:p>
          </table:table-cell>
          <table:table-cell office:value-type="float" office:value="6.595108365" calcext:value-type="float">
            <text:p>6.59510836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16523" calcext:value-type="float">
            <text:p>6.716523</text:p>
          </table:table-cell>
          <table:table-cell office:value-type="float" office:value="6.59414234" calcext:value-type="float">
            <text:p>6.59414234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16767" calcext:value-type="float">
            <text:p>6.716767</text:p>
          </table:table-cell>
          <table:table-cell office:value-type="float" office:value="6.593218855" calcext:value-type="float">
            <text:p>6.59321885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17742" calcext:value-type="float">
            <text:p>6.717742</text:p>
          </table:table-cell>
          <table:table-cell office:value-type="float" office:value="6.592351125" calcext:value-type="float">
            <text:p>6.59235112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20603" calcext:value-type="float">
            <text:p>6.720603</text:p>
          </table:table-cell>
          <table:table-cell office:value-type="float" office:value="6.59154185" calcext:value-type="float">
            <text:p>6.5915418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26299" calcext:value-type="float">
            <text:p>6.726299</text:p>
          </table:table-cell>
          <table:table-cell office:value-type="float" office:value="6.59078312" calcext:value-type="float">
            <text:p>6.59078312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35426" calcext:value-type="float">
            <text:p>6.735426</text:p>
          </table:table-cell>
          <table:table-cell office:value-type="float" office:value="6.59005757" calcext:value-type="float">
            <text:p>6.5900575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48143" calcext:value-type="float">
            <text:p>6.748143</text:p>
          </table:table-cell>
          <table:table-cell office:value-type="float" office:value="6.589340745" calcext:value-type="float">
            <text:p>6.58934074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64141" calcext:value-type="float">
            <text:p>6.764141</text:p>
          </table:table-cell>
          <table:table-cell office:value-type="float" office:value="6.58860429" calcext:value-type="float">
            <text:p>6.58860429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82677" calcext:value-type="float">
            <text:p>6.782677</text:p>
          </table:table-cell>
          <table:table-cell office:value-type="float" office:value="6.58781973" calcext:value-type="float">
            <text:p>6.58781973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02659" calcext:value-type="float">
            <text:p>6.802659</text:p>
          </table:table-cell>
          <table:table-cell office:value-type="float" office:value="6.586962385" calcext:value-type="float">
            <text:p>6.58696238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22772" calcext:value-type="float">
            <text:p>6.822772</text:p>
          </table:table-cell>
          <table:table-cell office:value-type="float" office:value="6.586014985" calcext:value-type="float">
            <text:p>6.58601498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41614" calcext:value-type="float">
            <text:p>6.841614</text:p>
          </table:table-cell>
          <table:table-cell office:value-type="float" office:value="6.584970535" calcext:value-type="float">
            <text:p>6.58497053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57847" calcext:value-type="float">
            <text:p>6.857847</text:p>
          </table:table-cell>
          <table:table-cell office:value-type="float" office:value="6.58383409" calcext:value-type="float">
            <text:p>6.58383409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70324" calcext:value-type="float">
            <text:p>6.870324</text:p>
          </table:table-cell>
          <table:table-cell office:value-type="float" office:value="6.582623135" calcext:value-type="float">
            <text:p>6.58262313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78204" calcext:value-type="float">
            <text:p>6.878204</text:p>
          </table:table-cell>
          <table:table-cell office:value-type="float" office:value="6.581366455" calcext:value-type="float">
            <text:p>6.58136645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81024" calcext:value-type="float">
            <text:p>6.881024</text:p>
          </table:table-cell>
          <table:table-cell office:value-type="float" office:value="6.58010152" calcext:value-type="float">
            <text:p>6.5801015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78751" calcext:value-type="float">
            <text:p>6.878751</text:p>
          </table:table-cell>
          <table:table-cell office:value-type="float" office:value="6.578870705" calcext:value-type="float">
            <text:p>6.57887070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71772" calcext:value-type="float">
            <text:p>6.871772</text:p>
          </table:table-cell>
          <table:table-cell office:value-type="float" office:value="6.577716635" calcext:value-type="float">
            <text:p>6.57771663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60862" calcext:value-type="float">
            <text:p>6.860862</text:p>
          </table:table-cell>
          <table:table-cell office:value-type="float" office:value="6.576677405" calcext:value-type="float">
            <text:p>6.57667740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847099" calcext:value-type="float">
            <text:p>6.847099</text:p>
          </table:table-cell>
          <table:table-cell office:value-type="float" office:value="6.575782155" calcext:value-type="float">
            <text:p>6.57578215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83175" calcext:value-type="float">
            <text:p>6.83175</text:p>
          </table:table-cell>
          <table:table-cell office:value-type="float" office:value="6.575047695" calcext:value-type="float">
            <text:p>6.57504769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816135" calcext:value-type="float">
            <text:p>6.816135</text:p>
          </table:table-cell>
          <table:table-cell office:value-type="float" office:value="6.574476595" calcext:value-type="float">
            <text:p>6.57447659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801487" calcext:value-type="float">
            <text:p>6.801487</text:p>
          </table:table-cell>
          <table:table-cell office:value-type="float" office:value="6.57405709" calcext:value-type="float">
            <text:p>6.57405709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88826" calcext:value-type="float">
            <text:p>6.788826</text:p>
          </table:table-cell>
          <table:table-cell office:value-type="float" office:value="6.573764715" calcext:value-type="float">
            <text:p>6.57376471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78862" calcext:value-type="float">
            <text:p>6.778862</text:p>
          </table:table-cell>
          <table:table-cell office:value-type="float" office:value="6.573565535" calcext:value-type="float">
            <text:p>6.57356553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71956" calcext:value-type="float">
            <text:p>6.771956</text:p>
          </table:table-cell>
          <table:table-cell office:value-type="float" office:value="6.57342051" calcext:value-type="float">
            <text:p>6.5734205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6812" calcext:value-type="float">
            <text:p>6.76812</text:p>
          </table:table-cell>
          <table:table-cell office:value-type="float" office:value="6.57329033" calcext:value-type="float">
            <text:p>6.57329033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67074" calcext:value-type="float">
            <text:p>6.767074</text:p>
          </table:table-cell>
          <table:table-cell office:value-type="float" office:value="6.573140135" calcext:value-type="float">
            <text:p>6.57314013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6834" calcext:value-type="float">
            <text:p>6.76834</text:p>
          </table:table-cell>
          <table:table-cell office:value-type="float" office:value="6.57294343" calcext:value-type="float">
            <text:p>6.5729434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71351" calcext:value-type="float">
            <text:p>6.771351</text:p>
          </table:table-cell>
          <table:table-cell office:value-type="float" office:value="6.572684685" calcext:value-type="float">
            <text:p>6.57268468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75557" calcext:value-type="float">
            <text:p>6.775557</text:p>
          </table:table-cell>
          <table:table-cell office:value-type="float" office:value="6.57236031" calcext:value-type="float">
            <text:p>6.5723603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80514" calcext:value-type="float">
            <text:p>6.780514</text:p>
          </table:table-cell>
          <table:table-cell office:value-type="float" office:value="6.571977925" calcext:value-type="float">
            <text:p>6.57197792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85936" calcext:value-type="float">
            <text:p>6.785936</text:p>
          </table:table-cell>
          <table:table-cell office:value-type="float" office:value="6.571554115" calcext:value-type="float">
            <text:p>6.57155411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9171" calcext:value-type="float">
            <text:p>6.79171</text:p>
          </table:table-cell>
          <table:table-cell office:value-type="float" office:value="6.57111108" calcext:value-type="float">
            <text:p>6.57111108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97874" calcext:value-type="float">
            <text:p>6.797874</text:p>
          </table:table-cell>
          <table:table-cell office:value-type="float" office:value="6.57067277" calcext:value-type="float">
            <text:p>6.57067277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0457" calcext:value-type="float">
            <text:p>6.80457</text:p>
          </table:table-cell>
          <table:table-cell office:value-type="float" office:value="6.570261065" calcext:value-type="float">
            <text:p>6.57026106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11969" calcext:value-type="float">
            <text:p>6.811969</text:p>
          </table:table-cell>
          <table:table-cell office:value-type="float" office:value="6.569892605" calcext:value-type="float">
            <text:p>6.56989260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20205" calcext:value-type="float">
            <text:p>6.820205</text:p>
          </table:table-cell>
          <table:table-cell office:value-type="float" office:value="6.56957668" calcext:value-type="float">
            <text:p>6.56957668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29308" calcext:value-type="float">
            <text:p>6.829308</text:p>
          </table:table-cell>
          <table:table-cell office:value-type="float" office:value="6.56931437" calcext:value-type="float">
            <text:p>6.5693143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39161" calcext:value-type="float">
            <text:p>6.839161</text:p>
          </table:table-cell>
          <table:table-cell office:value-type="float" office:value="6.569098945" calcext:value-type="float">
            <text:p>6.56909894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49487" calcext:value-type="float">
            <text:p>6.849487</text:p>
          </table:table-cell>
          <table:table-cell office:value-type="float" office:value="6.568917325" calcext:value-type="float">
            <text:p>6.56891732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5985" calcext:value-type="float">
            <text:p>6.85985</text:p>
          </table:table-cell>
          <table:table-cell office:value-type="float" office:value="6.568752275" calcext:value-type="float">
            <text:p>6.56875227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869699" calcext:value-type="float">
            <text:p>6.869699</text:p>
          </table:table-cell>
          <table:table-cell office:value-type="float" office:value="6.568584985" calcext:value-type="float">
            <text:p>6.56858498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78414" calcext:value-type="float">
            <text:p>6.878414</text:p>
          </table:table-cell>
          <table:table-cell office:value-type="float" office:value="6.56839763" calcext:value-type="float">
            <text:p>6.5683976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85375" calcext:value-type="float">
            <text:p>6.885375</text:p>
          </table:table-cell>
          <table:table-cell office:value-type="float" office:value="6.568175635" calcext:value-type="float">
            <text:p>6.56817563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90028" calcext:value-type="float">
            <text:p>6.890028</text:p>
          </table:table-cell>
          <table:table-cell office:value-type="float" office:value="6.56790938" calcext:value-type="float">
            <text:p>6.5679093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91938" calcext:value-type="float">
            <text:p>6.891938</text:p>
          </table:table-cell>
          <table:table-cell office:value-type="float" office:value="6.567595255" calcext:value-type="float">
            <text:p>6.56759525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90837" calcext:value-type="float">
            <text:p>6.890837</text:p>
          </table:table-cell>
          <table:table-cell office:value-type="float" office:value="6.56723606" calcext:value-type="float">
            <text:p>6.56723606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86648" calcext:value-type="float">
            <text:p>6.886648</text:p>
          </table:table-cell>
          <table:table-cell office:value-type="float" office:value="6.56684073" calcext:value-type="float">
            <text:p>6.56684073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879494" calcext:value-type="float">
            <text:p>6.879494</text:p>
          </table:table-cell>
          <table:table-cell office:value-type="float" office:value="6.56642358" calcext:value-type="float">
            <text:p>6.56642358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69685" calcext:value-type="float">
            <text:p>6.869685</text:p>
          </table:table-cell>
          <table:table-cell office:value-type="float" office:value="6.566003105" calcext:value-type="float">
            <text:p>6.56600310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857696" calcext:value-type="float">
            <text:p>6.857696</text:p>
          </table:table-cell>
          <table:table-cell office:value-type="float" office:value="6.565600515" calcext:value-type="float">
            <text:p>6.56560051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44131" calcext:value-type="float">
            <text:p>6.844131</text:p>
          </table:table-cell>
          <table:table-cell office:value-type="float" office:value="6.565238145" calcext:value-type="float">
            <text:p>6.56523814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29686" calcext:value-type="float">
            <text:p>6.829686</text:p>
          </table:table-cell>
          <table:table-cell office:value-type="float" office:value="6.56493779" calcext:value-type="float">
            <text:p>6.5649377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15112" calcext:value-type="float">
            <text:p>6.815112</text:p>
          </table:table-cell>
          <table:table-cell office:value-type="float" office:value="6.56471913" calcext:value-type="float">
            <text:p>6.5647191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01171" calcext:value-type="float">
            <text:p>6.801171</text:p>
          </table:table-cell>
          <table:table-cell office:value-type="float" office:value="6.56459828" calcext:value-type="float">
            <text:p>6.564598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88597" calcext:value-type="float">
            <text:p>6.788597</text:p>
          </table:table-cell>
          <table:table-cell office:value-type="float" office:value="6.56458663" calcext:value-type="float">
            <text:p>6.5645866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78056" calcext:value-type="float">
            <text:p>6.778056</text:p>
          </table:table-cell>
          <table:table-cell office:value-type="float" office:value="6.56468999" calcext:value-type="float">
            <text:p>6.56468999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7009" calcext:value-type="float">
            <text:p>6.77009</text:p>
          </table:table-cell>
          <table:table-cell office:value-type="float" office:value="6.56490818" calcext:value-type="float">
            <text:p>6.5649081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65072" calcext:value-type="float">
            <text:p>6.765072</text:p>
          </table:table-cell>
          <table:table-cell office:value-type="float" office:value="6.56523511" calcext:value-type="float">
            <text:p>6.56523511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63147" calcext:value-type="float">
            <text:p>6.763147</text:p>
          </table:table-cell>
          <table:table-cell office:value-type="float" office:value="6.565659395" calcext:value-type="float">
            <text:p>6.56565939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64193" calcext:value-type="float">
            <text:p>6.764193</text:p>
          </table:table-cell>
          <table:table-cell office:value-type="float" office:value="6.56616546" calcext:value-type="float">
            <text:p>6.56616546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67795" calcext:value-type="float">
            <text:p>6.767795</text:p>
          </table:table-cell>
          <table:table-cell office:value-type="float" office:value="6.566735035" calcext:value-type="float">
            <text:p>6.56673503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7325" calcext:value-type="float">
            <text:p>6.77325</text:p>
          </table:table-cell>
          <table:table-cell office:value-type="float" office:value="6.567348905" calcext:value-type="float">
            <text:p>6.56734890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7962" calcext:value-type="float">
            <text:p>6.77962</text:p>
          </table:table-cell>
          <table:table-cell office:value-type="float" office:value="6.56798871" calcext:value-type="float">
            <text:p>6.56798871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85816" calcext:value-type="float">
            <text:p>6.785816</text:p>
          </table:table-cell>
          <table:table-cell office:value-type="float" office:value="6.568638495" calcext:value-type="float">
            <text:p>6.56863849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90722" calcext:value-type="float">
            <text:p>6.790722</text:p>
          </table:table-cell>
          <table:table-cell office:value-type="float" office:value="6.56928589" calcext:value-type="float">
            <text:p>6.56928589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9334" calcext:value-type="float">
            <text:p>6.79334</text:p>
          </table:table-cell>
          <table:table-cell office:value-type="float" office:value="6.56992268" calcext:value-type="float">
            <text:p>6.56992268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92923" calcext:value-type="float">
            <text:p>6.792923</text:p>
          </table:table-cell>
          <table:table-cell office:value-type="float" office:value="6.57054473" calcext:value-type="float">
            <text:p>6.57054473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89091" calcext:value-type="float">
            <text:p>6.789091</text:p>
          </table:table-cell>
          <table:table-cell office:value-type="float" office:value="6.57115134" calcext:value-type="float">
            <text:p>6.57115134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81892" calcext:value-type="float">
            <text:p>6.781892</text:p>
          </table:table-cell>
          <table:table-cell office:value-type="float" office:value="6.57174412" calcext:value-type="float">
            <text:p>6.57174412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71806" calcext:value-type="float">
            <text:p>6.771806</text:p>
          </table:table-cell>
          <table:table-cell office:value-type="float" office:value="6.57232567" calcext:value-type="float">
            <text:p>6.57232567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59682" calcext:value-type="float">
            <text:p>6.759682</text:p>
          </table:table-cell>
          <table:table-cell office:value-type="float" office:value="6.572898295" calcext:value-type="float">
            <text:p>6.57289829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46622" calcext:value-type="float">
            <text:p>6.746622</text:p>
          </table:table-cell>
          <table:table-cell office:value-type="float" office:value="6.57346302" calcext:value-type="float">
            <text:p>6.57346302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33817" calcext:value-type="float">
            <text:p>6.733817</text:p>
          </table:table-cell>
          <table:table-cell office:value-type="float" office:value="6.57401908" calcext:value-type="float">
            <text:p>6.5740190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22377" calcext:value-type="float">
            <text:p>6.722377</text:p>
          </table:table-cell>
          <table:table-cell office:value-type="float" office:value="6.574564045" calcext:value-type="float">
            <text:p>6.57456404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13174" calcext:value-type="float">
            <text:p>6.713174</text:p>
          </table:table-cell>
          <table:table-cell office:value-type="float" office:value="6.575094465" calcext:value-type="float">
            <text:p>6.57509446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06722" calcext:value-type="float">
            <text:p>6.706722</text:p>
          </table:table-cell>
          <table:table-cell office:value-type="float" office:value="6.57560697" calcext:value-type="float">
            <text:p>6.57560697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03121" calcext:value-type="float">
            <text:p>6.703121</text:p>
          </table:table-cell>
          <table:table-cell office:value-type="float" office:value="6.576099585" calcext:value-type="float">
            <text:p>6.57609958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02058" calcext:value-type="float">
            <text:p>6.702058</text:p>
          </table:table-cell>
          <table:table-cell office:value-type="float" office:value="6.576572955" calcext:value-type="float">
            <text:p>6.57657295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02875" calcext:value-type="float">
            <text:p>6.702875</text:p>
          </table:table-cell>
          <table:table-cell office:value-type="float" office:value="6.57703129" calcext:value-type="float">
            <text:p>6.577031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04681" calcext:value-type="float">
            <text:p>6.704681</text:p>
          </table:table-cell>
          <table:table-cell office:value-type="float" office:value="6.57748278" calcext:value-type="float">
            <text:p>6.5774827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06482" calcext:value-type="float">
            <text:p>6.706482</text:p>
          </table:table-cell>
          <table:table-cell office:value-type="float" office:value="6.57793939" calcext:value-type="float">
            <text:p>6.57793939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07321" calcext:value-type="float">
            <text:p>6.707321</text:p>
          </table:table-cell>
          <table:table-cell office:value-type="float" office:value="6.578416115" calcext:value-type="float">
            <text:p>6.57841611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06403" calcext:value-type="float">
            <text:p>6.706403</text:p>
          </table:table-cell>
          <table:table-cell office:value-type="float" office:value="6.578929715" calcext:value-type="float">
            <text:p>6.57892971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03187" calcext:value-type="float">
            <text:p>6.703187</text:p>
          </table:table-cell>
          <table:table-cell office:value-type="float" office:value="6.57949715" calcext:value-type="float">
            <text:p>6.5794971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9745" calcext:value-type="float">
            <text:p>6.69745</text:p>
          </table:table-cell>
          <table:table-cell office:value-type="float" office:value="6.580133895" calcext:value-type="float">
            <text:p>6.58013389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89308" calcext:value-type="float">
            <text:p>6.689308</text:p>
          </table:table-cell>
          <table:table-cell office:value-type="float" office:value="6.580852305" calcext:value-type="float">
            <text:p>6.58085230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79204" calcext:value-type="float">
            <text:p>6.679204</text:p>
          </table:table-cell>
          <table:table-cell office:value-type="float" office:value="6.581660175" calcext:value-type="float">
            <text:p>6.58166017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67854" calcext:value-type="float">
            <text:p>6.667854</text:p>
          </table:table-cell>
          <table:table-cell office:value-type="float" office:value="6.582559635" calcext:value-type="float">
            <text:p>6.58255963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56175" calcext:value-type="float">
            <text:p>6.656175</text:p>
          </table:table-cell>
          <table:table-cell office:value-type="float" office:value="6.58354646" calcext:value-type="float">
            <text:p>6.5835464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45178" calcext:value-type="float">
            <text:p>6.645178</text:p>
          </table:table-cell>
          <table:table-cell office:value-type="float" office:value="6.58460983" calcext:value-type="float">
            <text:p>6.5846098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35849" calcext:value-type="float">
            <text:p>6.635849</text:p>
          </table:table-cell>
          <table:table-cell office:value-type="float" office:value="6.585732625" calcext:value-type="float">
            <text:p>6.58573262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29028" calcext:value-type="float">
            <text:p>6.629028</text:p>
          </table:table-cell>
          <table:table-cell office:value-type="float" office:value="6.58689227" calcext:value-type="float">
            <text:p>6.5868922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25291" calcext:value-type="float">
            <text:p>6.625291</text:p>
          </table:table-cell>
          <table:table-cell office:value-type="float" office:value="6.588062165" calcext:value-type="float">
            <text:p>6.58806216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24848" calcext:value-type="float">
            <text:p>6.624848</text:p>
          </table:table-cell>
          <table:table-cell office:value-type="float" office:value="6.58921364" calcext:value-type="float">
            <text:p>6.58921364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27478" calcext:value-type="float">
            <text:p>6.627478</text:p>
          </table:table-cell>
          <table:table-cell office:value-type="float" office:value="6.59031841" calcext:value-type="float">
            <text:p>6.5903184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32507" calcext:value-type="float">
            <text:p>6.632507</text:p>
          </table:table-cell>
          <table:table-cell office:value-type="float" office:value="6.59135135" calcext:value-type="float">
            <text:p>6.5913513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38831" calcext:value-type="float">
            <text:p>6.638831</text:p>
          </table:table-cell>
          <table:table-cell office:value-type="float" office:value="6.59229339" calcext:value-type="float">
            <text:p>6.59229339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44991" calcext:value-type="float">
            <text:p>6.644991</text:p>
          </table:table-cell>
          <table:table-cell office:value-type="float" office:value="6.59313421" calcext:value-type="float">
            <text:p>6.59313421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4929" calcext:value-type="float">
            <text:p>6.64929</text:p>
          </table:table-cell>
          <table:table-cell office:value-type="float" office:value="6.593874455" calcext:value-type="float">
            <text:p>6.59387445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49947" calcext:value-type="float">
            <text:p>6.649947</text:p>
          </table:table-cell>
          <table:table-cell office:value-type="float" office:value="6.594527125" calcext:value-type="float">
            <text:p>6.59452712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45268" calcext:value-type="float">
            <text:p>6.645268</text:p>
          </table:table-cell>
          <table:table-cell office:value-type="float" office:value="6.59511785" calcext:value-type="float">
            <text:p>6.5951178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33829" calcext:value-type="float">
            <text:p>6.633829</text:p>
          </table:table-cell>
          <table:table-cell office:value-type="float" office:value="6.595683925" calcext:value-type="float">
            <text:p>6.59568392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1464" calcext:value-type="float">
            <text:p>6.61464</text:p>
          </table:table-cell>
          <table:table-cell office:value-type="float" office:value="6.596272" calcext:value-type="float">
            <text:p>6.596272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587302" calcext:value-type="float">
            <text:p>6.587302</text:p>
          </table:table-cell>
          <table:table-cell office:value-type="float" office:value="6.59693457" calcext:value-type="float">
            <text:p>6.5969345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552123" calcext:value-type="float">
            <text:p>6.552123</text:p>
          </table:table-cell>
          <table:table-cell office:value-type="float" office:value="6.597725465" calcext:value-type="float">
            <text:p>6.59772546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510192" calcext:value-type="float">
            <text:p>6.510192</text:p>
          </table:table-cell>
          <table:table-cell office:value-type="float" office:value="6.598694695" calcext:value-type="float">
            <text:p>6.59869469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463404" calcext:value-type="float">
            <text:p>6.463404</text:p>
          </table:table-cell>
          <table:table-cell office:value-type="float" office:value="6.599883125" calcext:value-type="float">
            <text:p>6.59988312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414406" calcext:value-type="float">
            <text:p>6.414406</text:p>
          </table:table-cell>
          <table:table-cell office:value-type="float" office:value="6.60131743" calcext:value-type="float">
            <text:p>6.6013174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366471" calcext:value-type="float">
            <text:p>6.366471</text:p>
          </table:table-cell>
          <table:table-cell office:value-type="float" office:value="6.603005885" calcext:value-type="float">
            <text:p>6.60300588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323267" calcext:value-type="float">
            <text:p>6.323267</text:p>
          </table:table-cell>
          <table:table-cell office:value-type="float" office:value="6.60493548" calcext:value-type="float">
            <text:p>6.60493548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28853" calcext:value-type="float">
            <text:p>6.28853</text:p>
          </table:table-cell>
          <table:table-cell office:value-type="float" office:value="6.60707086" calcext:value-type="float">
            <text:p>6.60707086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265658" calcext:value-type="float">
            <text:p>6.265658</text:p>
          </table:table-cell>
          <table:table-cell office:value-type="float" office:value="6.609355495" calcext:value-type="float">
            <text:p>6.60935549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257254" calcext:value-type="float">
            <text:p>6.257254</text:p>
          </table:table-cell>
          <table:table-cell office:value-type="float" office:value="6.611715315" calcext:value-type="float">
            <text:p>6.61171531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264711" calcext:value-type="float">
            <text:p>6.264711</text:p>
          </table:table-cell>
          <table:table-cell office:value-type="float" office:value="6.614064795" calcext:value-type="float">
            <text:p>6.61406479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287893" calcext:value-type="float">
            <text:p>6.287893</text:p>
          </table:table-cell>
          <table:table-cell office:value-type="float" office:value="6.61631502" calcext:value-type="float">
            <text:p>6.61631502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32502" calcext:value-type="float">
            <text:p>6.32502</text:p>
          </table:table-cell>
          <table:table-cell office:value-type="float" office:value="6.618382935" calcext:value-type="float">
            <text:p>6.61838293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372773" calcext:value-type="float">
            <text:p>6.372773</text:p>
          </table:table-cell>
          <table:table-cell office:value-type="float" office:value="6.62020053" calcext:value-type="float">
            <text:p>6.6202005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426638" calcext:value-type="float">
            <text:p>6.426638</text:p>
          </table:table-cell>
          <table:table-cell office:value-type="float" office:value="6.621722645" calcext:value-type="float">
            <text:p>6.62172264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481421" calcext:value-type="float">
            <text:p>6.481421</text:p>
          </table:table-cell>
          <table:table-cell office:value-type="float" office:value="6.622932145" calcext:value-type="float">
            <text:p>6.62293214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531858" calcext:value-type="float">
            <text:p>6.531858</text:p>
          </table:table-cell>
          <table:table-cell office:value-type="float" office:value="6.623841675" calcext:value-type="float">
            <text:p>6.62384167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73218" calcext:value-type="float">
            <text:p>6.573218</text:p>
          </table:table-cell>
          <table:table-cell office:value-type="float" office:value="6.624491715" calcext:value-type="float">
            <text:p>6.62449171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01841" calcext:value-type="float">
            <text:p>6.601841</text:p>
          </table:table-cell>
          <table:table-cell office:value-type="float" office:value="6.62494532" calcext:value-type="float">
            <text:p>6.62494532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15527" calcext:value-type="float">
            <text:p>6.615527</text:p>
          </table:table-cell>
          <table:table-cell office:value-type="float" office:value="6.62528022" calcext:value-type="float">
            <text:p>6.62528022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13761" calcext:value-type="float">
            <text:p>6.613761</text:p>
          </table:table-cell>
          <table:table-cell office:value-type="float" office:value="6.62557943" calcext:value-type="float">
            <text:p>6.62557943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9774" calcext:value-type="float">
            <text:p>6.59774</text:p>
          </table:table-cell>
          <table:table-cell office:value-type="float" office:value="6.625921485" calcext:value-type="float">
            <text:p>6.62592148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570216" calcext:value-type="float">
            <text:p>6.570216</text:p>
          </table:table-cell>
          <table:table-cell office:value-type="float" office:value="6.626371465" calcext:value-type="float">
            <text:p>6.62637146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535166" calcext:value-type="float">
            <text:p>6.535166</text:p>
          </table:table-cell>
          <table:table-cell office:value-type="float" office:value="6.626973775" calcext:value-type="float">
            <text:p>6.62697377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497313" calcext:value-type="float">
            <text:p>6.497313</text:p>
          </table:table-cell>
          <table:table-cell office:value-type="float" office:value="6.62774741" calcext:value-type="float">
            <text:p>6.62774741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461568" calcext:value-type="float">
            <text:p>6.461568</text:p>
          </table:table-cell>
          <table:table-cell office:value-type="float" office:value="6.6286843" calcext:value-type="float">
            <text:p>6.628684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432436" calcext:value-type="float">
            <text:p>6.432436</text:p>
          </table:table-cell>
          <table:table-cell office:value-type="float" office:value="6.629750805" calcext:value-type="float">
            <text:p>6.62975080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41349" calcext:value-type="float">
            <text:p>6.41349</text:p>
          </table:table-cell>
          <table:table-cell office:value-type="float" office:value="6.63089234" calcext:value-type="float">
            <text:p>6.63089234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406967" calcext:value-type="float">
            <text:p>6.406967</text:p>
          </table:table-cell>
          <table:table-cell office:value-type="float" office:value="6.63204047" calcext:value-type="float">
            <text:p>6.6320404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413555" calcext:value-type="float">
            <text:p>6.413555</text:p>
          </table:table-cell>
          <table:table-cell office:value-type="float" office:value="6.63312166" calcext:value-type="float">
            <text:p>6.63312166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432369" calcext:value-type="float">
            <text:p>6.432369</text:p>
          </table:table-cell>
          <table:table-cell office:value-type="float" office:value="6.634066555" calcext:value-type="float">
            <text:p>6.63406655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461108" calcext:value-type="float">
            <text:p>6.461108</text:p>
          </table:table-cell>
          <table:table-cell office:value-type="float" office:value="6.634818625" calcext:value-type="float">
            <text:p>6.63481862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496325" calcext:value-type="float">
            <text:p>6.496325</text:p>
          </table:table-cell>
          <table:table-cell office:value-type="float" office:value="6.63534123" calcext:value-type="float">
            <text:p>6.63534123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533755" calcext:value-type="float">
            <text:p>6.533755</text:p>
          </table:table-cell>
          <table:table-cell office:value-type="float" office:value="6.635622425" calcext:value-type="float">
            <text:p>6.63562242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568639" calcext:value-type="float">
            <text:p>6.568639</text:p>
          </table:table-cell>
          <table:table-cell office:value-type="float" office:value="6.635677215" calcext:value-type="float">
            <text:p>6.63567721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59602" calcext:value-type="float">
            <text:p>6.59602</text:p>
          </table:table-cell>
          <table:table-cell office:value-type="float" office:value="6.63554739" calcext:value-type="float">
            <text:p>6.63554739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10996" calcext:value-type="float">
            <text:p>6.610996</text:p>
          </table:table-cell>
          <table:table-cell office:value-type="float" office:value="6.63529933" calcext:value-type="float">
            <text:p>6.6352993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08931" calcext:value-type="float">
            <text:p>6.608931</text:p>
          </table:table-cell>
          <table:table-cell office:value-type="float" office:value="6.635020245" calcext:value-type="float">
            <text:p>6.63502024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85633" calcext:value-type="float">
            <text:p>6.585633</text:p>
          </table:table-cell>
          <table:table-cell office:value-type="float" office:value="6.6348136" calcext:value-type="float">
            <text:p>6.6348136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37476" calcext:value-type="float">
            <text:p>6.537476</text:p>
          </table:table-cell>
          <table:table-cell office:value-type="float" office:value="6.63479422" calcext:value-type="float">
            <text:p>6.63479422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461456" calcext:value-type="float">
            <text:p>6.461456</text:p>
          </table:table-cell>
          <table:table-cell office:value-type="float" office:value="6.635083855" calcext:value-type="float">
            <text:p>6.63508385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355093" calcext:value-type="float">
            <text:p>6.355093</text:p>
          </table:table-cell>
          <table:table-cell office:value-type="float" office:value="6.63580775" calcext:value-type="float">
            <text:p>6.6358077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216079" calcext:value-type="float">
            <text:p>6.216079</text:p>
          </table:table-cell>
          <table:table-cell office:value-type="float" office:value="6.63709315" calcext:value-type="float">
            <text:p>6.6370931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041387" calcext:value-type="float">
            <text:p>6.041387</text:p>
          </table:table-cell>
          <table:table-cell office:value-type="float" office:value="6.63907092" calcext:value-type="float">
            <text:p>6.63907092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825295" calcext:value-type="float">
            <text:p>5.825295</text:p>
          </table:table-cell>
          <table:table-cell office:value-type="float" office:value="6.641882665" calcext:value-type="float">
            <text:p>6.64188266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554729" calcext:value-type="float">
            <text:p>5.554729</text:p>
          </table:table-cell>
          <table:table-cell office:value-type="float" office:value="6.645698425" calcext:value-type="float">
            <text:p>6.64569842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.196905" calcext:value-type="float">
            <text:p>5.196905</text:p>
          </table:table-cell>
          <table:table-cell office:value-type="float" office:value="6.650757795" calcext:value-type="float">
            <text:p>6.65075779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65775" calcext:value-type="float">
            <text:p>4.65775</text:p>
          </table:table-cell>
          <table:table-cell office:value-type="float" office:value="6.65747245" calcext:value-type="float">
            <text:p>6.6574724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561202" calcext:value-type="float">
            <text:p>3.561202</text:p>
          </table:table-cell>
          <table:table-cell office:value-type="float" office:value="6.666735625" calcext:value-type="float">
            <text:p>6.66673562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561202" calcext:value-type="float">
            <text:p>3.561202</text:p>
          </table:table-cell>
          <table:table-cell office:value-type="float" office:value="6.681333795" calcext:value-type="float">
            <text:p>6.68133379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561202" calcext:value-type="float">
            <text:p>3.561202</text:p>
          </table:table-cell>
          <table:table-cell office:value-type="float" office:value="6.695796785" calcext:value-type="float">
            <text:p>6.69579678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259126" calcext:value-type="float">
            <text:p>9.259126</text:p>
          </table:table-cell>
          <table:table-cell office:value-type="float" office:value="6.71014874" calcext:value-type="float">
            <text:p>6.7101487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717104" calcext:value-type="float">
            <text:p>7.717104</text:p>
          </table:table-cell>
          <table:table-cell office:value-type="float" office:value="6.697339809" calcext:value-type="float">
            <text:p>6.697339809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164163" calcext:value-type="float">
            <text:p>7.164163</text:p>
          </table:table-cell>
          <table:table-cell office:value-type="float" office:value="6.6921894848" calcext:value-type="float">
            <text:p>6.6921894848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99263" calcext:value-type="float">
            <text:p>6.899263</text:p>
          </table:table-cell>
          <table:table-cell office:value-type="float" office:value="6.6897936802" calcext:value-type="float">
            <text:p>6.6897936802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63129" calcext:value-type="float">
            <text:p>6.763129</text:p>
          </table:table-cell>
          <table:table-cell office:value-type="float" office:value="6.6887249592" calcext:value-type="float">
            <text:p>6.688724959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96024" calcext:value-type="float">
            <text:p>6.696024</text:p>
          </table:table-cell>
          <table:table-cell office:value-type="float" office:value="6.6883434" calcext:value-type="float">
            <text:p>6.6883434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68357" calcext:value-type="float">
            <text:p>6.668357</text:p>
          </table:table-cell>
          <table:table-cell office:value-type="float" office:value="6.6883038093" calcext:value-type="float">
            <text:p>6.6883038093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62608" calcext:value-type="float">
            <text:p>6.662608</text:p>
          </table:table-cell>
          <table:table-cell office:value-type="float" office:value="6.6884071606" calcext:value-type="float">
            <text:p>6.6884071606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67239" calcext:value-type="float">
            <text:p>6.667239</text:p>
          </table:table-cell>
          <table:table-cell office:value-type="float" office:value="6.6885415313" calcext:value-type="float">
            <text:p>6.6885415313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74267" calcext:value-type="float">
            <text:p>6.674267</text:p>
          </table:table-cell>
          <table:table-cell office:value-type="float" office:value="6.6886530628" calcext:value-type="float">
            <text:p>6.6886530628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678164" calcext:value-type="float">
            <text:p>6.678164</text:p>
          </table:table-cell>
          <table:table-cell office:value-type="float" office:value="6.6887287789" calcext:value-type="float">
            <text:p>6.6887287789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7529" calcext:value-type="float">
            <text:p>6.67529</text:p>
          </table:table-cell>
          <table:table-cell office:value-type="float" office:value="6.6887846772" calcext:value-type="float">
            <text:p>6.6887846772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6357" calcext:value-type="float">
            <text:p>6.66357</text:p>
          </table:table-cell>
          <table:table-cell office:value-type="float" office:value="6.6888564574" calcext:value-type="float">
            <text:p>6.6888564574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42279" calcext:value-type="float">
            <text:p>6.642279</text:p>
          </table:table-cell>
          <table:table-cell office:value-type="float" office:value="6.6889916791" calcext:value-type="float">
            <text:p>6.6889916791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11881" calcext:value-type="float">
            <text:p>6.611881</text:p>
          </table:table-cell>
          <table:table-cell office:value-type="float" office:value="6.6892428226" calcext:value-type="float">
            <text:p>6.689242822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573883" calcext:value-type="float">
            <text:p>6.573883</text:p>
          </table:table-cell>
          <table:table-cell office:value-type="float" office:value="6.6896609946" calcext:value-type="float">
            <text:p>6.6896609946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530663" calcext:value-type="float">
            <text:p>6.530663</text:p>
          </table:table-cell>
          <table:table-cell office:value-type="float" office:value="6.6902902228" calcext:value-type="float">
            <text:p>6.6902902228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485266" calcext:value-type="float">
            <text:p>6.485266</text:p>
          </table:table-cell>
          <table:table-cell office:value-type="float" office:value="6.6911625027" calcext:value-type="float">
            <text:p>6.691162502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441134" calcext:value-type="float">
            <text:p>6.441134</text:p>
          </table:table-cell>
          <table:table-cell office:value-type="float" office:value="6.6922938022" calcext:value-type="float">
            <text:p>6.692293802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401782" calcext:value-type="float">
            <text:p>6.401782</text:p>
          </table:table-cell>
          <table:table-cell office:value-type="float" office:value="6.6936814254" calcext:value-type="float">
            <text:p>6.6936814254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370427" calcext:value-type="float">
            <text:p>6.370427</text:p>
          </table:table-cell>
          <table:table-cell office:value-type="float" office:value="6.6953030889" calcext:value-type="float">
            <text:p>6.6953030889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349611" calcext:value-type="float">
            <text:p>6.349611</text:p>
          </table:table-cell>
          <table:table-cell office:value-type="float" office:value="6.6971180391" calcext:value-type="float">
            <text:p>6.697118039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340879" calcext:value-type="float">
            <text:p>6.340879</text:p>
          </table:table-cell>
          <table:table-cell office:value-type="float" office:value="6.6990703258" calcext:value-type="float">
            <text:p>6.699070325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344562" calcext:value-type="float">
            <text:p>6.344562</text:p>
          </table:table-cell>
          <table:table-cell office:value-type="float" office:value="6.7010940056" calcext:value-type="float">
            <text:p>6.7010940056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359732" calcext:value-type="float">
            <text:p>6.359732</text:p>
          </table:table-cell>
          <table:table-cell office:value-type="float" office:value="6.7031197557" calcext:value-type="float">
            <text:p>6.703119755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384324" calcext:value-type="float">
            <text:p>6.384324</text:p>
          </table:table-cell>
          <table:table-cell office:value-type="float" office:value="6.7050819714" calcext:value-type="float">
            <text:p>6.7050819714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415424" calcext:value-type="float">
            <text:p>6.415424</text:p>
          </table:table-cell>
          <table:table-cell office:value-type="float" office:value="6.706925408" calcext:value-type="float">
            <text:p>6.706925408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449658" calcext:value-type="float">
            <text:p>6.449658</text:p>
          </table:table-cell>
          <table:table-cell office:value-type="float" office:value="6.7086103873" calcext:value-type="float">
            <text:p>6.7086103873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483627" calcext:value-type="float">
            <text:p>6.483627</text:p>
          </table:table-cell>
          <table:table-cell office:value-type="float" office:value="6.7101159244" calcext:value-type="float">
            <text:p>6.7101159244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514302" calcext:value-type="float">
            <text:p>6.514302</text:p>
          </table:table-cell>
          <table:table-cell office:value-type="float" office:value="6.7114404211" calcext:value-type="float">
            <text:p>6.711440421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539335" calcext:value-type="float">
            <text:p>6.539335</text:p>
          </table:table-cell>
          <table:table-cell office:value-type="float" office:value="6.7126000588" calcext:value-type="float">
            <text:p>6.7126000588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57257" calcext:value-type="float">
            <text:p>6.557257</text:p>
          </table:table-cell>
          <table:table-cell office:value-type="float" office:value="6.7136252959" calcext:value-type="float">
            <text:p>6.7136252959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67541" calcext:value-type="float">
            <text:p>6.567541</text:p>
          </table:table-cell>
          <table:table-cell office:value-type="float" office:value="6.7145560595" calcext:value-type="float">
            <text:p>6.714556059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70548" calcext:value-type="float">
            <text:p>6.570548</text:p>
          </table:table-cell>
          <table:table-cell office:value-type="float" office:value="6.7154363892" calcext:value-type="float">
            <text:p>6.7154363892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567373" calcext:value-type="float">
            <text:p>6.567373</text:p>
          </table:table-cell>
          <table:table-cell office:value-type="float" office:value="6.7163092108" calcext:value-type="float">
            <text:p>6.7163092108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59627" calcext:value-type="float">
            <text:p>6.559627</text:p>
          </table:table-cell>
          <table:table-cell office:value-type="float" office:value="6.7172118545" calcext:value-type="float">
            <text:p>6.717211854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549185" calcext:value-type="float">
            <text:p>6.549185</text:p>
          </table:table-cell>
          <table:table-cell office:value-type="float" office:value="6.7181727378" calcext:value-type="float">
            <text:p>6.7181727378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537945" calcext:value-type="float">
            <text:p>6.537945</text:p>
          </table:table-cell>
          <table:table-cell office:value-type="float" office:value="6.7192094724" calcext:value-type="float">
            <text:p>6.7192094724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527614" calcext:value-type="float">
            <text:p>6.527614</text:p>
          </table:table-cell>
          <table:table-cell office:value-type="float" office:value="6.7203283889" calcext:value-type="float">
            <text:p>6.7203283889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519564" calcext:value-type="float">
            <text:p>6.519564</text:p>
          </table:table-cell>
          <table:table-cell office:value-type="float" office:value="6.7215253727" calcext:value-type="float">
            <text:p>6.721525372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514741" calcext:value-type="float">
            <text:p>6.514741</text:p>
          </table:table-cell>
          <table:table-cell office:value-type="float" office:value="6.7227876313" calcext:value-type="float">
            <text:p>6.722787631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13647" calcext:value-type="float">
            <text:p>6.513647</text:p>
          </table:table-cell>
          <table:table-cell office:value-type="float" office:value="6.7240961006" calcext:value-type="float">
            <text:p>6.7240961006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516365" calcext:value-type="float">
            <text:p>6.516365</text:p>
          </table:table-cell>
          <table:table-cell office:value-type="float" office:value="6.725428057" calcext:value-type="float">
            <text:p>6.725428057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522614" calcext:value-type="float">
            <text:p>6.522614</text:p>
          </table:table-cell>
          <table:table-cell office:value-type="float" office:value="6.7267596688" calcext:value-type="float">
            <text:p>6.726759668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31826" calcext:value-type="float">
            <text:p>6.531826</text:p>
          </table:table-cell>
          <table:table-cell office:value-type="float" office:value="6.7280682949" calcext:value-type="float">
            <text:p>6.7280682949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543221" calcext:value-type="float">
            <text:p>6.543221</text:p>
          </table:table-cell>
          <table:table-cell office:value-type="float" office:value="6.7293343742" calcext:value-type="float">
            <text:p>6.7293343742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555887" calcext:value-type="float">
            <text:p>6.555887</text:p>
          </table:table-cell>
          <table:table-cell office:value-type="float" office:value="6.7305429026" calcext:value-type="float">
            <text:p>6.7305429026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568857" calcext:value-type="float">
            <text:p>6.568857</text:p>
          </table:table-cell>
          <table:table-cell office:value-type="float" office:value="6.7316844444" calcext:value-type="float">
            <text:p>6.7316844444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581189" calcext:value-type="float">
            <text:p>6.581189</text:p>
          </table:table-cell>
          <table:table-cell office:value-type="float" office:value="6.7327556776" calcext:value-type="float">
            <text:p>6.7327556776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592061" calcext:value-type="float">
            <text:p>6.592061</text:p>
          </table:table-cell>
          <table:table-cell office:value-type="float" office:value="6.7337594305" calcext:value-type="float">
            <text:p>6.733759430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00852" calcext:value-type="float">
            <text:p>6.600852</text:p>
          </table:table-cell>
          <table:table-cell office:value-type="float" office:value="6.7347040867" calcext:value-type="float">
            <text:p>6.734704086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07229" calcext:value-type="float">
            <text:p>6.607229</text:p>
          </table:table-cell>
          <table:table-cell office:value-type="float" office:value="6.7356024228" calcext:value-type="float">
            <text:p>6.735602422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11208" calcext:value-type="float">
            <text:p>6.611208</text:p>
          </table:table-cell>
          <table:table-cell office:value-type="float" office:value="6.7364698108" calcext:value-type="float">
            <text:p>6.7364698108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13179" calcext:value-type="float">
            <text:p>6.613179</text:p>
          </table:table-cell>
          <table:table-cell office:value-type="float" office:value="6.737321932" calcext:value-type="float">
            <text:p>6.737321932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13882" calcext:value-type="float">
            <text:p>6.613882</text:p>
          </table:table-cell>
          <table:table-cell office:value-type="float" office:value="6.738172226" calcext:value-type="float">
            <text:p>6.738172226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14325" calcext:value-type="float">
            <text:p>6.614325</text:p>
          </table:table-cell>
          <table:table-cell office:value-type="float" office:value="6.7390294" calcext:value-type="float">
            <text:p>6.7390294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15656" calcext:value-type="float">
            <text:p>6.615656</text:p>
          </table:table-cell>
          <table:table-cell office:value-type="float" office:value="6.7398954028" calcext:value-type="float">
            <text:p>6.739895402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18988" calcext:value-type="float">
            <text:p>6.618988</text:p>
          </table:table-cell>
          <table:table-cell office:value-type="float" office:value="6.7407642098" calcext:value-type="float">
            <text:p>6.740764209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625217" calcext:value-type="float">
            <text:p>6.625217</text:p>
          </table:table-cell>
          <table:table-cell office:value-type="float" office:value="6.7416217887" calcext:value-type="float">
            <text:p>6.741621788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34861" calcext:value-type="float">
            <text:p>6.634861</text:p>
          </table:table-cell>
          <table:table-cell office:value-type="float" office:value="6.7424473546" calcext:value-type="float">
            <text:p>6.7424473546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47937" calcext:value-type="float">
            <text:p>6.647937</text:p>
          </table:table-cell>
          <table:table-cell office:value-type="float" office:value="6.7432158286" calcext:value-type="float">
            <text:p>6.7432158286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63926" calcext:value-type="float">
            <text:p>6.663926</text:p>
          </table:table-cell>
          <table:table-cell office:value-type="float" office:value="6.7439012878" calcext:value-type="float">
            <text:p>6.7439012878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81812" calcext:value-type="float">
            <text:p>6.681812</text:p>
          </table:table-cell>
          <table:table-cell office:value-type="float" office:value="6.7444808188" calcext:value-type="float">
            <text:p>6.7444808188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00207" calcext:value-type="float">
            <text:p>6.700207</text:p>
          </table:table-cell>
          <table:table-cell office:value-type="float" office:value="6.7449382555" calcext:value-type="float">
            <text:p>6.744938255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1753" calcext:value-type="float">
            <text:p>6.71753</text:p>
          </table:table-cell>
          <table:table-cell office:value-type="float" office:value="6.7452671618" calcext:value-type="float">
            <text:p>6.745267161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32234" calcext:value-type="float">
            <text:p>6.732234</text:p>
          </table:table-cell>
          <table:table-cell office:value-type="float" office:value="6.7454726222" calcext:value-type="float">
            <text:p>6.7454726222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43012" calcext:value-type="float">
            <text:p>6.743012</text:p>
          </table:table-cell>
          <table:table-cell office:value-type="float" office:value="6.7455714179" calcext:value-type="float">
            <text:p>6.7455714179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4899" calcext:value-type="float">
            <text:p>6.74899</text:p>
          </table:table-cell>
          <table:table-cell office:value-type="float" office:value="6.7455906617" calcext:value-type="float">
            <text:p>6.7455906617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49857" calcext:value-type="float">
            <text:p>6.749857</text:p>
          </table:table-cell>
          <table:table-cell office:value-type="float" office:value="6.7455649091" calcext:value-type="float">
            <text:p>6.7455649091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4592" calcext:value-type="float">
            <text:p>6.74592</text:p>
          </table:table-cell>
          <table:table-cell office:value-type="float" office:value="6.745532145" calcext:value-type="float">
            <text:p>6.74553214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38081" calcext:value-type="float">
            <text:p>6.738081</text:p>
          </table:table-cell>
          <table:table-cell office:value-type="float" office:value="6.7455291615" calcext:value-type="float">
            <text:p>6.745529161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27733" calcext:value-type="float">
            <text:p>6.727733</text:p>
          </table:table-cell>
          <table:table-cell office:value-type="float" office:value="6.7455868992" calcext:value-type="float">
            <text:p>6.745586899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16591" calcext:value-type="float">
            <text:p>6.716591</text:p>
          </table:table-cell>
          <table:table-cell office:value-type="float" office:value="6.7457263828" calcext:value-type="float">
            <text:p>6.7457263828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06476" calcext:value-type="float">
            <text:p>6.706476</text:p>
          </table:table-cell>
          <table:table-cell office:value-type="float" office:value="6.7459557953" calcext:value-type="float">
            <text:p>6.745955795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9908" calcext:value-type="float">
            <text:p>6.69908</text:p>
          </table:table-cell>
          <table:table-cell office:value-type="float" office:value="6.746269127" calcext:value-type="float">
            <text:p>6.746269127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95752" calcext:value-type="float">
            <text:p>6.695752</text:p>
          </table:table-cell>
          <table:table-cell office:value-type="float" office:value="6.74664664" calcext:value-type="float">
            <text:p>6.74664664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97329" calcext:value-type="float">
            <text:p>6.697329</text:p>
          </table:table-cell>
          <table:table-cell office:value-type="float" office:value="6.7470570806" calcext:value-type="float">
            <text:p>6.7470570806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04048" calcext:value-type="float">
            <text:p>6.704048</text:p>
          </table:table-cell>
          <table:table-cell office:value-type="float" office:value="6.747461374" calcext:value-type="float">
            <text:p>6.747461374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15533" calcext:value-type="float">
            <text:p>6.715533</text:p>
          </table:table-cell>
          <table:table-cell office:value-type="float" office:value="6.7478172213" calcext:value-type="float">
            <text:p>6.747817221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30878" calcext:value-type="float">
            <text:p>6.730878</text:p>
          </table:table-cell>
          <table:table-cell office:value-type="float" office:value="6.7480840331" calcext:value-type="float">
            <text:p>6.7480840331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48784" calcext:value-type="float">
            <text:p>6.748784</text:p>
          </table:table-cell>
          <table:table-cell office:value-type="float" office:value="6.7482274167" calcext:value-type="float">
            <text:p>6.748227416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67743" calcext:value-type="float">
            <text:p>6.767743</text:p>
          </table:table-cell>
          <table:table-cell office:value-type="float" office:value="6.7482227395" calcext:value-type="float">
            <text:p>6.748222739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86223" calcext:value-type="float">
            <text:p>6.786223</text:p>
          </table:table-cell>
          <table:table-cell office:value-type="float" office:value="6.7480573136" calcext:value-type="float">
            <text:p>6.7480573136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02837" calcext:value-type="float">
            <text:p>6.802837</text:p>
          </table:table-cell>
          <table:table-cell office:value-type="float" office:value="6.7477311111" calcext:value-type="float">
            <text:p>6.7477311111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16477" calcext:value-type="float">
            <text:p>6.816477</text:p>
          </table:table-cell>
          <table:table-cell office:value-type="float" office:value="6.7472560603" calcext:value-type="float">
            <text:p>6.7472560603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26392" calcext:value-type="float">
            <text:p>6.826392</text:p>
          </table:table-cell>
          <table:table-cell office:value-type="float" office:value="6.7466541391" calcext:value-type="float">
            <text:p>6.7466541391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32228" calcext:value-type="float">
            <text:p>6.832228</text:p>
          </table:table-cell>
          <table:table-cell office:value-type="float" office:value="6.7459546842" calcext:value-type="float">
            <text:p>6.745954684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34015" calcext:value-type="float">
            <text:p>6.834015</text:p>
          </table:table-cell>
          <table:table-cell office:value-type="float" office:value="6.7451912035" calcext:value-type="float">
            <text:p>6.745191203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32124" calcext:value-type="float">
            <text:p>6.832124</text:p>
          </table:table-cell>
          <table:table-cell office:value-type="float" office:value="6.7443981339" calcext:value-type="float">
            <text:p>6.7443981339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27203" calcext:value-type="float">
            <text:p>6.827203</text:p>
          </table:table-cell>
          <table:table-cell office:value-type="float" office:value="6.7436078108" calcext:value-type="float">
            <text:p>6.7436078108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20099" calcext:value-type="float">
            <text:p>6.820099</text:p>
          </table:table-cell>
          <table:table-cell office:value-type="float" office:value="6.7428478545" calcext:value-type="float">
            <text:p>6.742847854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11771" calcext:value-type="float">
            <text:p>6.811771</text:p>
          </table:table-cell>
          <table:table-cell office:value-type="float" office:value="6.7421391284" calcext:value-type="float">
            <text:p>6.742139128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03218" calcext:value-type="float">
            <text:p>6.803218</text:p>
          </table:table-cell>
          <table:table-cell office:value-type="float" office:value="6.7414943889" calcext:value-type="float">
            <text:p>6.7414943889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95399" calcext:value-type="float">
            <text:p>6.795399</text:p>
          </table:table-cell>
          <table:table-cell office:value-type="float" office:value="6.7409175327" calcext:value-type="float">
            <text:p>6.7409175327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89167" calcext:value-type="float">
            <text:p>6.789167</text:p>
          </table:table-cell>
          <table:table-cell office:value-type="float" office:value="6.7404035566" calcext:value-type="float">
            <text:p>6.740403556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85222" calcext:value-type="float">
            <text:p>6.785222</text:p>
          </table:table-cell>
          <table:table-cell office:value-type="float" office:value="6.7399391429" calcext:value-type="float">
            <text:p>6.7399391429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8406" calcext:value-type="float">
            <text:p>6.78406</text:p>
          </table:table-cell>
          <table:table-cell office:value-type="float" office:value="6.7395037308" calcext:value-type="float">
            <text:p>6.7395037308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85954" calcext:value-type="float">
            <text:p>6.785954</text:p>
          </table:table-cell>
          <table:table-cell office:value-type="float" office:value="6.7390711456" calcext:value-type="float">
            <text:p>6.7390711456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90942" calcext:value-type="float">
            <text:p>6.790942</text:p>
          </table:table-cell>
          <table:table-cell office:value-type="float" office:value="6.7386115098" calcext:value-type="float">
            <text:p>6.738611509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98841" calcext:value-type="float">
            <text:p>6.798841</text:p>
          </table:table-cell>
          <table:table-cell office:value-type="float" office:value="6.7380933861" calcext:value-type="float">
            <text:p>6.738093386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09269" calcext:value-type="float">
            <text:p>6.809269</text:p>
          </table:table-cell>
          <table:table-cell office:value-type="float" office:value="6.73748591" calcext:value-type="float">
            <text:p>6.73748591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821694" calcext:value-type="float">
            <text:p>6.821694</text:p>
          </table:table-cell>
          <table:table-cell office:value-type="float" office:value="6.7367608283" calcext:value-type="float">
            <text:p>6.7367608283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835476" calcext:value-type="float">
            <text:p>6.835476</text:p>
          </table:table-cell>
          <table:table-cell office:value-type="float" office:value="6.7358941633" calcext:value-type="float">
            <text:p>6.7358941633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49929" calcext:value-type="float">
            <text:p>6.849929</text:p>
          </table:table-cell>
          <table:table-cell office:value-type="float" office:value="6.7348675464" calcext:value-type="float">
            <text:p>6.7348675464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6436" calcext:value-type="float">
            <text:p>6.86436</text:p>
          </table:table-cell>
          <table:table-cell office:value-type="float" office:value="6.7336689896" calcext:value-type="float">
            <text:p>6.733668989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78108" calcext:value-type="float">
            <text:p>6.878108</text:p>
          </table:table-cell>
          <table:table-cell office:value-type="float" office:value="6.7322932947" calcext:value-type="float">
            <text:p>6.732293294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90569" calcext:value-type="float">
            <text:p>6.890569</text:p>
          </table:table-cell>
          <table:table-cell office:value-type="float" office:value="6.7307420745" calcext:value-type="float">
            <text:p>6.730742074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901211" calcext:value-type="float">
            <text:p>6.901211</text:p>
          </table:table-cell>
          <table:table-cell office:value-type="float" office:value="6.7290235054" calcext:value-type="float">
            <text:p>6.7290235054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909577" calcext:value-type="float">
            <text:p>6.909577</text:p>
          </table:table-cell>
          <table:table-cell office:value-type="float" office:value="6.7271519022" calcext:value-type="float">
            <text:p>6.7271519022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915295" calcext:value-type="float">
            <text:p>6.915295</text:p>
          </table:table-cell>
          <table:table-cell office:value-type="float" office:value="6.7251472308" calcext:value-type="float">
            <text:p>6.7251472308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91808" calcext:value-type="float">
            <text:p>6.91808</text:p>
          </table:table-cell>
          <table:table-cell office:value-type="float" office:value="6.7230344778" calcext:value-type="float">
            <text:p>6.7230344778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91775" calcext:value-type="float">
            <text:p>6.91775</text:p>
          </table:table-cell>
          <table:table-cell office:value-type="float" office:value="6.7208429551" calcext:value-type="float">
            <text:p>6.7208429551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914245" calcext:value-type="float">
            <text:p>6.914245</text:p>
          </table:table-cell>
          <table:table-cell office:value-type="float" office:value="6.718605375" calcext:value-type="float">
            <text:p>6.71860537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907647" calcext:value-type="float">
            <text:p>6.907647</text:p>
          </table:table-cell>
          <table:table-cell office:value-type="float" office:value="6.7163566437" calcext:value-type="float">
            <text:p>6.716356643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98202" calcext:value-type="float">
            <text:p>6.898202</text:p>
          </table:table-cell>
          <table:table-cell office:value-type="float" office:value="6.7141323372" calcext:value-type="float">
            <text:p>6.7141323372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86331" calcext:value-type="float">
            <text:p>6.886331</text:p>
          </table:table-cell>
          <table:table-cell office:value-type="float" office:value="6.7119668118" calcext:value-type="float">
            <text:p>6.711966811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72627" calcext:value-type="float">
            <text:p>6.872627</text:p>
          </table:table-cell>
          <table:table-cell office:value-type="float" office:value="6.7098910476" calcext:value-type="float">
            <text:p>6.709891047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57834" calcext:value-type="float">
            <text:p>6.857834</text:p>
          </table:table-cell>
          <table:table-cell office:value-type="float" office:value="6.7079303735" calcext:value-type="float">
            <text:p>6.707930373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4281" calcext:value-type="float">
            <text:p>6.84281</text:p>
          </table:table-cell>
          <table:table-cell office:value-type="float" office:value="6.7061022805" calcext:value-type="float">
            <text:p>6.706102280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28461" calcext:value-type="float">
            <text:p>6.828461</text:p>
          </table:table-cell>
          <table:table-cell office:value-type="float" office:value="6.7044145309" calcext:value-type="float">
            <text:p>6.704414530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15675" calcext:value-type="float">
            <text:p>6.815675</text:p>
          </table:table-cell>
          <table:table-cell office:value-type="float" office:value="6.70286395" calcext:value-type="float">
            <text:p>6.7028639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05245" calcext:value-type="float">
            <text:p>6.805245</text:p>
          </table:table-cell>
          <table:table-cell office:value-type="float" office:value="6.701435962" calcext:value-type="float">
            <text:p>6.701435962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97795" calcext:value-type="float">
            <text:p>6.797795</text:p>
          </table:table-cell>
          <table:table-cell office:value-type="float" office:value="6.7001050769" calcext:value-type="float">
            <text:p>6.7001050769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93725" calcext:value-type="float">
            <text:p>6.793725</text:p>
          </table:table-cell>
          <table:table-cell office:value-type="float" office:value="6.6988363766" calcext:value-type="float">
            <text:p>6.6988363766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93173" calcext:value-type="float">
            <text:p>6.793173</text:p>
          </table:table-cell>
          <table:table-cell office:value-type="float" office:value="6.6975878421" calcext:value-type="float">
            <text:p>6.697587842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96003" calcext:value-type="float">
            <text:p>6.796003</text:p>
          </table:table-cell>
          <table:table-cell office:value-type="float" office:value="6.6963133733" calcext:value-type="float">
            <text:p>6.69631337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01827" calcext:value-type="float">
            <text:p>6.801827</text:p>
          </table:table-cell>
          <table:table-cell office:value-type="float" office:value="6.6949662162" calcext:value-type="float">
            <text:p>6.6949662162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10041" calcext:value-type="float">
            <text:p>6.810041</text:p>
          </table:table-cell>
          <table:table-cell office:value-type="float" office:value="6.6935023699" calcext:value-type="float">
            <text:p>6.6935023699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1989" calcext:value-type="float">
            <text:p>6.81989</text:p>
          </table:table-cell>
          <table:table-cell office:value-type="float" office:value="6.6918837778" calcext:value-type="float">
            <text:p>6.691883777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30536" calcext:value-type="float">
            <text:p>6.830536</text:p>
          </table:table-cell>
          <table:table-cell office:value-type="float" office:value="6.6900808732" calcext:value-type="float">
            <text:p>6.690080873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41132" calcext:value-type="float">
            <text:p>6.841132</text:p>
          </table:table-cell>
          <table:table-cell office:value-type="float" office:value="6.6880743714" calcext:value-type="float">
            <text:p>6.6880743714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50882" calcext:value-type="float">
            <text:p>6.850882</text:p>
          </table:table-cell>
          <table:table-cell office:value-type="float" office:value="6.6858561449" calcext:value-type="float">
            <text:p>6.6858561449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59096" calcext:value-type="float">
            <text:p>6.859096</text:p>
          </table:table-cell>
          <table:table-cell office:value-type="float" office:value="6.6834292941" calcext:value-type="float">
            <text:p>6.683429294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65219" calcext:value-type="float">
            <text:p>6.865219</text:p>
          </table:table-cell>
          <table:table-cell office:value-type="float" office:value="6.680807403" calcext:value-type="float">
            <text:p>6.680807403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68849" calcext:value-type="float">
            <text:p>6.868849</text:p>
          </table:table-cell>
          <table:table-cell office:value-type="float" office:value="6.6780132879" calcext:value-type="float">
            <text:p>6.6780132879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69737" calcext:value-type="float">
            <text:p>6.869737</text:p>
          </table:table-cell>
          <table:table-cell office:value-type="float" office:value="6.6750773538" calcext:value-type="float">
            <text:p>6.6750773538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67778" calcext:value-type="float">
            <text:p>6.867778</text:p>
          </table:table-cell>
          <table:table-cell office:value-type="float" office:value="6.6720357969" calcext:value-type="float">
            <text:p>6.6720357969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63007" calcext:value-type="float">
            <text:p>6.863007</text:p>
          </table:table-cell>
          <table:table-cell office:value-type="float" office:value="6.6689287778" calcext:value-type="float">
            <text:p>6.6689287778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55586" calcext:value-type="float">
            <text:p>6.855586</text:p>
          </table:table-cell>
          <table:table-cell office:value-type="float" office:value="6.6657984839" calcext:value-type="float">
            <text:p>6.6657984839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45802" calcext:value-type="float">
            <text:p>6.845802</text:p>
          </table:table-cell>
          <table:table-cell office:value-type="float" office:value="6.6626872131" calcext:value-type="float">
            <text:p>6.662687213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34066" calcext:value-type="float">
            <text:p>6.834066</text:p>
          </table:table-cell>
          <table:table-cell office:value-type="float" office:value="6.6596353" calcext:value-type="float">
            <text:p>6.659635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20915" calcext:value-type="float">
            <text:p>6.820915</text:p>
          </table:table-cell>
          <table:table-cell office:value-type="float" office:value="6.6566788475" calcext:value-type="float">
            <text:p>6.656678847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06995" calcext:value-type="float">
            <text:p>6.806995</text:p>
          </table:table-cell>
          <table:table-cell office:value-type="float" office:value="6.6538471897" calcext:value-type="float">
            <text:p>6.6538471897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9304" calcext:value-type="float">
            <text:p>6.79304</text:p>
          </table:table-cell>
          <table:table-cell office:value-type="float" office:value="6.651160386" calcext:value-type="float">
            <text:p>6.651160386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79824" calcext:value-type="float">
            <text:p>6.779824</text:p>
          </table:table-cell>
          <table:table-cell office:value-type="float" office:value="6.6486268214" calcext:value-type="float">
            <text:p>6.6486268214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68092" calcext:value-type="float">
            <text:p>6.768092</text:p>
          </table:table-cell>
          <table:table-cell office:value-type="float" office:value="6.6462414182" calcext:value-type="float">
            <text:p>6.6462414182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58483" calcext:value-type="float">
            <text:p>6.758483</text:p>
          </table:table-cell>
          <table:table-cell office:value-type="float" office:value="6.6439849259" calcext:value-type="float">
            <text:p>6.6439849259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51444" calcext:value-type="float">
            <text:p>6.751444</text:p>
          </table:table-cell>
          <table:table-cell office:value-type="float" office:value="6.6418245849" calcext:value-type="float">
            <text:p>6.641824584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47154" calcext:value-type="float">
            <text:p>6.747154</text:p>
          </table:table-cell>
          <table:table-cell office:value-type="float" office:value="6.6397165192" calcext:value-type="float">
            <text:p>6.6397165192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45481" calcext:value-type="float">
            <text:p>6.745481</text:p>
          </table:table-cell>
          <table:table-cell office:value-type="float" office:value="6.637609902" calcext:value-type="float">
            <text:p>6.63760990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45969" calcext:value-type="float">
            <text:p>6.745969</text:p>
          </table:table-cell>
          <table:table-cell office:value-type="float" office:value="6.63545248" calcext:value-type="float">
            <text:p>6.63545248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47878" calcext:value-type="float">
            <text:p>6.747878</text:p>
          </table:table-cell>
          <table:table-cell office:value-type="float" office:value="6.6331970408" calcext:value-type="float">
            <text:p>6.6331970408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50265" calcext:value-type="float">
            <text:p>6.750265</text:p>
          </table:table-cell>
          <table:table-cell office:value-type="float" office:value="6.6308078542" calcext:value-type="float">
            <text:p>6.6308078542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52097" calcext:value-type="float">
            <text:p>6.752097</text:p>
          </table:table-cell>
          <table:table-cell office:value-type="float" office:value="6.6282662128" calcext:value-type="float">
            <text:p>6.6282662128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5239" calcext:value-type="float">
            <text:p>6.75239</text:p>
          </table:table-cell>
          <table:table-cell office:value-type="float" office:value="6.6255742391" calcext:value-type="float">
            <text:p>6.6255742391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50343" calcext:value-type="float">
            <text:p>6.750343</text:p>
          </table:table-cell>
          <table:table-cell office:value-type="float" office:value="6.6227561111" calcext:value-type="float">
            <text:p>6.6227561111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45457" calcext:value-type="float">
            <text:p>6.745457</text:p>
          </table:table-cell>
          <table:table-cell office:value-type="float" office:value="6.6198564091" calcext:value-type="float">
            <text:p>6.619856409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37622" calcext:value-type="float">
            <text:p>6.737622</text:p>
          </table:table-cell>
          <table:table-cell office:value-type="float" office:value="6.6169354651" calcext:value-type="float">
            <text:p>6.616935465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2715" calcext:value-type="float">
            <text:p>6.72715</text:p>
          </table:table-cell>
          <table:table-cell office:value-type="float" office:value="6.6140619762" calcext:value-type="float">
            <text:p>6.614061976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14756" calcext:value-type="float">
            <text:p>6.714756</text:p>
          </table:table-cell>
          <table:table-cell office:value-type="float" office:value="6.6113037317" calcext:value-type="float">
            <text:p>6.6113037317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01476" calcext:value-type="float">
            <text:p>6.701476</text:p>
          </table:table-cell>
          <table:table-cell office:value-type="float" office:value="6.608717425" calcext:value-type="float">
            <text:p>6.6087174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88539" calcext:value-type="float">
            <text:p>6.688539</text:p>
          </table:table-cell>
          <table:table-cell office:value-type="float" office:value="6.606339" calcext:value-type="float">
            <text:p>6.606339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77196" calcext:value-type="float">
            <text:p>6.677196</text:p>
          </table:table-cell>
          <table:table-cell office:value-type="float" office:value="6.6041758421" calcext:value-type="float">
            <text:p>6.6041758421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68538" calcext:value-type="float">
            <text:p>6.668538</text:p>
          </table:table-cell>
          <table:table-cell office:value-type="float" office:value="6.6022023243" calcext:value-type="float">
            <text:p>6.602202324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63327" calcext:value-type="float">
            <text:p>6.663327</text:p>
          </table:table-cell>
          <table:table-cell office:value-type="float" office:value="6.6003596667" calcext:value-type="float">
            <text:p>6.6003596667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61866" calcext:value-type="float">
            <text:p>6.661866</text:p>
          </table:table-cell>
          <table:table-cell office:value-type="float" office:value="6.5985606" calcext:value-type="float">
            <text:p>6.5985606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63939" calcext:value-type="float">
            <text:p>6.663939</text:p>
          </table:table-cell>
          <table:table-cell office:value-type="float" office:value="6.5966986765" calcext:value-type="float">
            <text:p>6.596698676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68821" calcext:value-type="float">
            <text:p>6.668821</text:p>
          </table:table-cell>
          <table:table-cell office:value-type="float" office:value="6.5946610909" calcext:value-type="float">
            <text:p>6.5946610909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75369" calcext:value-type="float">
            <text:p>6.675369</text:p>
          </table:table-cell>
          <table:table-cell office:value-type="float" office:value="6.5923435938" calcext:value-type="float">
            <text:p>6.5923435938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82172" calcext:value-type="float">
            <text:p>6.682172</text:p>
          </table:table-cell>
          <table:table-cell office:value-type="float" office:value="6.5896653548" calcext:value-type="float">
            <text:p>6.5896653548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687736" calcext:value-type="float">
            <text:p>6.687736</text:p>
          </table:table-cell>
          <table:table-cell office:value-type="float" office:value="6.5865818" calcext:value-type="float">
            <text:p>6.5865818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690678" calcext:value-type="float">
            <text:p>6.690678</text:p>
          </table:table-cell>
          <table:table-cell office:value-type="float" office:value="6.5830937241" calcext:value-type="float">
            <text:p>6.5830937241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89893" calcext:value-type="float">
            <text:p>6.689893</text:p>
          </table:table-cell>
          <table:table-cell office:value-type="float" office:value="6.5792514286" calcext:value-type="float">
            <text:p>6.5792514286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684691" calcext:value-type="float">
            <text:p>6.684691</text:p>
          </table:table-cell>
          <table:table-cell office:value-type="float" office:value="6.5751535926" calcext:value-type="float">
            <text:p>6.5751535926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674869" calcext:value-type="float">
            <text:p>6.674869</text:p>
          </table:table-cell>
          <table:table-cell office:value-type="float" office:value="6.5709406154" calcext:value-type="float">
            <text:p>6.5709406154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60743" calcext:value-type="float">
            <text:p>6.660743</text:p>
          </table:table-cell>
          <table:table-cell office:value-type="float" office:value="6.56678348" calcext:value-type="float">
            <text:p>6.5667834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43116" calcext:value-type="float">
            <text:p>6.643116</text:p>
          </table:table-cell>
          <table:table-cell office:value-type="float" office:value="6.5628685" calcext:value-type="float">
            <text:p>6.562868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23205" calcext:value-type="float">
            <text:p>6.623205</text:p>
          </table:table-cell>
          <table:table-cell office:value-type="float" office:value="6.5593794783" calcext:value-type="float">
            <text:p>6.5593794783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02534" calcext:value-type="float">
            <text:p>6.602534</text:p>
          </table:table-cell>
          <table:table-cell office:value-type="float" office:value="6.5564783182" calcext:value-type="float">
            <text:p>6.5564783182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582783" calcext:value-type="float">
            <text:p>6.582783</text:p>
          </table:table-cell>
          <table:table-cell office:value-type="float" office:value="6.5542851905" calcext:value-type="float">
            <text:p>6.554285190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565629" calcext:value-type="float">
            <text:p>6.565629</text:p>
          </table:table-cell>
          <table:table-cell office:value-type="float" office:value="6.5528603" calcext:value-type="float">
            <text:p>6.5528603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552564" calcext:value-type="float">
            <text:p>6.552564</text:p>
          </table:table-cell>
          <table:table-cell office:value-type="float" office:value="6.5521882632" calcext:value-type="float">
            <text:p>6.5521882632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544713" calcext:value-type="float">
            <text:p>6.544713</text:p>
          </table:table-cell>
          <table:table-cell office:value-type="float" office:value="6.5521673889" calcext:value-type="float">
            <text:p>6.5521673889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542674" calcext:value-type="float">
            <text:p>6.542674</text:p>
          </table:table-cell>
          <table:table-cell office:value-type="float" office:value="6.5526058824" calcext:value-type="float">
            <text:p>6.5526058824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546408" calcext:value-type="float">
            <text:p>6.546408</text:p>
          </table:table-cell>
          <table:table-cell office:value-type="float" office:value="6.553226625" calcext:value-type="float">
            <text:p>6.553226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555179" calcext:value-type="float">
            <text:p>6.555179</text:p>
          </table:table-cell>
          <table:table-cell office:value-type="float" office:value="6.5536812" calcext:value-type="float">
            <text:p>6.5536812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567602" calcext:value-type="float">
            <text:p>6.567602</text:p>
          </table:table-cell>
          <table:table-cell office:value-type="float" office:value="6.5535742143" calcext:value-type="float">
            <text:p>6.5535742143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581757" calcext:value-type="float">
            <text:p>6.581757</text:p>
          </table:table-cell>
          <table:table-cell office:value-type="float" office:value="6.5524951538" calcext:value-type="float">
            <text:p>6.552495153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595403" calcext:value-type="float">
            <text:p>6.595403</text:p>
          </table:table-cell>
          <table:table-cell office:value-type="float" office:value="6.5500566667" calcext:value-type="float">
            <text:p>6.55005666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06235" calcext:value-type="float">
            <text:p>6.606235</text:p>
          </table:table-cell>
          <table:table-cell office:value-type="float" office:value="6.5459342727" calcext:value-type="float">
            <text:p>6.5459342727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12173" calcext:value-type="float">
            <text:p>6.612173</text:p>
          </table:table-cell>
          <table:table-cell office:value-type="float" office:value="6.5399042" calcext:value-type="float">
            <text:p>6.539904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11633" calcext:value-type="float">
            <text:p>6.611633</text:p>
          </table:table-cell>
          <table:table-cell office:value-type="float" office:value="6.5318743333" calcext:value-type="float">
            <text:p>6.531874333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03736" calcext:value-type="float">
            <text:p>6.603736</text:p>
          </table:table-cell>
          <table:table-cell office:value-type="float" office:value="6.5219045" calcext:value-type="float">
            <text:p>6.521904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88447" calcext:value-type="float">
            <text:p>6.588447</text:p>
          </table:table-cell>
          <table:table-cell office:value-type="float" office:value="6.5102142857" calcext:value-type="float">
            <text:p>6.5102142857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566603" calcext:value-type="float">
            <text:p>6.566603</text:p>
          </table:table-cell>
          <table:table-cell office:value-type="float" office:value="6.4971755" calcext:value-type="float">
            <text:p>6.4971755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539836" calcext:value-type="float">
            <text:p>6.539836</text:p>
          </table:table-cell>
          <table:table-cell office:value-type="float" office:value="6.48329" calcext:value-type="float">
            <text:p>6.48329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510385" calcext:value-type="float">
            <text:p>6.510385</text:p>
          </table:table-cell>
          <table:table-cell office:value-type="float" office:value="6.4691535" calcext:value-type="float">
            <text:p>6.469153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480836" calcext:value-type="float">
            <text:p>6.480836</text:p>
          </table:table-cell>
          <table:table-cell office:value-type="float" office:value="6.4554096667" calcext:value-type="float">
            <text:p>6.455409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4538" calcext:value-type="float">
            <text:p>6.4538</text:p>
          </table:table-cell>
          <table:table-cell office:value-type="float" office:value="6.4426965" calcext:value-type="float">
            <text:p>6.442696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431593" calcext:value-type="float">
            <text:p>6.43159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00/00/00</text:date>, <text:time style:data-style-name="N2" text:time-value="01:36:07.65169790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7T01:42:20.694103534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394" meta:object-count="0"/>
  </office:meta>
</office:document-meta>
</file>